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Arial" style:font-family-asian="Arial" style:font-family-complex="Arial" fo:background-color="transparent" style:use-window-font-color="true"/>
    </style:style>
    <style:style style:name="T2" style:family="text">
      <style:text-properties fo:font-size="11.00pt" fo:font-weight="normal" fo:font-family="Arial" style:font-family-asian="Arial" style:font-family-complex="Arial" fo:background-color="transparent" fo:color="#2196f3"/>
    </style:style>
    <style:style style:name="T3" style:family="text">
      <style:text-properties fo:font-size="11.00pt" fo:font-weight="normal" fo:font-family="Arial" style:font-family-asian="Arial" style:font-family-complex="Arial"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Arial" style:font-family-asian="Arial" style:font-family-complex="Arial" fo:background-color="transparent" style:use-window-font-color="true"/>
    </style:style>
    <style:style style:name="T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5" style:family="text">
      <style:text-properties fo:font-size="11.00pt" fo:font-weight="normal" fo:font-family="Arial" style:font-family-asian="Arial" style:font-family-complex="Arial"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Arial" style:font-family-asian="Arial" style:font-family-complex="Arial" fo:background-color="transparent" style:use-window-font-color="true"/>
    </style:style>
    <style:style style:name="T1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9" style:family="text">
      <style:text-properties fo:font-size="11.00pt" fo:font-weight="normal" fo:font-family="Arial" style:font-family-asian="Arial" style:font-family-complex="Arial"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Arial" style:font-family-asian="Arial" style:font-family-complex="Arial" fo:background-color="transparent" style:use-window-font-color="true"/>
    </style:style>
    <style:style style:name="T2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5" style:family="text">
      <style:text-properties fo:font-size="11.00pt" fo:font-weight="normal" fo:font-family="Arial" style:font-family-asian="Arial" style:font-family-complex="Arial"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Arial" style:font-family-asian="Arial" style:font-family-complex="Arial"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Arial" style:font-family-asian="Arial" style:font-family-complex="Arial"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Arial" style:font-family-asian="Arial" style:font-family-complex="Arial"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Arial" style:font-family-asian="Arial" style:font-family-complex="Arial"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Arial" style:font-family-asian="Arial" style:font-family-complex="Arial"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Arial" style:font-family-asian="Arial" style:font-family-complex="Arial"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Arial" style:font-family-asian="Arial" style:font-family-complex="Arial"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Arial" style:font-family-asian="Arial" style:font-family-complex="Arial"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Arial" style:font-family-asian="Arial" style:font-family-complex="Arial"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Arial" style:font-family-asian="Arial" style:font-family-complex="Arial"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Arial" style:font-family-asian="Arial" style:font-family-complex="Arial"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Arial" style:font-family-asian="Arial" style:font-family-complex="Arial"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Arial" style:font-family-asian="Arial" style:font-family-complex="Arial" fo:background-color="transparent" style:use-window-font-color="true"/>
    </style:style>
    <style:style style:name="T5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3" style:family="text">
      <style:text-properties fo:font-size="11.00pt" fo:font-weight="normal" fo:font-family="Arial" style:font-family-asian="Arial" style:font-family-complex="Arial" fo:background-color="transparent" style:use-window-font-color="true"/>
    </style:style>
    <style:style style:name="T6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65" style:family="text">
      <style:text-properties fo:font-size="11.00pt" fo:font-weight="normal" fo:font-family="Arial" style:font-family-asian="Arial" style:font-family-complex="Arial"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Arial" style:font-family-asian="Arial" style:font-family-complex="Arial"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Arial" style:font-family-asian="Arial" style:font-family-complex="Arial"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Arial" style:font-family-asian="Arial" style:font-family-complex="Arial"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Arial" style:font-family-asian="Arial" style:font-family-complex="Arial"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Arial" style:font-family-asian="Arial" style:font-family-complex="Arial"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Arial" style:font-family-asian="Arial" style:font-family-complex="Arial"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Arial" style:font-family-asian="Arial" style:font-family-complex="Arial"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Arial" style:font-family-asian="Arial" style:font-family-complex="Arial"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Arial" style:font-family-asian="Arial" style:font-family-complex="Arial"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Arial" style:font-family-asian="Arial" style:font-family-complex="Arial"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Arial" style:font-family-asian="Arial" style:font-family-complex="Arial"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Arial" style:font-family-asian="Arial" style:font-family-complex="Arial"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Arial" style:font-family-asian="Arial" style:font-family-complex="Arial"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Arial" style:font-family-asian="Arial" style:font-family-complex="Arial"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Arial" style:font-family-asian="Arial" style:font-family-complex="Arial"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Arial" style:font-family-asian="Arial" style:font-family-complex="Arial"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normal" fo:font-family="Arial" style:font-family-asian="Arial" style:font-family-complex="Arial" fo:background-color="transparent" style:use-window-font-color="true"/>
    </style:style>
    <style:style style:name="T10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1" style:family="text">
      <style:text-properties fo:font-size="11.00pt" fo:font-weight="normal" fo:font-family="Arial" style:font-family-asian="Arial" style:font-family-complex="Arial"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fo:font-family="Arial" style:font-family-asian="Arial" style:font-family-complex="Arial"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fo:font-family="Arial" style:font-family-asian="Arial" style:font-family-complex="Arial"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normal" fo:font-family="Arial" style:font-family-asian="Arial" style:font-family-complex="Arial"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normal" fo:font-family="Arial" style:font-family-asian="Arial" style:font-family-complex="Arial"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Arial" style:font-family-asian="Arial" style:font-family-complex="Arial"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Arial" style:font-family-asian="Arial" style:font-family-complex="Arial"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normal" fo:font-family="Arial" style:font-family-asian="Arial" style:font-family-complex="Arial" fo:background-color="transparent" style:use-window-font-color="true"/>
    </style:style>
    <style:style style:name="T116" style:family="text">
      <style:text-properties fo:font-size="11.00pt" fo:font-weight="normal" fo:font-family="Arial" style:font-family-asian="Arial" style:font-family-complex="Arial" fo:background-color="transparent" fo:color="#f44336"/>
    </style:style>
    <style:style style:name="T117" style:family="text">
      <style:text-properties fo:font-size="11.00pt" fo:font-weight="normal" fo:font-family="Arial" style:font-family-asian="Arial" style:font-family-complex="Arial" fo:background-color="transparent" style:use-window-font-color="true"/>
    </style:style>
    <style:style style:name="T118" style:family="text">
      <style:text-properties fo:font-size="11.00pt" fo:font-weight="normal" fo:font-family="Arial" style:font-family-asian="Arial" style:font-family-complex="Arial" fo:background-color="transparent" fo:color="#f44336"/>
    </style:style>
    <style:style style:name="T119" style:family="text">
      <style:text-properties fo:font-size="11.00pt" fo:font-weight="normal" fo:font-family="Arial" style:font-family-asian="Arial" style:font-family-complex="Arial" fo:background-color="transparent" style:use-window-font-color="true"/>
    </style:style>
    <style:style style:name="T120" style:family="text">
      <style:text-properties fo:font-size="11.00pt" fo:font-weight="normal" fo:font-family="Arial" style:font-family-asian="Arial" style:font-family-complex="Arial" fo:background-color="transparent" fo:color="#f44336"/>
    </style:style>
    <style:style style:name="T121" style:family="text">
      <style:text-properties fo:font-size="11.00pt" fo:font-weight="normal" fo:font-family="Arial" style:font-family-asian="Arial" style:font-family-complex="Arial"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Arial" style:font-family-asian="Arial" style:font-family-complex="Arial"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1.00pt" fo:font-weight="normal" fo:font-family="Arial" style:font-family-asian="Arial" style:font-family-complex="Arial"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normal" fo:font-family="Arial" style:font-family-asian="Arial" style:font-family-complex="Arial"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normal" fo:font-family="Arial" style:font-family-asian="Arial" style:font-family-complex="Arial"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Arial" style:font-family-asian="Arial" style:font-family-complex="Arial"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1.00pt" fo:font-weight="normal" fo:font-family="Arial" style:font-family-asian="Arial" style:font-family-complex="Arial"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normal" fo:font-family="Arial" style:font-family-asian="Arial" style:font-family-complex="Arial"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Arial" style:font-family-asian="Arial" style:font-family-complex="Arial"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1.00pt" fo:font-weight="normal" fo:font-family="Arial" style:font-family-asian="Arial" style:font-family-complex="Arial"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normal" fo:font-family="Arial" style:font-family-asian="Arial" style:font-family-complex="Arial"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normal" fo:font-family="Arial" style:font-family-asian="Arial" style:font-family-complex="Arial"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1.00pt" fo:font-weight="normal" fo:font-family="Arial" style:font-family-asian="Arial" style:font-family-complex="Arial"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1.00pt" fo:font-weight="normal" fo:font-family="Arial" style:font-family-asian="Arial" style:font-family-complex="Arial"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1.00pt" fo:font-weight="normal" fo:font-family="Arial" style:font-family-asian="Arial" style:font-family-complex="Arial"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1.00pt" fo:font-weight="normal" fo:font-family="Arial" style:font-family-asian="Arial" style:font-family-complex="Arial"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normal" fo:font-family="Arial" style:font-family-asian="Arial" style:font-family-complex="Arial"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Arial" style:font-family-asian="Arial" style:font-family-complex="Arial"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1.00pt" fo:font-weight="normal" fo:font-family="Arial" style:font-family-asian="Arial" style:font-family-complex="Arial"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normal" fo:font-family="Arial" style:font-family-asian="Arial" style:font-family-complex="Arial" fo:background-color="transparent" style:use-window-font-color="true"/>
    </style:style>
    <style:style style:name="T16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6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6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6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6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6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6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6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6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69" style:family="text">
      <style:text-properties fo:font-size="11.00pt" fo:font-weight="normal" fo:font-family="Arial" style:font-family-asian="Arial" style:font-family-complex="Arial"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normal" fo:font-family="Arial" style:font-family-asian="Arial" style:font-family-complex="Arial"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normal" fo:font-family="Arial" style:font-family-asian="Arial" style:font-family-complex="Arial"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Arial" style:font-family-asian="Arial" style:font-family-complex="Arial"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normal" fo:font-family="Arial" style:font-family-asian="Arial" style:font-family-complex="Arial"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Arial" style:font-family-asian="Arial" style:font-family-complex="Arial"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normal" fo:font-family="Arial" style:font-family-asian="Arial" style:font-family-complex="Arial"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Arial" style:font-family-asian="Arial" style:font-family-complex="Arial"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1.00pt" fo:font-weight="normal" fo:font-family="Arial" style:font-family-asian="Arial" style:font-family-complex="Arial"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Arial" style:font-family-asian="Arial" style:font-family-complex="Arial"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normal" fo:font-family="Arial" style:font-family-asian="Arial" style:font-family-complex="Arial"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Arial" style:font-family-asian="Arial" style:font-family-complex="Arial"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normal" fo:font-family="Arial" style:font-family-asian="Arial" style:font-family-complex="Arial"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normal" fo:font-family="Arial" style:font-family-asian="Arial" style:font-family-complex="Arial"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Arial" style:font-family-asian="Arial" style:font-family-complex="Arial"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fo:font-family="Arial" style:font-family-asian="Arial" style:font-family-complex="Arial"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Arial" style:font-family-asian="Arial" style:font-family-complex="Arial"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normal" fo:font-family="Arial" style:font-family-asian="Arial" style:font-family-complex="Arial"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Arial" style:font-family-asian="Arial" style:font-family-complex="Arial"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Arial" style:font-family-asian="Arial" style:font-family-complex="Arial"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normal" fo:font-family="Arial" style:font-family-asian="Arial" style:font-family-complex="Arial"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normal" fo:font-family="Arial" style:font-family-asian="Arial" style:font-family-complex="Arial"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1.00pt" fo:font-weight="normal" fo:font-family="Arial" style:font-family-asian="Arial" style:font-family-complex="Arial"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normal" fo:font-family="Arial" style:font-family-asian="Arial" style:font-family-complex="Arial"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normal" fo:font-family="Arial" style:font-family-asian="Arial" style:font-family-complex="Arial"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1.00pt" fo:font-weight="normal" fo:font-family="Arial" style:font-family-asian="Arial" style:font-family-complex="Arial"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normal" fo:font-family="Arial" style:font-family-asian="Arial" style:font-family-complex="Arial"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normal" fo:font-family="Arial" style:font-family-asian="Arial" style:font-family-complex="Arial"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1.00pt" fo:font-weight="normal" fo:font-family="Arial" style:font-family-asian="Arial" style:font-family-complex="Arial"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1.00pt" fo:font-weight="normal" fo:font-family="Arial" style:font-family-asian="Arial" style:font-family-complex="Arial"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normal" fo:font-family="Arial" style:font-family-asian="Arial" style:font-family-complex="Arial"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1.00pt" fo:font-weight="normal" fo:font-family="Arial" style:font-family-asian="Arial" style:font-family-complex="Arial"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1.00pt" fo:font-weight="normal" fo:font-family="Arial" style:font-family-asian="Arial" style:font-family-complex="Arial"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normal" fo:font-family="Arial" style:font-family-asian="Arial" style:font-family-complex="Arial"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normal" fo:font-family="Arial" style:font-family-asian="Arial" style:font-family-complex="Arial"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1.00pt" fo:font-weight="normal" fo:font-family="Arial" style:font-family-asian="Arial" style:font-family-complex="Arial"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1.00pt" fo:font-weight="normal" fo:font-family="Arial" style:font-family-asian="Arial" style:font-family-complex="Arial"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normal" fo:font-family="Arial" style:font-family-asian="Arial" style:font-family-complex="Arial" fo:background-color="transparent" style:use-window-font-color="true"/>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1.00pt" fo:font-weight="normal" fo:font-family="Arial" style:font-family-asian="Arial" style:font-family-complex="Arial"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normal" fo:font-family="Arial" style:font-family-asian="Arial" style:font-family-complex="Arial"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normal" fo:font-family="Arial" style:font-family-asian="Arial" style:font-family-complex="Arial"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1.00pt" fo:font-weight="normal" fo:font-family="Arial" style:font-family-asian="Arial" style:font-family-complex="Arial"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1.00pt" fo:font-weight="normal" fo:font-family="Arial" style:font-family-asian="Arial" style:font-family-complex="Arial"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Arial" style:font-family-asian="Arial" style:font-family-complex="Arial"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normal" fo:font-family="Arial" style:font-family-asian="Arial" style:font-family-complex="Arial"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1.00pt" fo:font-weight="normal" fo:font-family="Arial" style:font-family-asian="Arial" style:font-family-complex="Arial" fo:background-color="transparent" style:use-window-font-color="true"/>
    </style:style>
    <style:style style:name="T26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6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6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6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6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6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6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6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6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6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7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7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7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7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7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7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7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7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7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7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8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8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8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8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8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8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8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8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8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8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9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9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9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9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9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9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9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9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9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9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0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0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0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0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0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0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0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0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0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0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1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1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1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1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14" style:family="text">
      <style:text-properties fo:font-size="11.00pt" fo:font-weight="normal" fo:font-family="Arial" style:font-family-asian="Arial" style:font-family-complex="Arial"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1.00pt" fo:font-weight="normal" fo:font-family="Arial" style:font-family-asian="Arial" style:font-family-complex="Arial" fo:background-color="transparent" style:use-window-font-color="true"/>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normal" fo:font-family="Arial" style:font-family-asian="Arial" style:font-family-complex="Arial" fo:background-color="transparent" style:use-window-font-color="true"/>
    </style:style>
    <style:style style:name="T319" style:family="text">
      <style:text-properties fo:font-size="11.00pt" fo:font-weight="normal" fo:font-family="Calibri" style:font-family-asian="Calibri" style:font-family-complex="Calibri" fo:background-color="transparent" style:use-window-font-color="true"/>
    </style:style>
    <style:style style:name="T320" style:family="text">
      <style:text-properties fo:font-size="11.00pt" fo:font-weight="normal" fo:font-family="Arial" style:font-family-asian="Arial" style:font-family-complex="Arial"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1.00pt" fo:font-weight="normal" fo:font-family="Arial" style:font-family-asian="Arial" style:font-family-complex="Arial" fo:background-color="transparent" style:use-window-font-color="tru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normal" fo:font-family="Arial" style:font-family-asian="Arial" style:font-family-complex="Arial" fo:background-color="transparent" style:use-window-font-color="true"/>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1.00pt" fo:font-weight="normal" fo:font-family="Arial" style:font-family-asian="Arial" style:font-family-complex="Arial" fo:background-color="transparent" style:use-window-font-color="true"/>
    </style:style>
    <style:style style:name="T327" style:family="text">
      <style:text-properties fo:font-size="11.00pt" fo:font-weight="normal" fo:font-family="Calibri" style:font-family-asian="Calibri" style:font-family-complex="Calibri" fo:background-color="transparent" style:use-window-font-color="true"/>
    </style:style>
    <style:style style:name="T328" style:family="text">
      <style:text-properties fo:font-size="11.00pt" fo:font-weight="normal" fo:font-family="Arial" style:font-family-asian="Arial" style:font-family-complex="Arial" fo:background-color="transparent" style:use-window-font-color="true"/>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normal" fo:font-family="Arial" style:font-family-asian="Arial" style:font-family-complex="Arial" fo:background-color="transparent" style:use-window-font-color="true"/>
    </style:style>
    <style:style style:name="T331" style:family="text">
      <style:text-properties fo:font-size="11.00pt" fo:font-weight="normal" fo:font-family="Calibri" style:font-family-asian="Calibri" style:font-family-complex="Calibri" fo:background-color="transparent" style:use-window-font-color="true"/>
    </style:style>
    <style:style style:name="T332" style:family="text">
      <style:text-properties fo:font-size="11.00pt" fo:font-weight="normal" fo:font-family="Arial" style:font-family-asian="Arial" style:font-family-complex="Arial" fo:background-color="transparent" style:use-window-font-color="true"/>
    </style:style>
    <style:style style:name="T333" style:family="text">
      <style:text-properties fo:font-size="11.00pt" fo:font-weight="normal" fo:font-family="Calibri" style:font-family-asian="Calibri" style:font-family-complex="Calibri" fo:background-color="transparent" style:use-window-font-color="true"/>
    </style:style>
    <style:style style:name="T334" style:family="text">
      <style:text-properties fo:font-size="11.00pt" fo:font-weight="normal" fo:font-family="Arial" style:font-family-asian="Arial" style:font-family-complex="Arial" fo:background-color="transparent" style:use-window-font-color="true"/>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11.00pt" fo:font-weight="normal" fo:font-family="Arial" style:font-family-asian="Arial" style:font-family-complex="Arial" fo:background-color="transparent" style:use-window-font-color="true"/>
    </style:style>
    <style:style style:name="T337" style:family="text">
      <style:text-properties fo:font-size="11.00pt" fo:font-weight="normal" fo:font-family="Calibri" style:font-family-asian="Calibri" style:font-family-complex="Calibri" fo:background-color="transparent" style:use-window-font-color="true"/>
    </style:style>
    <style:style style:name="T338" style:family="text">
      <style:text-properties fo:font-size="11.00pt" fo:font-weight="normal" fo:font-family="Arial" style:font-family-asian="Arial" style:font-family-complex="Arial"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1.00pt" fo:font-weight="normal" fo:font-family="Arial" style:font-family-asian="Arial" style:font-family-complex="Arial"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1.00pt" fo:font-weight="normal" fo:font-family="Arial" style:font-family-asian="Arial" style:font-family-complex="Arial" fo:background-color="transparent"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1.00pt" fo:font-weight="normal" fo:font-family="Arial" style:font-family-asian="Arial" style:font-family-complex="Arial" fo:background-color="transparent" style:use-window-font-color="true"/>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normal" fo:font-family="Arial" style:font-family-asian="Arial" style:font-family-complex="Arial" fo:background-color="transparent" style:use-window-font-color="true"/>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1.00pt" fo:font-weight="normal" fo:font-family="Arial" style:font-family-asian="Arial" style:font-family-complex="Arial" fo:background-color="transparent" style:use-window-font-color="true"/>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1.00pt" fo:font-weight="normal" fo:font-family="Arial" style:font-family-asian="Arial" style:font-family-complex="Arial" fo:background-color="transparent" style:use-window-font-color="true"/>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normal" fo:font-family="Arial" style:font-family-asian="Arial" style:font-family-complex="Arial" fo:background-color="transparent" style:use-window-font-color="true"/>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1.00pt" fo:font-weight="normal" fo:font-family="Arial" style:font-family-asian="Arial" style:font-family-complex="Arial" fo:background-color="transparent" style:use-window-font-color="true"/>
    </style:style>
    <style:style style:name="T355" style:family="text">
      <style:text-properties fo:font-size="11.00pt" fo:font-weight="normal" fo:font-family="Arial" style:font-family-asian="Arial" style:font-family-complex="Arial" fo:background-color="transparent" fo:color="#f44336"/>
    </style:style>
    <style:style style:name="T356" style:family="text">
      <style:text-properties fo:font-size="11.00pt" fo:font-weight="normal" fo:font-family="Arial" style:font-family-asian="Arial" style:font-family-complex="Arial" fo:background-color="transparent" style:use-window-font-color="true"/>
    </style:style>
    <style:style style:name="T357" style:family="text">
      <style:text-properties fo:font-size="11.00pt" fo:font-weight="normal" fo:font-family="Arial" style:font-family-asian="Arial" style:font-family-complex="Arial" fo:background-color="transparent" fo:color="#f44336"/>
    </style:style>
    <style:style style:name="T358" style:family="text">
      <style:text-properties fo:font-size="11.00pt" fo:font-weight="normal" fo:font-family="Arial" style:font-family-asian="Arial" style:font-family-complex="Arial"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normal" fo:font-family="Arial" style:font-family-asian="Arial" style:font-family-complex="Arial" fo:background-color="transparent" style:use-window-font-color="true"/>
    </style:style>
    <style:style style:name="T361" style:family="text">
      <style:text-properties fo:font-size="11.00pt" fo:font-weight="normal" fo:font-family="Calibri" style:font-family-asian="Calibri" style:font-family-complex="Calibri" fo:background-color="transparent" style:use-window-font-color="true"/>
    </style:style>
    <style:style style:name="T362" style:family="text">
      <style:text-properties fo:font-size="11.00pt" fo:font-weight="normal" fo:font-family="Arial" style:font-family-asian="Arial" style:font-family-complex="Arial" fo:background-color="transparent" style:use-window-font-color="true"/>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1.00pt" fo:font-weight="normal" fo:font-family="Arial" style:font-family-asian="Arial" style:font-family-complex="Arial"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normal" fo:font-family="Arial" style:font-family-asian="Arial" style:font-family-complex="Arial" fo:background-color="transparent" style:use-window-font-color="true"/>
    </style:style>
    <style:style style:name="T36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68" style:family="text">
      <style:text-properties fo:font-size="11.00pt" fo:font-weight="normal" fo:font-family="Arial" style:font-family-asian="Arial" style:font-family-complex="Arial"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Arial" style:font-family-asian="Arial" style:font-family-complex="Arial"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1.00pt" fo:font-weight="normal" fo:font-family="Arial" style:font-family-asian="Arial" style:font-family-complex="Arial"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Arial" style:font-family-asian="Arial" style:font-family-complex="Arial"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Arial" style:font-family-asian="Arial" style:font-family-complex="Arial" fo:background-color="transparent" style:use-window-font-color="true"/>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1.00pt" fo:font-weight="normal" fo:font-family="Arial" style:font-family-asian="Arial" style:font-family-complex="Arial"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1.00pt" fo:font-weight="normal" fo:font-family="Arial" style:font-family-asian="Arial" style:font-family-complex="Arial" fo:background-color="transparent" style:use-window-font-color="true"/>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1.00pt" fo:font-weight="normal" fo:font-family="Arial" style:font-family-asian="Arial" style:font-family-complex="Arial" fo:background-color="transparent" style:use-window-font-color="true"/>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1.00pt" fo:font-weight="normal" fo:font-family="Arial" style:font-family-asian="Arial" style:font-family-complex="Arial"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1.00pt" fo:font-weight="normal" fo:font-family="Arial" style:font-family-asian="Arial" style:font-family-complex="Arial"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1.00pt" fo:font-weight="normal" fo:font-family="Arial" style:font-family-asian="Arial" style:font-family-complex="Arial" fo:background-color="transparent" style:use-window-font-color="true"/>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1.00pt" fo:font-weight="normal" fo:font-family="Arial" style:font-family-asian="Arial" style:font-family-complex="Arial"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normal" fo:font-family="Arial" style:font-family-asian="Arial" style:font-family-complex="Arial"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fo:font-family="Arial" style:font-family-asian="Arial" style:font-family-complex="Arial" fo:background-color="transparent" style:use-window-font-color="true"/>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11.00pt" fo:font-weight="normal" fo:font-family="Arial" style:font-family-asian="Arial" style:font-family-complex="Arial" fo:background-color="transparent" style:use-window-font-color="true"/>
    </style:style>
    <style:style style:name="T39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98" style:family="text">
      <style:text-properties fo:font-size="11.00pt" fo:font-weight="normal" fo:font-family="Arial" style:font-family-asian="Arial" style:font-family-complex="Arial"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normal" fo:font-family="Arial" style:font-family-asian="Arial" style:font-family-complex="Arial"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normal" fo:font-family="Arial" style:font-family-asian="Arial" style:font-family-complex="Arial"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normal" fo:font-family="Arial" style:font-family-asian="Arial" style:font-family-complex="Arial"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1.00pt" fo:font-weight="normal" fo:font-family="Arial" style:font-family-asian="Arial" style:font-family-complex="Arial" fo:background-color="transparent" style:use-window-font-color="true"/>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1.00pt" fo:font-weight="normal" fo:font-family="Arial" style:font-family-asian="Arial" style:font-family-complex="Arial" fo:background-color="transparent" style:use-window-font-color="true"/>
    </style:style>
    <style:style style:name="T409" style:family="text">
      <style:text-properties fo:font-size="11.00pt" fo:font-weight="normal" fo:font-family="Calibri" style:font-family-asian="Calibri" style:font-family-complex="Calibri" fo:background-color="transparent" style:use-window-font-color="true"/>
    </style:style>
    <style:style style:name="T410" style:family="text">
      <style:text-properties fo:font-size="11.00pt" fo:font-weight="normal" fo:font-family="Arial" style:font-family-asian="Arial" style:font-family-complex="Arial" fo:background-color="transparent" style:use-window-font-color="true"/>
    </style:style>
    <style:style style:name="T411" style:family="text">
      <style:text-properties fo:font-size="11.00pt" fo:font-weight="normal" fo:font-family="Calibri" style:font-family-asian="Calibri" style:font-family-complex="Calibri" fo:background-color="transparent" style:use-window-font-color="true"/>
    </style:style>
    <style:style style:name="T412" style:family="text">
      <style:text-properties fo:font-size="11.00pt" fo:font-weight="normal" fo:font-family="Arial" style:font-family-asian="Arial" style:font-family-complex="Arial" fo:background-color="transparent" style:use-window-font-color="true"/>
    </style:style>
    <style:style style:name="T413" style:family="text">
      <style:text-properties fo:font-size="11.00pt" fo:font-weight="normal" fo:font-family="Calibri" style:font-family-asian="Calibri" style:font-family-complex="Calibri" fo:background-color="transparent" style:use-window-font-color="true"/>
    </style:style>
    <style:style style:name="T414" style:family="text">
      <style:text-properties fo:font-size="11.00pt" fo:font-weight="normal" fo:font-family="Arial" style:font-family-asian="Arial" style:font-family-complex="Arial"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normal" fo:font-family="Arial" style:font-family-asian="Arial" style:font-family-complex="Arial" fo:background-color="transparent" style:use-window-font-color="true"/>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1.00pt" fo:font-weight="normal" fo:font-family="Arial" style:font-family-asian="Arial" style:font-family-complex="Arial" fo:background-color="transparent" style:use-window-font-color="true"/>
    </style:style>
    <style:style style:name="T419" style:family="text">
      <style:text-properties fo:font-size="11.00pt" fo:font-weight="normal" fo:font-family="Calibri" style:font-family-asian="Calibri" style:font-family-complex="Calibri" fo:background-color="transparent" style:use-window-font-color="true"/>
    </style:style>
    <style:style style:name="T420" style:family="text">
      <style:text-properties fo:font-size="11.00pt" fo:font-weight="normal" fo:font-family="Arial" style:font-family-asian="Arial" style:font-family-complex="Arial" fo:background-color="transparent" style:use-window-font-color="true"/>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11.00pt" fo:font-weight="normal" fo:font-family="Arial" style:font-family-asian="Arial" style:font-family-complex="Arial" fo:background-color="transparent"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1.00pt" fo:font-weight="normal" fo:font-family="Arial" style:font-family-asian="Arial" style:font-family-complex="Arial" fo:background-color="transparent" style:use-window-font-color="true"/>
    </style:style>
    <style:style style:name="T425" style:family="text">
      <style:text-properties fo:font-size="11.00pt" fo:font-weight="normal" fo:font-family="Calibri" style:font-family-asian="Calibri" style:font-family-complex="Calibri" fo:background-color="transparent" style:use-window-font-color="true"/>
    </style:style>
    <style:style style:name="T426" style:family="text">
      <style:text-properties fo:font-size="11.00pt" fo:font-weight="normal" fo:font-family="Arial" style:font-family-asian="Arial" style:font-family-complex="Arial"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1.00pt" fo:font-weight="normal" fo:font-family="Arial" style:font-family-asian="Arial" style:font-family-complex="Arial" fo:background-color="transparent" style:use-window-font-color="true"/>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1.00pt" fo:font-weight="normal" fo:font-family="Arial" style:font-family-asian="Arial" style:font-family-complex="Arial" fo:background-color="transparent" style:use-window-font-color="true"/>
    </style:style>
    <style:style style:name="T431" style:family="text">
      <style:text-properties fo:font-size="11.00pt" fo:font-weight="normal" fo:font-family="Calibri" style:font-family-asian="Calibri" style:font-family-complex="Calibri" fo:background-color="transparent" style:use-window-font-color="true"/>
    </style:style>
    <style:style style:name="T432" style:family="text">
      <style:text-properties fo:font-size="11.00pt" fo:font-weight="normal" fo:font-family="Arial" style:font-family-asian="Arial" style:font-family-complex="Arial" fo:background-color="transparent" style:use-window-font-color="true"/>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1.00pt" fo:font-weight="normal" fo:font-family="Arial" style:font-family-asian="Arial" style:font-family-complex="Arial" fo:background-color="transparent" style:use-window-font-color="tru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1.00pt" fo:font-weight="normal" fo:font-family="Arial" style:font-family-asian="Arial" style:font-family-complex="Arial" fo:background-color="transparent" style:use-window-font-color="true"/>
    </style:style>
    <style:style style:name="T43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38" style:family="text">
      <style:text-properties fo:font-size="11.00pt" fo:font-weight="normal" fo:font-family="Arial" style:font-family-asian="Arial" style:font-family-complex="Arial" fo:background-color="transparent" style:use-window-font-color="true"/>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1.00pt" fo:font-weight="normal" fo:font-family="Arial" style:font-family-asian="Arial" style:font-family-complex="Arial" fo:background-color="transparent" style:use-window-font-color="true"/>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1.00pt" fo:font-weight="normal" fo:font-family="Arial" style:font-family-asian="Arial" style:font-family-complex="Arial" fo:background-color="transparent" style:use-window-font-color="true"/>
    </style:style>
    <style:style style:name="T44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4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44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44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44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44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44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45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45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452" style:family="text">
      <style:text-properties fo:font-size="11.00pt" fo:font-weight="normal" fo:font-family="Arial" style:font-family-asian="Arial" style:font-family-complex="Arial" fo:background-color="transparent" style:use-window-font-color="true"/>
    </style:style>
    <style:style style:name="T453" style:family="text">
      <style:text-properties fo:font-size="11.00pt" fo:font-weight="normal" fo:font-family="Calibri" style:font-family-asian="Calibri" style:font-family-complex="Calibri" fo:background-color="transparent" style:use-window-font-color="true"/>
    </style:style>
    <style:style style:name="T454" style:family="text">
      <style:text-properties fo:font-size="11.00pt" fo:font-weight="normal" fo:font-family="Arial" style:font-family-asian="Arial" style:font-family-complex="Arial" fo:background-color="transparent" style:use-window-font-color="true"/>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11.00pt" fo:font-weight="normal" fo:font-family="Arial" style:font-family-asian="Arial" style:font-family-complex="Arial"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1.00pt" fo:font-weight="normal" fo:font-family="Arial" style:font-family-asian="Arial" style:font-family-complex="Arial" fo:background-color="transparent" style:use-window-font-color="true"/>
    </style:style>
    <style:style style:name="T45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60" style:family="text">
      <style:text-properties fo:font-size="11.00pt" fo:font-weight="normal" fo:font-family="Arial" style:font-family-asian="Arial" style:font-family-complex="Arial" fo:background-color="transparent" style:use-window-font-color="true"/>
    </style:style>
    <style:style style:name="T461" style:family="text">
      <style:text-properties fo:font-size="11.00pt" fo:font-weight="normal" fo:font-family="Calibri" style:font-family-asian="Calibri" style:font-family-complex="Calibri" fo:background-color="transparent" style:use-window-font-color="true"/>
    </style:style>
    <style:style style:name="T462" style:family="text">
      <style:text-properties fo:font-size="11.00pt" fo:font-weight="normal" fo:font-family="Arial" style:font-family-asian="Arial" style:font-family-complex="Arial" fo:background-color="transparent" style:use-window-font-color="true"/>
    </style:style>
    <style:style style:name="T463" style:family="text">
      <style:text-properties fo:font-size="11.00pt" fo:font-weight="normal" fo:font-family="Calibri" style:font-family-asian="Calibri" style:font-family-complex="Calibri" fo:background-color="transparent" style:use-window-font-color="true"/>
    </style:style>
    <style:style style:name="T464" style:family="text">
      <style:text-properties fo:font-size="11.00pt" fo:font-weight="normal" fo:font-family="Arial" style:font-family-asian="Arial" style:font-family-complex="Arial" fo:background-color="transparent" style:use-window-font-color="true"/>
    </style:style>
    <style:style style:name="T46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6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46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46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46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47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47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47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47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474" style:family="text">
      <style:text-properties fo:font-size="11.00pt" fo:font-weight="normal" fo:font-family="Arial" style:font-family-asian="Arial" style:font-family-complex="Arial" fo:background-color="transparent" style:use-window-font-color="true"/>
    </style:style>
    <style:style style:name="T475" style:family="text">
      <style:text-properties fo:font-size="11.00pt" fo:font-weight="normal" fo:font-family="Calibri" style:font-family-asian="Calibri" style:font-family-complex="Calibri" fo:background-color="transparent" style:use-window-font-color="true"/>
    </style:style>
    <style:style style:name="T476" style:family="text">
      <style:text-properties fo:font-size="11.00pt" fo:font-weight="normal" fo:font-family="Arial" style:font-family-asian="Arial" style:font-family-complex="Arial" fo:background-color="transparent" style:use-window-font-color="true"/>
    </style:style>
    <style:style style:name="T477" style:family="text">
      <style:text-properties fo:font-size="11.00pt" fo:font-weight="normal" fo:font-family="Calibri" style:font-family-asian="Calibri" style:font-family-complex="Calibri" fo:background-color="transparent" style:use-window-font-color="true"/>
    </style:style>
    <style:style style:name="T478" style:family="text">
      <style:text-properties fo:font-size="11.00pt" fo:font-weight="normal" fo:font-family="Arial" style:font-family-asian="Arial" style:font-family-complex="Arial" fo:background-color="transparent" style:use-window-font-color="true"/>
    </style:style>
    <style:style style:name="T479" style:family="text">
      <style:text-properties fo:font-size="11.00pt" fo:font-weight="normal" fo:font-family="Calibri" style:font-family-asian="Calibri" style:font-family-complex="Calibri" fo:background-color="transparent" style:use-window-font-color="true"/>
    </style:style>
    <style:style style:name="T480" style:family="text">
      <style:text-properties fo:font-size="11.00pt" fo:font-weight="normal" fo:font-family="Arial" style:font-family-asian="Arial" style:font-family-complex="Arial" fo:background-color="transparent" style:use-window-font-color="true"/>
    </style:style>
    <style:style style:name="T481" style:family="text">
      <style:text-properties fo:font-size="11.00pt" fo:font-weight="normal" fo:font-family="Arial" style:font-family-asian="Arial" style:font-family-complex="Arial" fo:background-color="transparent" fo:color="#4caf50"/>
    </style:style>
    <style:style style:name="T482" style:family="text">
      <style:text-properties fo:font-size="11.00pt" fo:font-weight="normal" fo:font-family="Arial" style:font-family-asian="Arial" style:font-family-complex="Arial" fo:background-color="transparent" style:use-window-font-color="true"/>
    </style:style>
    <style:style style:name="T483" style:family="text">
      <style:text-properties fo:font-size="11.00pt" fo:font-weight="normal" fo:font-family="Arial" style:font-family-asian="Arial" style:font-family-complex="Arial" fo:background-color="transparent" fo:color="#4caf50"/>
    </style:style>
    <style:style style:name="T484" style:family="text">
      <style:text-properties fo:font-size="11.00pt" fo:font-weight="normal" fo:font-family="Arial" style:font-family-asian="Arial" style:font-family-complex="Arial" fo:background-color="transparent" style:use-window-font-color="true"/>
    </style:style>
    <style:style style:name="T485" style:family="text">
      <style:text-properties fo:font-size="11.00pt" fo:font-weight="normal" fo:font-family="Arial" style:font-family-asian="Arial" style:font-family-complex="Arial" fo:background-color="transparent" fo:color="#4caf50"/>
    </style:style>
    <style:style style:name="T486" style:family="text">
      <style:text-properties fo:font-size="11.00pt" fo:font-weight="normal" fo:font-family="Arial" style:font-family-asian="Arial" style:font-family-complex="Arial" fo:background-color="transparent" style:use-window-font-color="true"/>
    </style:style>
    <style:style style:name="T487" style:family="text">
      <style:text-properties fo:font-size="11.00pt" fo:font-weight="normal" fo:font-family="Arial" style:font-family-asian="Arial" style:font-family-complex="Arial" fo:background-color="transparent" fo:color="#4caf50"/>
    </style:style>
    <style:style style:name="T488" style:family="text">
      <style:text-properties fo:font-size="11.00pt" fo:font-weight="normal" fo:font-family="Arial" style:font-family-asian="Arial" style:font-family-complex="Arial" fo:background-color="transparent" style:use-window-font-color="true"/>
    </style:style>
    <style:style style:name="T489" style:family="text">
      <style:text-properties fo:font-size="11.00pt" fo:font-weight="normal" fo:font-family="Arial" style:font-family-asian="Arial" style:font-family-complex="Arial" fo:background-color="transparent" fo:color="#ffc107"/>
    </style:style>
    <style:style style:name="T490" style:family="text">
      <style:text-properties fo:font-size="11.00pt" fo:font-weight="normal" fo:font-family="Arial" style:font-family-asian="Arial" style:font-family-complex="Arial" fo:background-color="transparent" style:use-window-font-color="true"/>
    </style:style>
    <style:style style:name="T491" style:family="text">
      <style:text-properties fo:font-size="11.00pt" fo:font-weight="normal" fo:font-family="Calibri" style:font-family-asian="Calibri" style:font-family-complex="Calibri" fo:background-color="transparent" style:use-window-font-color="true"/>
    </style:style>
    <style:style style:name="T492" style:family="text">
      <style:text-properties fo:font-size="11.00pt" fo:font-weight="normal" fo:font-family="Arial" style:font-family-asian="Arial" style:font-family-complex="Arial" fo:background-color="transparent" style:use-window-font-color="true"/>
    </style:style>
    <style:style style:name="T493" style:family="text">
      <style:text-properties fo:font-size="11.00pt" fo:font-weight="normal" fo:font-family="Calibri" style:font-family-asian="Calibri" style:font-family-complex="Calibri" fo:background-color="transparent" style:use-window-font-color="true"/>
    </style:style>
    <style:style style:name="T494" style:family="text">
      <style:text-properties fo:font-size="11.00pt" fo:font-weight="normal" fo:font-family="Arial" style:font-family-asian="Arial" style:font-family-complex="Arial" fo:background-color="transparent" style:use-window-font-color="true"/>
    </style:style>
    <style:style style:name="T49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9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97" style:family="text">
      <style:text-properties fo:font-size="11.00pt" fo:font-weight="normal" fo:font-family="Arial" style:font-family-asian="Arial" style:font-family-complex="Arial" fo:background-color="transparent" style:use-window-font-color="true"/>
    </style:style>
    <style:style style:name="T498" style:family="text">
      <style:text-properties fo:font-size="11.00pt" fo:font-weight="normal" fo:font-family="Calibri" style:font-family-asian="Calibri" style:font-family-complex="Calibri" fo:background-color="transparent" style:use-window-font-color="true"/>
    </style:style>
    <style:style style:name="T499" style:family="text">
      <style:text-properties fo:font-size="11.00pt" fo:font-weight="normal" fo:font-family="Arial" style:font-family-asian="Arial" style:font-family-complex="Arial" fo:background-color="transparent" style:use-window-font-color="true"/>
    </style:style>
    <style:style style:name="T500" style:family="text">
      <style:text-properties fo:font-size="11.00pt" fo:font-weight="normal" fo:font-family="Calibri" style:font-family-asian="Calibri" style:font-family-complex="Calibri" fo:background-color="transparent" style:use-window-font-color="true"/>
    </style:style>
    <style:style style:name="T501" style:family="text">
      <style:text-properties fo:font-size="11.00pt" fo:font-weight="normal" fo:font-family="Arial" style:font-family-asian="Arial" style:font-family-complex="Arial" fo:background-color="transparent" style:use-window-font-color="true"/>
    </style:style>
    <style:style style:name="T502" style:family="text">
      <style:text-properties fo:font-size="11.00pt" fo:font-weight="normal" fo:font-family="Calibri" style:font-family-asian="Calibri" style:font-family-complex="Calibri" fo:background-color="transparent" style:use-window-font-color="true"/>
    </style:style>
    <style:style style:name="T503" style:family="text">
      <style:text-properties fo:font-size="11.00pt" fo:font-weight="normal" fo:font-family="Arial" style:font-family-asian="Arial" style:font-family-complex="Arial" fo:background-color="transparent" style:use-window-font-color="true"/>
    </style:style>
    <style:style style:name="T50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0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06" style:family="text">
      <style:text-properties fo:font-size="11.00pt" fo:font-weight="normal" fo:font-family="Arial" style:font-family-asian="Arial" style:font-family-complex="Arial" fo:background-color="transparent" style:use-window-font-color="true"/>
    </style:style>
    <style:style style:name="T507" style:family="text">
      <style:text-properties fo:font-size="11.00pt" fo:font-weight="normal" fo:font-family="Calibri" style:font-family-asian="Calibri" style:font-family-complex="Calibri" fo:background-color="transparent" style:use-window-font-color="true"/>
    </style:style>
    <style:style style:name="T508" style:family="text">
      <style:text-properties fo:font-size="11.00pt" fo:font-weight="normal" fo:font-family="Arial" style:font-family-asian="Arial" style:font-family-complex="Arial" fo:background-color="transparent" style:use-window-font-color="true"/>
    </style:style>
    <style:style style:name="T509" style:family="text">
      <style:text-properties fo:font-size="11.00pt" fo:font-weight="normal" fo:font-family="Calibri" style:font-family-asian="Calibri" style:font-family-complex="Calibri" fo:background-color="transparent" style:use-window-font-color="true"/>
    </style:style>
    <style:style style:name="T510" style:family="text">
      <style:text-properties fo:font-size="11.00pt" fo:font-weight="normal" fo:font-family="Arial" style:font-family-asian="Arial" style:font-family-complex="Arial" fo:background-color="transparent" style:use-window-font-color="true"/>
    </style:style>
    <style:style style:name="T511" style:family="text">
      <style:text-properties fo:font-size="11.00pt" fo:font-weight="normal" fo:font-family="Calibri" style:font-family-asian="Calibri" style:font-family-complex="Calibri" fo:background-color="transparent" style:use-window-font-color="true"/>
    </style:style>
    <style:style style:name="T512" style:family="text">
      <style:text-properties fo:font-size="11.00pt" fo:font-weight="normal" fo:font-family="Arial" style:font-family-asian="Arial" style:font-family-complex="Arial" fo:background-color="transparent" style:use-window-font-color="true"/>
    </style:style>
    <style:style style:name="T513" style:family="text">
      <style:text-properties fo:font-size="11.00pt" fo:font-weight="normal" fo:font-family="Calibri" style:font-family-asian="Calibri" style:font-family-complex="Calibri" fo:background-color="transparent" style:use-window-font-color="true"/>
    </style:style>
    <style:style style:name="T514" style:family="text">
      <style:text-properties fo:font-size="11.00pt" fo:font-weight="normal" fo:font-family="Arial" style:font-family-asian="Arial" style:font-family-complex="Arial" fo:background-color="transparent" style:use-window-font-color="true"/>
    </style:style>
    <style:style style:name="T51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1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17" style:family="text">
      <style:text-properties fo:font-size="11.00pt" fo:font-weight="normal" fo:font-family="Arial" style:font-family-asian="Arial" style:font-family-complex="Arial" fo:background-color="transparent" style:use-window-font-color="true"/>
    </style:style>
    <style:style style:name="T518" style:family="text">
      <style:text-properties fo:font-size="11.00pt" fo:font-weight="normal" fo:font-family="Calibri" style:font-family-asian="Calibri" style:font-family-complex="Calibri" fo:background-color="transparent" style:use-window-font-color="true"/>
    </style:style>
    <style:style style:name="T519" style:family="text">
      <style:text-properties fo:font-size="11.00pt" fo:font-weight="normal" fo:font-family="Arial" style:font-family-asian="Arial" style:font-family-complex="Arial" fo:background-color="transparent" style:use-window-font-color="true"/>
    </style:style>
    <style:style style:name="T520" style:family="text">
      <style:text-properties fo:font-size="11.00pt" fo:font-weight="normal" fo:font-family="Calibri" style:font-family-asian="Calibri" style:font-family-complex="Calibri" fo:background-color="transparent" style:use-window-font-color="true"/>
    </style:style>
    <style:style style:name="T521" style:family="text">
      <style:text-properties fo:font-size="11.00pt" fo:font-weight="normal" fo:font-family="Arial" style:font-family-asian="Arial" style:font-family-complex="Arial" fo:background-color="transparent" style:use-window-font-color="true"/>
    </style:style>
    <style:style style:name="T522" style:family="text">
      <style:text-properties fo:font-size="11.00pt" fo:font-weight="normal" fo:font-family="Calibri" style:font-family-asian="Calibri" style:font-family-complex="Calibri" fo:background-color="transparent" style:use-window-font-color="true"/>
    </style:style>
    <style:style style:name="T523" style:family="text">
      <style:text-properties fo:font-size="11.00pt" fo:font-weight="normal" fo:font-family="Arial" style:font-family-asian="Arial" style:font-family-complex="Arial" fo:background-color="transparent" style:use-window-font-color="true"/>
    </style:style>
    <style:style style:name="T52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2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2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2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2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2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3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3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3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33" style:family="text">
      <style:text-properties fo:font-size="11.00pt" fo:font-weight="normal" fo:font-family="Arial" style:font-family-asian="Arial" style:font-family-complex="Arial" fo:background-color="transparent" style:use-window-font-color="true"/>
    </style:style>
    <style:style style:name="T534" style:family="text">
      <style:text-properties fo:font-size="11.00pt" fo:font-weight="normal" fo:font-family="Calibri" style:font-family-asian="Calibri" style:font-family-complex="Calibri" fo:background-color="transparent" style:use-window-font-color="true"/>
    </style:style>
    <style:style style:name="T535" style:family="text">
      <style:text-properties fo:font-size="11.00pt" fo:font-weight="normal" fo:font-family="Arial" style:font-family-asian="Arial" style:font-family-complex="Arial" fo:background-color="transparent" style:use-window-font-color="true"/>
    </style:style>
    <style:style style:name="T53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37" style:family="text">
      <style:text-properties fo:font-size="11.00pt" fo:font-weight="normal" fo:font-family="Arial" style:font-family-asian="Arial" style:font-family-complex="Arial" fo:background-color="transparent" style:use-window-font-color="true"/>
    </style:style>
    <style:style style:name="T538" style:family="text">
      <style:text-properties fo:font-size="11.00pt" fo:font-weight="normal" fo:font-family="Calibri" style:font-family-asian="Calibri" style:font-family-complex="Calibri" fo:background-color="transparent" style:use-window-font-color="true"/>
    </style:style>
    <style:style style:name="T539" style:family="text">
      <style:text-properties fo:font-size="11.00pt" fo:font-weight="normal" fo:font-family="Arial" style:font-family-asian="Arial" style:font-family-complex="Arial" fo:background-color="transparent" style:use-window-font-color="true"/>
    </style:style>
    <style:style style:name="T54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41" style:family="text">
      <style:text-properties fo:font-size="11.00pt" fo:font-weight="normal" fo:font-family="Arial" style:font-family-asian="Arial" style:font-family-complex="Arial" fo:background-color="transparent" style:use-window-font-color="true"/>
    </style:style>
    <style:style style:name="T542" style:family="text">
      <style:text-properties fo:font-size="11.00pt" fo:font-weight="normal" fo:font-family="Calibri" style:font-family-asian="Calibri" style:font-family-complex="Calibri" fo:background-color="transparent" style:use-window-font-color="true"/>
    </style:style>
    <style:style style:name="T543" style:family="text">
      <style:text-properties fo:font-size="11.00pt" fo:font-weight="normal" fo:font-family="Arial" style:font-family-asian="Arial" style:font-family-complex="Arial" fo:background-color="transparent" style:use-window-font-color="true"/>
    </style:style>
    <style:style style:name="T54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45" style:family="text">
      <style:text-properties fo:font-size="11.00pt" fo:font-weight="normal" fo:font-family="Arial" style:font-family-asian="Arial" style:font-family-complex="Arial" fo:background-color="transparent" style:use-window-font-color="true"/>
    </style:style>
    <style:style style:name="T546" style:family="text">
      <style:text-properties fo:font-size="11.00pt" fo:font-weight="normal" fo:font-family="Calibri" style:font-family-asian="Calibri" style:font-family-complex="Calibri" fo:background-color="transparent" style:use-window-font-color="true"/>
    </style:style>
    <style:style style:name="T54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4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4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50" style:family="text">
      <style:text-properties fo:font-size="11.00pt" fo:font-weight="normal" fo:font-family="Calibri" style:font-family-asian="Calibri" style:font-family-complex="Calibri" fo:background-color="transparent" style:use-window-font-color="true"/>
    </style:style>
    <style:style style:name="T551" style:family="text">
      <style:text-properties fo:font-size="11.00pt" fo:font-weight="normal" fo:font-family="Arial" style:font-family-asian="Arial" style:font-family-complex="Arial" fo:background-color="transparent" style:use-window-font-color="true"/>
    </style:style>
    <style:style style:name="T55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53" style:family="text">
      <style:text-properties fo:font-size="11.00pt" fo:font-weight="normal" fo:font-family="Arial" style:font-family-asian="Arial" style:font-family-complex="Arial" fo:background-color="transparent" style:use-window-font-color="true"/>
    </style:style>
    <style:style style:name="T55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55" style:family="text">
      <style:text-properties fo:font-size="11.00pt" fo:font-weight="normal" fo:font-family="Arial" style:font-family-asian="Arial" style:font-family-complex="Arial" fo:background-color="transparent" style:use-window-font-color="true"/>
    </style:style>
    <style:style style:name="T556" style:family="text">
      <style:text-properties fo:font-size="11.00pt" fo:font-weight="normal" fo:font-family="Calibri" style:font-family-asian="Calibri" style:font-family-complex="Calibri" fo:background-color="transparent" style:use-window-font-color="true"/>
    </style:style>
    <style:style style:name="T557" style:family="text">
      <style:text-properties fo:font-size="11.00pt" fo:font-weight="normal" fo:font-family="Arial" style:font-family-asian="Arial" style:font-family-complex="Arial" fo:background-color="transparent" style:use-window-font-color="true"/>
    </style:style>
    <style:style style:name="T55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5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60" style:family="text">
      <style:text-properties fo:font-size="11.00pt" fo:font-weight="normal" fo:font-family="Calibri" style:font-family-asian="Calibri" style:font-family-complex="Calibri" fo:background-color="transparent" style:use-window-font-color="true"/>
    </style:style>
    <style:style style:name="T561" style:family="text">
      <style:text-properties fo:font-size="11.00pt" fo:font-weight="normal" fo:font-family="Arial" style:font-family-asian="Arial" style:font-family-complex="Arial" fo:background-color="transparent" style:use-window-font-color="true"/>
    </style:style>
    <style:style style:name="T56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63" style:family="text">
      <style:text-properties fo:font-size="11.00pt" fo:font-weight="normal" fo:font-family="Arial" style:font-family-asian="Arial" style:font-family-complex="Arial" fo:background-color="transparent" style:use-window-font-color="true"/>
    </style:style>
    <style:style style:name="T564" style:family="text">
      <style:text-properties fo:font-size="11.00pt" fo:font-weight="normal" fo:font-family="Calibri" style:font-family-asian="Calibri" style:font-family-complex="Calibri" fo:background-color="transparent" style:use-window-font-color="true"/>
    </style:style>
    <style:style style:name="T565" style:family="text">
      <style:text-properties fo:font-size="11.00pt" fo:font-weight="normal" fo:font-family="Arial" style:font-family-asian="Arial" style:font-family-complex="Arial" fo:background-color="transparent" style:use-window-font-color="true"/>
    </style:style>
    <style:style style:name="T56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6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68" style:family="text">
      <style:text-properties fo:font-size="11.00pt" fo:font-weight="normal" fo:font-family="Calibri" style:font-family-asian="Calibri" style:font-family-complex="Calibri" fo:background-color="transparent" style:use-window-font-color="true"/>
    </style:style>
    <style:style style:name="T569" style:family="text">
      <style:text-properties fo:font-size="11.00pt" fo:font-weight="normal" fo:font-family="Arial" style:font-family-asian="Arial" style:font-family-complex="Arial" fo:background-color="transparent" style:use-window-font-color="true"/>
    </style:style>
    <style:style style:name="T57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71" style:family="text">
      <style:text-properties fo:font-size="11.00pt" fo:font-weight="normal" fo:font-family="Arial" style:font-family-asian="Arial" style:font-family-complex="Arial" fo:background-color="transparent" style:use-window-font-color="true"/>
    </style:style>
    <style:style style:name="T572" style:family="text">
      <style:text-properties fo:font-size="11.00pt" fo:font-weight="normal" fo:font-family="Calibri" style:font-family-asian="Calibri" style:font-family-complex="Calibri" fo:background-color="transparent" style:use-window-font-color="true"/>
    </style:style>
    <style:style style:name="T573" style:family="text">
      <style:text-properties fo:font-size="11.00pt" fo:font-weight="normal" fo:font-family="Arial" style:font-family-asian="Arial" style:font-family-complex="Arial" fo:background-color="transparent" style:use-window-font-color="true"/>
    </style:style>
    <style:style style:name="T57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75" style:family="text">
      <style:text-properties fo:font-size="11.00pt" fo:font-weight="normal" fo:font-family="Arial" style:font-family-asian="Arial" style:font-family-complex="Arial" fo:background-color="transparent" style:use-window-font-color="true"/>
    </style:style>
    <style:style style:name="T576" style:family="text">
      <style:text-properties fo:font-size="11.00pt" fo:font-weight="normal" fo:font-family="Calibri" style:font-family-asian="Calibri" style:font-family-complex="Calibri" fo:background-color="transparent" style:use-window-font-color="true"/>
    </style:style>
    <style:style style:name="T57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78" style:family="text">
      <style:text-properties fo:font-size="11.00pt" fo:font-weight="normal" fo:font-family="Calibri" style:font-family-asian="Calibri" style:font-family-complex="Calibri" fo:background-color="transparent" style:use-window-font-color="true"/>
    </style:style>
    <style:style style:name="T579" style:family="text">
      <style:text-properties fo:font-size="11.00pt" fo:font-weight="normal" fo:font-family="Arial" style:font-family-asian="Arial" style:font-family-complex="Arial" fo:background-color="transparent" style:use-window-font-color="true"/>
    </style:style>
    <style:style style:name="T580" style:family="text">
      <style:text-properties fo:font-size="11.00pt" fo:font-weight="normal" fo:font-family="Calibri" style:font-family-asian="Calibri" style:font-family-complex="Calibri" fo:background-color="transparent" style:use-window-font-color="true"/>
    </style:style>
    <style:style style:name="T581" style:family="text">
      <style:text-properties fo:font-size="11.00pt" fo:font-weight="normal" fo:font-family="Arial" style:font-family-asian="Arial" style:font-family-complex="Arial" fo:background-color="transparent" style:use-window-font-color="true"/>
    </style:style>
    <style:style style:name="T58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8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84" style:family="text">
      <style:text-properties fo:font-size="11.00pt" fo:font-weight="normal" fo:font-family="Arial" style:font-family-asian="Arial" style:font-family-complex="Arial" fo:background-color="transparent" style:use-window-font-color="true"/>
    </style:style>
    <style:style style:name="T585" style:family="text">
      <style:text-properties fo:font-size="11.00pt" fo:font-weight="normal" fo:font-family="Calibri" style:font-family-asian="Calibri" style:font-family-complex="Calibri" fo:background-color="transparent" style:use-window-font-color="true"/>
    </style:style>
    <style:style style:name="T586" style:family="text">
      <style:text-properties fo:font-size="11.00pt" fo:font-weight="normal" fo:font-family="Arial" style:font-family-asian="Arial" style:font-family-complex="Arial" fo:background-color="transparent" style:use-window-font-color="true"/>
    </style:style>
    <style:style style:name="T58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8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89" style:family="text">
      <style:text-properties fo:font-size="11.00pt" fo:font-weight="normal" fo:font-family="Arial" style:font-family-asian="Arial" style:font-family-complex="Arial" fo:background-color="transparent" style:use-window-font-color="true"/>
    </style:style>
    <style:style style:name="T59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9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9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9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9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9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9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9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9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599" style:family="text">
      <style:text-properties fo:font-size="11.00pt" fo:font-weight="normal" fo:font-family="Arial" style:font-family-asian="Arial" style:font-family-complex="Arial" fo:background-color="transparent" style:use-window-font-color="true"/>
    </style:style>
    <style:style style:name="T600" style:family="text">
      <style:text-properties fo:font-size="11.00pt" fo:font-weight="normal" fo:font-family="Calibri" style:font-family-asian="Calibri" style:font-family-complex="Calibri" fo:background-color="transparent" style:use-window-font-color="true"/>
    </style:style>
    <style:style style:name="T601" style:family="text">
      <style:text-properties fo:font-size="11.00pt" fo:font-weight="normal" fo:font-family="Arial" style:font-family-asian="Arial" style:font-family-complex="Arial" fo:background-color="transparent" style:use-window-font-color="true"/>
    </style:style>
    <style:style style:name="T602" style:family="text">
      <style:text-properties fo:font-size="11.00pt" fo:font-weight="bold" fo:font-family="Arial" style:font-family-asian="Arial" style:font-family-complex="Arial" fo:background-color="transparent" style:use-window-font-color="true"/>
    </style:style>
    <style:style style:name="T603" style:family="text">
      <style:text-properties fo:font-size="11.00pt" fo:font-weight="normal" fo:font-family="Arial" style:font-family-asian="Arial" style:font-family-complex="Arial" fo:background-color="transparent" style:use-window-font-color="true"/>
    </style:style>
    <style:style style:name="T604" style:family="text">
      <style:text-properties fo:font-size="11.00pt" fo:font-weight="normal" fo:font-family="Calibri" style:font-family-asian="Calibri" style:font-family-complex="Calibri" fo:background-color="transparent" style:use-window-font-color="true"/>
    </style:style>
    <style:style style:name="T605" style:family="text">
      <style:text-properties fo:font-size="11.00pt" fo:font-weight="normal" fo:font-family="Arial" style:font-family-asian="Arial" style:font-family-complex="Arial" fo:background-color="transparent" style:use-window-font-color="true"/>
    </style:style>
    <style:style style:name="T606" style:family="text">
      <style:text-properties fo:font-size="11.00pt" fo:font-weight="normal" fo:font-family="Calibri" style:font-family-asian="Calibri" style:font-family-complex="Calibri" fo:background-color="transparent" style:use-window-font-color="true"/>
    </style:style>
    <style:style style:name="T607" style:family="text">
      <style:text-properties fo:font-size="11.00pt" fo:font-weight="normal" fo:font-family="Arial" style:font-family-asian="Arial" style:font-family-complex="Arial" fo:background-color="transparent" style:use-window-font-color="true"/>
    </style:style>
    <style:style style:name="T608" style:family="text">
      <style:text-properties fo:font-size="11.00pt" fo:font-weight="normal" fo:font-family="Calibri" style:font-family-asian="Calibri" style:font-family-complex="Calibri" fo:background-color="transparent" style:use-window-font-color="true"/>
    </style:style>
    <style:style style:name="T609" style:family="text">
      <style:text-properties fo:font-size="11.00pt" fo:font-weight="normal" fo:font-family="Arial" style:font-family-asian="Arial" style:font-family-complex="Arial" fo:background-color="transparent" style:use-window-font-color="true"/>
    </style:style>
    <style:style style:name="T610" style:family="text">
      <style:text-properties fo:font-size="11.00pt" fo:font-weight="normal" fo:font-family="Calibri" style:font-family-asian="Calibri" style:font-family-complex="Calibri" fo:background-color="transparent" style:use-window-font-color="true"/>
    </style:style>
    <style:style style:name="T611" style:family="text">
      <style:text-properties fo:font-size="11.00pt" fo:font-weight="normal" fo:font-family="Arial" style:font-family-asian="Arial" style:font-family-complex="Arial" fo:background-color="transparent" style:use-window-font-color="true"/>
    </style:style>
    <style:style style:name="T61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61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1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1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1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1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1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1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2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21" style:family="text">
      <style:text-properties fo:font-size="11.00pt" fo:font-weight="normal" fo:font-family="Arial" style:font-family-asian="Arial" style:font-family-complex="Arial" fo:background-color="transparent" style:use-window-font-color="true"/>
    </style:style>
    <style:style style:name="T622" style:family="text">
      <style:text-properties fo:font-size="11.00pt" fo:font-weight="normal" fo:font-family="Calibri" style:font-family-asian="Calibri" style:font-family-complex="Calibri" fo:background-color="transparent" style:use-window-font-color="true"/>
    </style:style>
    <style:style style:name="T623" style:family="text">
      <style:text-properties fo:font-size="11.00pt" fo:font-weight="normal" fo:font-family="Arial" style:font-family-asian="Arial" style:font-family-complex="Arial" fo:background-color="transparent" style:use-window-font-color="true"/>
    </style:style>
    <style:style style:name="T62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2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26" style:family="text">
      <style:text-properties fo:font-size="11.00pt" fo:font-weight="normal" fo:font-family="Arial" style:font-family-asian="Arial" style:font-family-complex="Arial" fo:background-color="transparent" style:use-window-font-color="true"/>
    </style:style>
    <style:style style:name="T627" style:family="text">
      <style:text-properties fo:font-size="11.00pt" fo:font-weight="normal" fo:font-family="Calibri" style:font-family-asian="Calibri" style:font-family-complex="Calibri" fo:background-color="transparent" style:use-window-font-color="true"/>
    </style:style>
    <style:style style:name="T628" style:family="text">
      <style:text-properties fo:font-size="11.00pt" fo:font-weight="normal" fo:font-family="Arial" style:font-family-asian="Arial" style:font-family-complex="Arial" fo:background-color="transparent" style:use-window-font-color="true"/>
    </style:style>
    <style:style style:name="T62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630" style:family="text">
      <style:text-properties fo:font-size="11.00pt" fo:font-weight="normal" fo:font-family="Arial" style:font-family-asian="Arial" style:font-family-complex="Arial" fo:background-color="transparent" style:use-window-font-color="true"/>
    </style:style>
    <style:style style:name="T631" style:family="text">
      <style:text-properties fo:font-size="11.00pt" fo:font-weight="normal" fo:font-family="Calibri" style:font-family-asian="Calibri" style:font-family-complex="Calibri" fo:background-color="transparent" style:use-window-font-color="true"/>
    </style:style>
    <style:style style:name="T632" style:family="text">
      <style:text-properties fo:font-size="11.00pt" fo:font-weight="normal" fo:font-family="Arial" style:font-family-asian="Arial" style:font-family-complex="Arial" fo:background-color="transparent" style:use-window-font-color="true"/>
    </style:style>
    <style:style style:name="T633" style:family="text">
      <style:text-properties fo:font-size="11.00pt" fo:font-weight="normal" fo:font-family="Calibri" style:font-family-asian="Calibri" style:font-family-complex="Calibri" fo:background-color="transparent" style:use-window-font-color="true"/>
    </style:style>
    <style:style style:name="T634" style:family="text">
      <style:text-properties fo:font-size="11.00pt" fo:font-weight="normal" fo:font-family="Arial" style:font-family-asian="Arial" style:font-family-complex="Arial" fo:background-color="transparent" style:use-window-font-color="true"/>
    </style:style>
    <style:style style:name="T63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636" style:family="text">
      <style:text-properties fo:font-size="11.00pt" fo:font-weight="normal" fo:font-family="Arial" style:font-family-asian="Arial" style:font-family-complex="Arial" fo:background-color="transparent" style:use-window-font-color="true"/>
    </style:style>
    <style:style style:name="T637" style:family="text">
      <style:text-properties fo:font-size="11.00pt" fo:font-weight="normal" fo:font-family="Calibri" style:font-family-asian="Calibri" style:font-family-complex="Calibri" fo:background-color="transparent" style:use-window-font-color="true"/>
    </style:style>
    <style:style style:name="T638" style:family="text">
      <style:text-properties fo:font-size="11.00pt" fo:font-weight="normal" fo:font-family="Arial" style:font-family-asian="Arial" style:font-family-complex="Arial" fo:background-color="transparent" style:use-window-font-color="true"/>
    </style:style>
    <style:style style:name="T639" style:family="text">
      <style:text-properties fo:font-size="11.00pt" fo:font-weight="normal" fo:font-family="Calibri" style:font-family-asian="Calibri" style:font-family-complex="Calibri" fo:background-color="transparent" style:use-window-font-color="true"/>
    </style:style>
    <style:style style:name="T640" style:family="text">
      <style:text-properties fo:font-size="11.00pt" fo:font-weight="normal" fo:font-family="Arial" style:font-family-asian="Arial" style:font-family-complex="Arial" fo:background-color="transparent" style:use-window-font-color="true"/>
    </style:style>
    <style:style style:name="T64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64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4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4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4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4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4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4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4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50" style:family="text">
      <style:text-properties fo:font-size="11.00pt" fo:font-weight="normal" fo:font-family="Arial" style:font-family-asian="Arial" style:font-family-complex="Arial" fo:background-color="transparent" style:use-window-font-color="true"/>
    </style:style>
    <style:style style:name="T651" style:family="text">
      <style:text-properties fo:font-size="11.00pt" fo:font-weight="normal" fo:font-family="Calibri" style:font-family-asian="Calibri" style:font-family-complex="Calibri" fo:background-color="transparent" style:use-window-font-color="true"/>
    </style:style>
    <style:style style:name="T652" style:family="text">
      <style:text-properties fo:font-size="11.00pt" fo:font-weight="normal" fo:font-family="Arial" style:font-family-asian="Arial" style:font-family-complex="Arial" fo:background-color="transparent" style:use-window-font-color="true"/>
    </style:style>
    <style:style style:name="T653" style:family="text">
      <style:text-properties fo:font-size="11.00pt" fo:font-weight="normal" fo:font-family="Calibri" style:font-family-asian="Calibri" style:font-family-complex="Calibri" fo:background-color="transparent" style:use-window-font-color="true"/>
    </style:style>
    <style:style style:name="T654" style:family="text">
      <style:text-properties fo:font-size="11.00pt" fo:font-weight="normal" fo:font-family="Arial" style:font-family-asian="Arial" style:font-family-complex="Arial" fo:background-color="transparent" style:use-window-font-color="true"/>
    </style:style>
    <style:style style:name="T655" style:family="text">
      <style:text-properties fo:font-size="11.00pt" fo:font-weight="normal" fo:font-family="Calibri" style:font-family-asian="Calibri" style:font-family-complex="Calibri" fo:background-color="transparent" style:use-window-font-color="true"/>
    </style:style>
    <style:style style:name="T656" style:family="text">
      <style:text-properties fo:font-size="11.00pt" fo:font-weight="normal" fo:font-family="Arial" style:font-family-asian="Arial" style:font-family-complex="Arial" fo:background-color="transparent" style:use-window-font-color="true"/>
    </style:style>
    <style:style style:name="T657" style:family="text">
      <style:text-properties fo:font-size="11.00pt" fo:font-weight="normal" fo:font-family="Calibri" style:font-family-asian="Calibri" style:font-family-complex="Calibri" fo:background-color="transparent" style:use-window-font-color="true"/>
    </style:style>
    <style:style style:name="T658" style:family="text">
      <style:text-properties fo:font-size="11.00pt" fo:font-weight="normal" fo:font-family="Arial" style:font-family-asian="Arial" style:font-family-complex="Arial" fo:background-color="transparent" style:use-window-font-color="true"/>
    </style:style>
    <style:style style:name="T65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66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6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6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6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6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6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6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6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68" style:family="text">
      <style:text-properties fo:font-size="11.00pt" fo:font-weight="normal" fo:font-family="Arial" style:font-family-asian="Arial" style:font-family-complex="Arial" fo:background-color="transparent" style:use-window-font-color="true"/>
    </style:style>
    <style:style style:name="T669" style:family="text">
      <style:text-properties fo:font-size="11.00pt" fo:font-weight="normal" fo:font-family="Calibri" style:font-family-asian="Calibri" style:font-family-complex="Calibri" fo:background-color="transparent" style:use-window-font-color="true"/>
    </style:style>
    <style:style style:name="T670" style:family="text">
      <style:text-properties fo:font-size="11.00pt" fo:font-weight="normal" fo:font-family="Arial" style:font-family-asian="Arial" style:font-family-complex="Arial" fo:background-color="transparent" style:use-window-font-color="true"/>
    </style:style>
    <style:style style:name="T671" style:family="text">
      <style:text-properties fo:font-size="11.00pt" fo:font-weight="normal" fo:font-family="Calibri" style:font-family-asian="Calibri" style:font-family-complex="Calibri" fo:background-color="transparent" style:use-window-font-color="true"/>
    </style:style>
    <style:style style:name="T672" style:family="text">
      <style:text-properties fo:font-size="11.00pt" fo:font-weight="normal" fo:font-family="Arial" style:font-family-asian="Arial" style:font-family-complex="Arial" fo:background-color="transparent" style:use-window-font-color="true"/>
    </style:style>
    <style:style style:name="T673" style:family="text">
      <style:text-properties fo:font-size="11.00pt" fo:font-weight="normal" fo:font-family="Calibri" style:font-family-asian="Calibri" style:font-family-complex="Calibri" fo:background-color="transparent" style:use-window-font-color="true"/>
    </style:style>
    <style:style style:name="T674" style:family="text">
      <style:text-properties fo:font-size="11.00pt" fo:font-weight="normal" fo:font-family="Arial" style:font-family-asian="Arial" style:font-family-complex="Arial" fo:background-color="transparent" style:use-window-font-color="true"/>
    </style:style>
    <style:style style:name="T67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676" style:family="text">
      <style:text-properties fo:font-size="11.00pt" fo:font-weight="normal" fo:font-family="Arial" style:font-family-asian="Arial" style:font-family-complex="Arial" fo:background-color="transparent" style:use-window-font-color="true"/>
    </style:style>
    <style:style style:name="T677" style:family="text">
      <style:text-properties fo:font-size="11.00pt" fo:font-weight="normal" fo:font-family="Calibri" style:font-family-asian="Calibri" style:font-family-complex="Calibri" fo:background-color="transparent" style:use-window-font-color="true"/>
    </style:style>
    <style:style style:name="T67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679" style:family="text">
      <style:text-properties fo:font-size="11.00pt" fo:font-weight="normal" fo:font-family="Calibri" style:font-family-asian="Calibri" style:font-family-complex="Calibri" fo:background-color="transparent" style:use-window-font-color="true"/>
    </style:style>
    <style:style style:name="T680" style:family="text">
      <style:text-properties fo:font-size="11.00pt" fo:font-weight="normal" fo:font-family="Arial" style:font-family-asian="Arial" style:font-family-complex="Arial" fo:background-color="transparent" style:use-window-font-color="true"/>
    </style:style>
    <style:style style:name="T681" style:family="text">
      <style:text-properties fo:font-size="11.00pt" fo:font-weight="normal" fo:font-family="Calibri" style:font-family-asian="Calibri" style:font-family-complex="Calibri" fo:background-color="transparent" style:use-window-font-color="true"/>
    </style:style>
    <style:style style:name="T682" style:family="text">
      <style:text-properties fo:font-size="11.00pt" fo:font-weight="normal" fo:font-family="Arial" style:font-family-asian="Arial" style:font-family-complex="Arial" fo:background-color="transparent" style:use-window-font-color="true"/>
    </style:style>
    <style:style style:name="T683" style:family="text">
      <style:text-properties fo:font-size="11.00pt" fo:font-weight="normal" fo:font-family="Calibri" style:font-family-asian="Calibri" style:font-family-complex="Calibri" fo:background-color="transparent" style:use-window-font-color="true"/>
    </style:style>
    <style:style style:name="T684" style:family="text">
      <style:text-properties fo:font-size="11.00pt" fo:font-weight="normal" fo:font-family="Arial" style:font-family-asian="Arial" style:font-family-complex="Arial" fo:background-color="transparent" style:use-window-font-color="true"/>
    </style:style>
    <style:style style:name="T685" style:family="text">
      <style:text-properties fo:font-size="11.00pt" fo:font-weight="normal" fo:font-family="Arial" style:font-family-asian="Arial" style:font-family-complex="Arial" fo:background-color="transparent" fo:color="#f44336"/>
    </style:style>
    <style:style style:name="T686" style:family="text">
      <style:text-properties fo:font-size="11.00pt" fo:font-weight="normal" fo:font-family="Arial" style:font-family-asian="Arial" style:font-family-complex="Arial" fo:background-color="transparent" style:use-window-font-color="true"/>
    </style:style>
    <style:style style:name="T687" style:family="text">
      <style:text-properties fo:font-size="11.00pt" fo:font-weight="normal" fo:font-family="Arial" style:font-family-asian="Arial" style:font-family-complex="Arial" fo:background-color="transparent" fo:color="#f44336"/>
    </style:style>
    <style:style style:name="T688" style:family="text">
      <style:text-properties fo:font-size="11.00pt" fo:font-weight="normal" fo:font-family="Arial" style:font-family-asian="Arial" style:font-family-complex="Arial" fo:background-color="transparent" style:use-window-font-color="true"/>
    </style:style>
    <style:style style:name="T689" style:family="text">
      <style:text-properties fo:font-size="11.00pt" fo:font-weight="normal" fo:font-family="Arial" style:font-family-asian="Arial" style:font-family-complex="Arial" fo:background-color="transparent" fo:color="#f44336"/>
    </style:style>
    <style:style style:name="T690" style:family="text">
      <style:text-properties fo:font-size="11.00pt" fo:font-weight="normal" fo:font-family="Arial" style:font-family-asian="Arial" style:font-family-complex="Arial" fo:background-color="transparent" style:use-window-font-color="true"/>
    </style:style>
    <style:style style:name="T691" style:family="text">
      <style:text-properties fo:font-size="11.00pt" fo:font-weight="normal" fo:font-family="Arial" style:font-family-asian="Arial" style:font-family-complex="Arial" fo:background-color="transparent" fo:color="#f44336"/>
    </style:style>
    <style:style style:name="T692" style:family="text">
      <style:text-properties fo:font-size="11.00pt" fo:font-weight="normal" fo:font-family="Arial" style:font-family-asian="Arial" style:font-family-complex="Arial" fo:background-color="transparent" style:use-window-font-color="true"/>
    </style:style>
    <style:style style:name="T693" style:family="text">
      <style:text-properties fo:font-size="11.00pt" fo:font-weight="normal" fo:font-family="Arial" style:font-family-asian="Arial" style:font-family-complex="Arial" fo:background-color="transparent" fo:color="#f44336"/>
    </style:style>
    <style:style style:name="T694" style:family="text">
      <style:text-properties fo:font-size="11.00pt" fo:font-weight="normal" fo:font-family="Arial" style:font-family-asian="Arial" style:font-family-complex="Arial" fo:background-color="transparent" style:use-window-font-color="true"/>
    </style:style>
    <style:style style:name="T695" style:family="text">
      <style:text-properties fo:font-size="11.00pt" fo:font-weight="normal" fo:font-family="Arial" style:font-family-asian="Arial" style:font-family-complex="Arial" fo:background-color="transparent" fo:color="#f44336"/>
    </style:style>
    <style:style style:name="T696" style:family="text">
      <style:text-properties fo:font-size="11.00pt" fo:font-weight="normal" fo:font-family="Arial" style:font-family-asian="Arial" style:font-family-complex="Arial" fo:background-color="transparent" style:use-window-font-color="true"/>
    </style:style>
    <style:style style:name="T697" style:family="text">
      <style:text-properties fo:font-size="11.00pt" fo:font-weight="normal" fo:font-family="Arial" style:font-family-asian="Arial" style:font-family-complex="Arial" fo:background-color="transparent" fo:color="#f44336"/>
    </style:style>
    <style:style style:name="T698" style:family="text">
      <style:text-properties fo:font-size="11.00pt" fo:font-weight="normal" fo:font-family="Arial" style:font-family-asian="Arial" style:font-family-complex="Arial" fo:background-color="transparent" style:use-window-font-color="true"/>
    </style:style>
    <style:style style:name="T699" style:family="text">
      <style:text-properties fo:font-size="11.00pt" fo:font-weight="normal" fo:font-family="Arial" style:font-family-asian="Arial" style:font-family-complex="Arial" fo:background-color="transparent" fo:color="#f44336"/>
    </style:style>
    <style:style style:name="T700" style:family="text">
      <style:text-properties fo:font-size="11.00pt" fo:font-weight="normal" fo:font-family="Arial" style:font-family-asian="Arial" style:font-family-complex="Arial" fo:background-color="transparent" style:use-window-font-color="true"/>
    </style:style>
    <style:style style:name="T701" style:family="text">
      <style:text-properties fo:font-size="11.00pt" fo:font-weight="normal" fo:font-family="Arial" style:font-family-asian="Arial" style:font-family-complex="Arial" fo:background-color="transparent" fo:color="#f44336"/>
    </style:style>
    <style:style style:name="T702" style:family="text">
      <style:text-properties fo:font-size="11.00pt" fo:font-weight="normal" fo:font-family="Arial" style:font-family-asian="Arial" style:font-family-complex="Arial" fo:background-color="transparent" style:use-window-font-color="true"/>
    </style:style>
    <style:style style:name="T703" style:family="text">
      <style:text-properties fo:font-size="11.00pt" fo:font-weight="normal" fo:font-family="Arial" style:font-family-asian="Arial" style:font-family-complex="Arial" fo:background-color="transparent" fo:color="#f44336"/>
    </style:style>
    <style:style style:name="T704" style:family="text">
      <style:text-properties fo:font-size="11.00pt" fo:font-weight="normal" fo:font-family="Arial" style:font-family-asian="Arial" style:font-family-complex="Arial" fo:background-color="transparent" style:use-window-font-color="true"/>
    </style:style>
    <style:style style:name="T705" style:family="text">
      <style:text-properties fo:font-size="11.00pt" fo:font-weight="normal" fo:font-family="Arial" style:font-family-asian="Arial" style:font-family-complex="Arial" fo:background-color="transparent" fo:color="#f44336"/>
    </style:style>
    <style:style style:name="T706" style:family="text">
      <style:text-properties fo:font-size="11.00pt" fo:font-weight="normal" fo:font-family="Arial" style:font-family-asian="Arial" style:font-family-complex="Arial" fo:background-color="transparent" style:use-window-font-color="true"/>
    </style:style>
    <style:style style:name="T707" style:family="text">
      <style:text-properties fo:font-size="11.00pt" fo:font-weight="normal" fo:font-family="Arial" style:font-family-asian="Arial" style:font-family-complex="Arial" fo:background-color="transparent" fo:color="#f44336"/>
    </style:style>
    <style:style style:name="T708" style:family="text">
      <style:text-properties fo:font-size="11.00pt" fo:font-weight="normal" fo:font-family="Arial" style:font-family-asian="Arial" style:font-family-complex="Arial" fo:background-color="transparent" style:use-window-font-color="true"/>
    </style:style>
    <style:style style:name="T709" style:family="text">
      <style:text-properties fo:font-size="11.00pt" fo:font-weight="normal" fo:font-family="Arial" style:font-family-asian="Arial" style:font-family-complex="Arial" fo:background-color="transparent" fo:color="#f44336"/>
    </style:style>
    <style:style style:name="T710" style:family="text">
      <style:text-properties fo:font-size="11.00pt" fo:font-weight="normal" fo:font-family="Arial" style:font-family-asian="Arial" style:font-family-complex="Arial" fo:background-color="transparent" style:use-window-font-color="true"/>
    </style:style>
    <style:style style:name="T711" style:family="text">
      <style:text-properties fo:font-size="11.00pt" fo:font-weight="normal" fo:font-family="Calibri" style:font-family-asian="Calibri" style:font-family-complex="Calibri" fo:background-color="transparent" style:use-window-font-color="true"/>
    </style:style>
    <style:style style:name="T712" style:family="text">
      <style:text-properties fo:font-size="11.00pt" fo:font-weight="normal" fo:font-family="Arial" style:font-family-asian="Arial" style:font-family-complex="Arial" fo:background-color="transparent" style:use-window-font-color="true"/>
    </style:style>
    <style:style style:name="T713" style:family="text">
      <style:text-properties fo:font-size="11.00pt" fo:font-weight="normal" fo:font-family="Calibri" style:font-family-asian="Calibri" style:font-family-complex="Calibri" fo:background-color="transparent" style:use-window-font-color="true"/>
    </style:style>
    <style:style style:name="T714" style:family="text">
      <style:text-properties fo:font-size="11.00pt" fo:font-weight="normal" fo:font-family="Arial" style:font-family-asian="Arial" style:font-family-complex="Arial" fo:background-color="transparent" style:use-window-font-color="true"/>
    </style:style>
    <style:style style:name="T715" style:family="text">
      <style:text-properties fo:font-size="11.00pt" fo:font-weight="normal" fo:font-family="Calibri" style:font-family-asian="Calibri" style:font-family-complex="Calibri" fo:background-color="transparent" style:use-window-font-color="true"/>
    </style:style>
    <style:style style:name="T716" style:family="text">
      <style:text-properties fo:font-size="11.00pt" fo:font-weight="normal" fo:font-family="Arial" style:font-family-asian="Arial" style:font-family-complex="Arial" fo:background-color="transparent" style:use-window-font-color="true"/>
    </style:style>
    <style:style style:name="T717" style:family="text">
      <style:text-properties fo:font-size="11.00pt" fo:font-weight="normal" fo:font-family="Calibri" style:font-family-asian="Calibri" style:font-family-complex="Calibri" fo:background-color="transparent" style:use-window-font-color="true"/>
    </style:style>
    <style:style style:name="T718" style:family="text">
      <style:text-properties fo:font-size="11.00pt" fo:font-weight="normal" fo:font-family="Arial" style:font-family-asian="Arial" style:font-family-complex="Arial" fo:background-color="transparent" style:use-window-font-color="true"/>
    </style:style>
    <style:style style:name="T719" style:family="text">
      <style:text-properties fo:font-size="11.00pt" fo:font-weight="normal" fo:font-family="Calibri" style:font-family-asian="Calibri" style:font-family-complex="Calibri" fo:background-color="transparent" style:use-window-font-color="true"/>
    </style:style>
    <style:style style:name="T720" style:family="text">
      <style:text-properties fo:font-size="11.00pt" fo:font-weight="normal" fo:font-family="Arial" style:font-family-asian="Arial" style:font-family-complex="Arial" fo:background-color="transparent" style:use-window-font-color="true"/>
    </style:style>
    <style:style style:name="T721" style:family="text">
      <style:text-properties fo:font-size="11.00pt" fo:font-weight="normal" fo:font-family="Calibri" style:font-family-asian="Calibri" style:font-family-complex="Calibri" fo:background-color="transparent" style:use-window-font-color="true"/>
    </style:style>
    <style:style style:name="T722" style:family="text">
      <style:text-properties fo:font-size="11.00pt" fo:font-weight="normal" fo:font-family="Arial" style:font-family-asian="Arial" style:font-family-complex="Arial" fo:background-color="transparent" style:use-window-font-color="true"/>
    </style:style>
    <style:style style:name="T723" style:family="text">
      <style:text-properties fo:font-size="11.00pt" fo:font-weight="normal" fo:font-family="Calibri" style:font-family-asian="Calibri" style:font-family-complex="Calibri" fo:background-color="transparent" style:use-window-font-color="true"/>
    </style:style>
    <style:style style:name="T724" style:family="text">
      <style:text-properties fo:font-size="11.00pt" fo:font-weight="normal" fo:font-family="Arial" style:font-family-asian="Arial" style:font-family-complex="Arial" fo:background-color="transparent" style:use-window-font-color="true"/>
    </style:style>
    <style:style style:name="T72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726" style:family="text">
      <style:text-properties fo:font-size="11.00pt" fo:font-weight="normal" fo:font-family="Arial" style:font-family-asian="Arial" style:font-family-complex="Arial" fo:background-color="transparent" style:use-window-font-color="true"/>
    </style:style>
    <style:style style:name="T727" style:family="text">
      <style:text-properties fo:font-size="11.00pt" fo:font-weight="normal" fo:font-family="Calibri" style:font-family-asian="Calibri" style:font-family-complex="Calibri" fo:background-color="transparent" style:use-window-font-color="true"/>
    </style:style>
    <style:style style:name="T728" style:family="text">
      <style:text-properties fo:font-size="11.00pt" fo:font-weight="normal" fo:font-family="Arial" style:font-family-asian="Arial" style:font-family-complex="Arial" fo:background-color="transparent" style:use-window-font-color="true"/>
    </style:style>
    <style:style style:name="T729" style:family="text">
      <style:text-properties fo:font-size="11.00pt" fo:font-weight="normal" fo:font-family="Calibri" style:font-family-asian="Calibri" style:font-family-complex="Calibri" fo:background-color="transparent" style:use-window-font-color="true"/>
    </style:style>
    <style:style style:name="T730" style:family="text">
      <style:text-properties fo:font-size="11.00pt" fo:font-weight="normal" fo:font-family="Arial" style:font-family-asian="Arial" style:font-family-complex="Arial" fo:background-color="transparent" style:use-window-font-color="true"/>
    </style:style>
    <style:style style:name="T731" style:family="text">
      <style:text-properties fo:font-size="11.00pt" fo:font-weight="normal" fo:font-family="Arial" style:font-family-asian="Arial" style:font-family-complex="Arial" fo:background-color="transparent" fo:color="#9e9e9e"/>
    </style:style>
    <style:style style:name="T732" style:family="text">
      <style:text-properties fo:font-size="11.00pt" fo:font-weight="normal" fo:font-family="Arial" style:font-family-asian="Arial" style:font-family-complex="Arial" fo:background-color="transparent" style:use-window-font-color="true"/>
    </style:style>
    <style:style style:name="T733" style:family="text">
      <style:text-properties fo:font-size="11.00pt" fo:font-weight="normal" fo:font-family="Arial" style:font-family-asian="Arial" style:font-family-complex="Arial" fo:background-color="transparent" fo:color="#4caf50"/>
    </style:style>
    <style:style style:name="T734" style:family="text">
      <style:text-properties fo:font-size="11.00pt" fo:font-weight="normal" fo:font-family="Arial" style:font-family-asian="Arial" style:font-family-complex="Arial" fo:background-color="transparent" style:use-window-font-color="true"/>
    </style:style>
    <style:style style:name="T735" style:family="text">
      <style:text-properties fo:font-size="11.00pt" fo:font-weight="normal" fo:font-family="Arial" style:font-family-asian="Arial" style:font-family-complex="Arial" fo:background-color="transparent" fo:color="#9e9e9e"/>
    </style:style>
    <style:style style:name="T736" style:family="text">
      <style:text-properties fo:font-size="11.00pt" fo:font-weight="normal" fo:font-family="Arial" style:font-family-asian="Arial" style:font-family-complex="Arial" fo:background-color="transparent" style:use-window-font-color="true"/>
    </style:style>
    <style:style style:name="T737" style:family="text">
      <style:text-properties fo:font-size="11.00pt" fo:font-weight="normal" fo:font-family="Arial" style:font-family-asian="Arial" style:font-family-complex="Arial" fo:background-color="transparent" fo:color="#4caf50"/>
    </style:style>
    <style:style style:name="T738" style:family="text">
      <style:text-properties fo:font-size="11.00pt" fo:font-weight="normal" fo:font-family="Arial" style:font-family-asian="Arial" style:font-family-complex="Arial" fo:background-color="transparent" style:use-window-font-color="true"/>
    </style:style>
    <style:style style:name="T739" style:family="text">
      <style:text-properties fo:font-size="11.00pt" fo:font-weight="normal" fo:font-family="Arial" style:font-family-asian="Arial" style:font-family-complex="Arial" fo:background-color="transparent" fo:color="#9e9e9e"/>
    </style:style>
    <style:style style:name="T740" style:family="text">
      <style:text-properties fo:font-size="11.00pt" fo:font-weight="normal" fo:font-family="Arial" style:font-family-asian="Arial" style:font-family-complex="Arial" fo:background-color="transparent" style:use-window-font-color="true"/>
    </style:style>
    <style:style style:name="T741" style:family="text">
      <style:text-properties fo:font-size="11.00pt" fo:font-weight="normal" fo:font-family="Arial" style:font-family-asian="Arial" style:font-family-complex="Arial" fo:background-color="transparent" fo:color="#4caf50"/>
    </style:style>
    <style:style style:name="T742" style:family="text">
      <style:text-properties fo:font-size="11.00pt" fo:font-weight="normal" fo:font-family="Arial" style:font-family-asian="Arial" style:font-family-complex="Arial" fo:background-color="transparent" fo:color="#9e9e9e"/>
    </style:style>
    <style:style style:name="T743" style:family="text">
      <style:text-properties fo:font-size="11.00pt" fo:font-weight="normal" fo:font-family="Arial" style:font-family-asian="Arial" style:font-family-complex="Arial" fo:background-color="transparent" style:use-window-font-color="true"/>
    </style:style>
    <style:style style:name="T744" style:family="text">
      <style:text-properties fo:font-size="11.00pt" fo:font-weight="normal" fo:font-family="Arial" style:font-family-asian="Arial" style:font-family-complex="Arial" fo:background-color="transparent" fo:color="#4caf50"/>
    </style:style>
    <style:style style:name="T745" style:family="text">
      <style:text-properties fo:font-size="11.00pt" fo:font-weight="normal" fo:font-family="Arial" style:font-family-asian="Arial" style:font-family-complex="Arial" fo:background-color="transparent" fo:color="#9e9e9e"/>
    </style:style>
    <style:style style:name="T746" style:family="text">
      <style:text-properties fo:font-size="11.00pt" fo:font-weight="normal" fo:font-family="Arial" style:font-family-asian="Arial" style:font-family-complex="Arial" fo:background-color="transparent" style:use-window-font-color="true"/>
    </style:style>
    <style:style style:name="T747" style:family="text">
      <style:text-properties fo:font-size="11.00pt" fo:font-weight="normal" fo:font-family="Arial" style:font-family-asian="Arial" style:font-family-complex="Arial" fo:background-color="transparent" fo:color="#4caf50"/>
    </style:style>
    <style:style style:name="T748" style:family="text">
      <style:text-properties fo:font-size="11.00pt" fo:font-weight="normal" fo:font-family="Arial" style:font-family-asian="Arial" style:font-family-complex="Arial" fo:background-color="transparent" fo:color="#9e9e9e"/>
    </style:style>
    <style:style style:name="T749" style:family="text">
      <style:text-properties fo:font-size="11.00pt" fo:font-weight="normal" fo:font-family="Arial" style:font-family-asian="Arial" style:font-family-complex="Arial" fo:background-color="transparent" style:use-window-font-color="true"/>
    </style:style>
    <style:style style:name="T750" style:family="text">
      <style:text-properties fo:font-size="11.00pt" fo:font-weight="normal" fo:font-family="Arial" style:font-family-asian="Arial" style:font-family-complex="Arial" fo:background-color="transparent" fo:color="#4caf50"/>
    </style:style>
    <style:style style:name="T751" style:family="text">
      <style:text-properties fo:font-size="11.00pt" fo:font-weight="normal" fo:font-family="Arial" style:font-family-asian="Arial" style:font-family-complex="Arial" fo:background-color="transparent" style:use-window-font-color="true"/>
    </style:style>
    <style:style style:name="T752" style:family="text">
      <style:text-properties fo:font-size="11.00pt" fo:font-weight="normal" fo:font-family="Arial" style:font-family-asian="Arial" style:font-family-complex="Arial" fo:background-color="transparent" fo:color="#9e9e9e"/>
    </style:style>
    <style:style style:name="T753" style:family="text">
      <style:text-properties fo:font-size="11.00pt" fo:font-weight="normal" fo:font-family="Arial" style:font-family-asian="Arial" style:font-family-complex="Arial" fo:background-color="transparent" style:use-window-font-color="true"/>
    </style:style>
    <style:style style:name="T754" style:family="text">
      <style:text-properties fo:font-size="11.00pt" fo:font-weight="normal" fo:font-family="Arial" style:font-family-asian="Arial" style:font-family-complex="Arial" fo:background-color="transparent" fo:color="#4caf50"/>
    </style:style>
    <style:style style:name="T755" style:family="text">
      <style:text-properties fo:font-size="11.00pt" fo:font-weight="normal" fo:font-family="Arial" style:font-family-asian="Arial" style:font-family-complex="Arial" fo:background-color="transparent" style:use-window-font-color="true"/>
    </style:style>
    <style:style style:name="T756" style:family="text">
      <style:text-properties fo:font-size="11.00pt" fo:font-weight="normal" fo:font-family="Arial" style:font-family-asian="Arial" style:font-family-complex="Arial" fo:background-color="transparent" fo:color="#4caf50"/>
    </style:style>
    <style:style style:name="T757" style:family="text">
      <style:text-properties fo:font-size="11.00pt" fo:font-weight="normal" fo:font-family="Arial" style:font-family-asian="Arial" style:font-family-complex="Arial" fo:background-color="transparent" style:use-window-font-color="true"/>
    </style:style>
    <style:style style:name="T758" style:family="text">
      <style:text-properties fo:font-size="11.00pt" fo:font-weight="normal" fo:font-family="Arial" style:font-family-asian="Arial" style:font-family-complex="Arial" fo:background-color="transparent" fo:color="#4caf50"/>
    </style:style>
    <style:style style:name="T759" style:family="text">
      <style:text-properties fo:font-size="11.00pt" fo:font-weight="normal" fo:font-family="Arial" style:font-family-asian="Arial" style:font-family-complex="Arial" fo:background-color="transparent" style:use-window-font-color="true"/>
    </style:style>
    <style:style style:name="T760" style:family="text">
      <style:text-properties fo:font-size="11.00pt" fo:font-weight="normal" fo:font-family="Arial" style:font-family-asian="Arial" style:font-family-complex="Arial" fo:background-color="transparent" fo:color="#2196f3"/>
    </style:style>
    <style:style style:name="T761" style:family="text">
      <style:text-properties fo:font-size="11.00pt" fo:font-weight="normal" fo:font-family="Arial" style:font-family-asian="Arial" style:font-family-complex="Arial" fo:background-color="transparent" style:use-window-font-color="true"/>
    </style:style>
    <style:style style:name="T762" style:family="text">
      <style:text-properties fo:font-size="11.00pt" fo:font-weight="normal" fo:font-family="Arial" style:font-family-asian="Arial" style:font-family-complex="Arial" fo:background-color="transparent" fo:color="#9e9e9e"/>
    </style:style>
    <style:style style:name="T763" style:family="text">
      <style:text-properties fo:font-size="11.00pt" fo:font-weight="normal" fo:font-family="Calibri" style:font-family-asian="Calibri" style:font-family-complex="Calibri" fo:background-color="transparent" style:use-window-font-color="true"/>
    </style:style>
    <style:style style:name="T764" style:family="text">
      <style:text-properties fo:font-size="11.00pt" fo:font-weight="normal" fo:font-family="Arial" style:font-family-asian="Arial" style:font-family-complex="Arial" fo:background-color="transparent" fo:color="#9e9e9e"/>
    </style:style>
    <style:style style:name="T765" style:family="text">
      <style:text-properties fo:font-size="11.00pt" fo:font-weight="normal" fo:font-family="Arial" style:font-family-asian="Arial" style:font-family-complex="Arial" fo:background-color="transparent" style:use-window-font-color="true"/>
    </style:style>
    <style:style style:name="T766" style:family="text">
      <style:text-properties fo:font-size="11.00pt" fo:font-weight="normal" fo:font-family="Arial" style:font-family-asian="Arial" style:font-family-complex="Arial" fo:background-color="transparent" fo:color="#2196f3"/>
    </style:style>
    <style:style style:name="T767" style:family="text">
      <style:text-properties fo:font-size="11.00pt" fo:font-weight="normal" fo:font-family="Arial" style:font-family-asian="Arial" style:font-family-complex="Arial" fo:background-color="transparent" style:use-window-font-color="true"/>
    </style:style>
    <style:style style:name="T768" style:family="text">
      <style:text-properties fo:font-size="11.00pt" fo:font-weight="normal" fo:font-family="Arial" style:font-family-asian="Arial" style:font-family-complex="Arial" fo:background-color="transparent" fo:color="#4caf50"/>
    </style:style>
    <style:style style:name="T769" style:family="text">
      <style:text-properties fo:font-size="11.00pt" fo:font-weight="normal" fo:font-family="Arial" style:font-family-asian="Arial" style:font-family-complex="Arial" fo:background-color="transparent" style:use-window-font-color="true"/>
    </style:style>
    <style:style style:name="T770" style:family="text">
      <style:text-properties fo:font-size="11.00pt" fo:font-weight="normal" fo:font-family="Arial" style:font-family-asian="Arial" style:font-family-complex="Arial" fo:background-color="transparent" fo:color="#2196f3"/>
    </style:style>
    <style:style style:name="T771" style:family="text">
      <style:text-properties fo:font-size="11.00pt" fo:font-weight="normal" fo:font-family="Arial" style:font-family-asian="Arial" style:font-family-complex="Arial" fo:background-color="transparent" style:use-window-font-color="true"/>
    </style:style>
    <style:style style:name="T772" style:family="text">
      <style:text-properties fo:font-size="11.00pt" fo:font-weight="normal" fo:font-family="Arial" style:font-family-asian="Arial" style:font-family-complex="Arial" fo:background-color="transparent" fo:color="#9e9e9e"/>
    </style:style>
    <style:style style:name="T773" style:family="text">
      <style:text-properties fo:font-size="11.00pt" fo:font-weight="normal" fo:font-family="Arial" style:font-family-asian="Arial" style:font-family-complex="Arial" fo:background-color="transparent" style:use-window-font-color="true"/>
    </style:style>
    <style:style style:name="T774" style:family="text">
      <style:text-properties fo:font-size="11.00pt" fo:font-weight="normal" fo:font-family="Arial" style:font-family-asian="Arial" style:font-family-complex="Arial" fo:background-color="transparent" fo:color="#2196f3"/>
    </style:style>
    <style:style style:name="T775" style:family="text">
      <style:text-properties fo:font-size="11.00pt" fo:font-weight="normal" fo:font-family="Arial" style:font-family-asian="Arial" style:font-family-complex="Arial" fo:background-color="transparent" style:use-window-font-color="true"/>
    </style:style>
    <style:style style:name="T776" style:family="text">
      <style:text-properties fo:font-size="11.00pt" fo:font-weight="normal" fo:font-family="Arial" style:font-family-asian="Arial" style:font-family-complex="Arial" fo:background-color="transparent" fo:color="#9e9e9e"/>
    </style:style>
    <style:style style:name="T777" style:family="text">
      <style:text-properties fo:font-size="11.00pt" fo:font-weight="normal" fo:font-family="Arial" style:font-family-asian="Arial" style:font-family-complex="Arial" fo:background-color="transparent" style:use-window-font-color="true"/>
    </style:style>
    <style:style style:name="T778" style:family="text">
      <style:text-properties fo:font-size="11.00pt" fo:font-weight="normal" fo:font-family="Arial" style:font-family-asian="Arial" style:font-family-complex="Arial" fo:background-color="transparent" fo:color="#9e9e9e"/>
    </style:style>
    <style:style style:name="T779" style:family="text">
      <style:text-properties fo:font-size="11.00pt" fo:font-weight="normal" fo:font-family="Arial" style:font-family-asian="Arial" style:font-family-complex="Arial" fo:background-color="transparent" style:use-window-font-color="true"/>
    </style:style>
    <style:style style:name="T780" style:family="text">
      <style:text-properties fo:font-size="11.00pt" fo:font-weight="normal" fo:font-family="Arial" style:font-family-asian="Arial" style:font-family-complex="Arial" fo:background-color="transparent" fo:color="#4caf50"/>
    </style:style>
    <style:style style:name="T781" style:family="text">
      <style:text-properties fo:font-size="11.00pt" fo:font-weight="normal" fo:font-family="Arial" style:font-family-asian="Arial" style:font-family-complex="Arial" fo:background-color="transparent" style:use-window-font-color="true"/>
    </style:style>
    <style:style style:name="T782" style:family="text">
      <style:text-properties fo:font-size="11.00pt" fo:font-weight="normal" fo:font-family="Arial" style:font-family-asian="Arial" style:font-family-complex="Arial" fo:background-color="transparent" fo:color="#9e9e9e"/>
    </style:style>
    <style:style style:name="T783" style:family="text">
      <style:text-properties fo:font-size="11.00pt" fo:font-weight="normal" fo:font-family="Arial" style:font-family-asian="Arial" style:font-family-complex="Arial" fo:background-color="transparent" style:use-window-font-color="true"/>
    </style:style>
    <style:style style:name="T784" style:family="text">
      <style:text-properties fo:font-size="11.00pt" fo:font-weight="normal" fo:font-family="Arial" style:font-family-asian="Arial" style:font-family-complex="Arial" fo:background-color="transparent" fo:color="#9e9e9e"/>
    </style:style>
    <style:style style:name="T785" style:family="text">
      <style:text-properties fo:font-size="11.00pt" fo:font-weight="normal" fo:font-family="Arial" style:font-family-asian="Arial" style:font-family-complex="Arial" fo:background-color="transparent" style:use-window-font-color="true"/>
    </style:style>
    <style:style style:name="T786" style:family="text">
      <style:text-properties fo:font-size="11.00pt" fo:font-weight="normal" fo:font-family="Arial" style:font-family-asian="Arial" style:font-family-complex="Arial" fo:background-color="transparent" fo:color="#2196f3"/>
    </style:style>
    <style:style style:name="T787" style:family="text">
      <style:text-properties fo:font-size="11.00pt" fo:font-weight="normal" fo:font-family="Arial" style:font-family-asian="Arial" style:font-family-complex="Arial" fo:background-color="transparent" style:use-window-font-color="true"/>
    </style:style>
    <style:style style:name="T788" style:family="text">
      <style:text-properties fo:font-size="11.00pt" fo:font-weight="normal" fo:font-family="Arial" style:font-family-asian="Arial" style:font-family-complex="Arial" fo:background-color="transparent" fo:color="#2196f3"/>
    </style:style>
    <style:style style:name="T789" style:family="text">
      <style:text-properties fo:font-size="11.00pt" fo:font-weight="normal" fo:font-family="Arial" style:font-family-asian="Arial" style:font-family-complex="Arial" fo:background-color="transparent" fo:color="#9e9e9e"/>
    </style:style>
    <style:style style:name="T790" style:family="text">
      <style:text-properties fo:font-size="11.00pt" fo:font-weight="normal" fo:font-family="Arial" style:font-family-asian="Arial" style:font-family-complex="Arial" fo:background-color="transparent" fo:color="#2196f3"/>
    </style:style>
    <style:style style:name="T791" style:family="text">
      <style:text-properties fo:font-size="11.00pt" fo:font-weight="normal" fo:font-family="Arial" style:font-family-asian="Arial" style:font-family-complex="Arial" fo:background-color="transparent" style:use-window-font-color="true"/>
    </style:style>
    <style:style style:name="T792" style:family="text">
      <style:text-properties fo:font-size="11.00pt" fo:font-weight="normal" fo:font-family="Arial" style:font-family-asian="Arial" style:font-family-complex="Arial" fo:background-color="transparent" fo:color="#2196f3"/>
    </style:style>
    <style:style style:name="T793" style:family="text">
      <style:text-properties fo:font-size="11.00pt" fo:font-weight="normal" fo:font-family="Arial" style:font-family-asian="Arial" style:font-family-complex="Arial" fo:background-color="transparent" fo:color="#9e9e9e"/>
    </style:style>
    <style:style style:name="T794" style:family="text">
      <style:text-properties fo:font-size="11.00pt" fo:font-weight="normal" fo:font-family="Arial" style:font-family-asian="Arial" style:font-family-complex="Arial" fo:background-color="transparent" style:use-window-font-color="true"/>
    </style:style>
    <style:style style:name="T795" style:family="text">
      <style:text-properties fo:font-size="11.00pt" fo:font-weight="normal" fo:font-family="Calibri" style:font-family-asian="Calibri" style:font-family-complex="Calibri" fo:background-color="transparent" style:use-window-font-color="true"/>
    </style:style>
    <style:style style:name="T796" style:family="text">
      <style:text-properties fo:font-size="11.00pt" fo:font-weight="normal" fo:font-family="Arial" style:font-family-asian="Arial" style:font-family-complex="Arial" fo:background-color="transparent" style:use-window-font-color="true"/>
    </style:style>
    <style:style style:name="T797" style:family="text">
      <style:text-properties fo:font-size="11.00pt" fo:font-weight="normal" fo:font-family="Arial" style:font-family-asian="Arial" style:font-family-complex="Arial" fo:background-color="transparent" fo:color="#4caf50"/>
    </style:style>
    <style:style style:name="T798" style:family="text">
      <style:text-properties fo:font-size="11.00pt" fo:font-weight="normal" fo:font-family="Arial" style:font-family-asian="Arial" style:font-family-complex="Arial" fo:background-color="transparent" style:use-window-font-color="true"/>
    </style:style>
    <style:style style:name="T799" style:family="text">
      <style:text-properties fo:font-size="11.00pt" fo:font-weight="normal" fo:font-family="Arial" style:font-family-asian="Arial" style:font-family-complex="Arial" fo:background-color="transparent" fo:color="#9e9e9e"/>
    </style:style>
    <style:style style:name="T800" style:family="text">
      <style:text-properties fo:font-size="11.00pt" fo:font-weight="normal" fo:font-family="Arial" style:font-family-asian="Arial" style:font-family-complex="Arial" fo:background-color="transparent" style:use-window-font-color="true"/>
    </style:style>
    <style:style style:name="T801" style:family="text">
      <style:text-properties fo:font-size="11.00pt" fo:font-weight="normal" fo:font-family="Arial" style:font-family-asian="Arial" style:font-family-complex="Arial" fo:background-color="transparent" fo:color="#4caf50"/>
    </style:style>
    <style:style style:name="T802" style:family="text">
      <style:text-properties fo:font-size="11.00pt" fo:font-weight="normal" fo:font-family="Arial" style:font-family-asian="Arial" style:font-family-complex="Arial" fo:background-color="transparent" style:use-window-font-color="true"/>
    </style:style>
    <style:style style:name="T803" style:family="text">
      <style:text-properties fo:font-size="11.00pt" fo:font-weight="normal" fo:font-family="Arial" style:font-family-asian="Arial" style:font-family-complex="Arial" fo:background-color="transparent" fo:color="#4caf50"/>
    </style:style>
    <style:style style:name="T804" style:family="text">
      <style:text-properties fo:font-size="11.00pt" fo:font-weight="normal" fo:font-family="Arial" style:font-family-asian="Arial" style:font-family-complex="Arial" fo:background-color="transparent" style:use-window-font-color="true"/>
    </style:style>
    <style:style style:name="T805" style:family="text">
      <style:text-properties fo:font-size="11.00pt" fo:font-weight="normal" fo:font-family="Calibri" style:font-family-asian="Calibri" style:font-family-complex="Calibri" fo:background-color="transparent" style:use-window-font-color="true"/>
    </style:style>
    <style:style style:name="T806" style:family="text">
      <style:text-properties fo:font-size="11.00pt" fo:font-weight="normal" fo:font-family="Arial" style:font-family-asian="Arial" style:font-family-complex="Arial" fo:background-color="transparent" style:use-window-font-color="true"/>
    </style:style>
    <style:style style:name="T807" style:family="text">
      <style:text-properties fo:font-size="11.00pt" fo:font-weight="normal" fo:font-family="Arial" style:font-family-asian="Arial" style:font-family-complex="Arial" fo:background-color="transparent" fo:color="#4caf50"/>
    </style:style>
    <style:style style:name="T808" style:family="text">
      <style:text-properties fo:font-size="11.00pt" fo:font-weight="normal" fo:font-family="Arial" style:font-family-asian="Arial" style:font-family-complex="Arial" fo:background-color="transparent" style:use-window-font-color="true"/>
    </style:style>
    <style:style style:name="T809" style:family="text">
      <style:text-properties fo:font-size="11.00pt" fo:font-weight="normal" fo:font-family="Arial" style:font-family-asian="Arial" style:font-family-complex="Arial" fo:background-color="transparent" fo:color="#9e9e9e"/>
    </style:style>
    <style:style style:name="T810" style:family="text">
      <style:text-properties fo:font-size="11.00pt" fo:font-weight="normal" fo:font-family="Arial" style:font-family-asian="Arial" style:font-family-complex="Arial" fo:background-color="transparent" style:use-window-font-color="true"/>
    </style:style>
    <style:style style:name="T811" style:family="text">
      <style:text-properties fo:font-size="11.00pt" fo:font-weight="normal" fo:font-family="Arial" style:font-family-asian="Arial" style:font-family-complex="Arial" fo:background-color="transparent" fo:color="#9e9e9e"/>
    </style:style>
    <style:style style:name="T812" style:family="text">
      <style:text-properties fo:font-size="11.00pt" fo:font-weight="normal" fo:font-family="Arial" style:font-family-asian="Arial" style:font-family-complex="Arial" fo:background-color="transparent" style:use-window-font-color="true"/>
    </style:style>
    <style:style style:name="T813" style:family="text">
      <style:text-properties fo:font-size="11.00pt" fo:font-weight="normal" fo:font-family="Calibri" style:font-family-asian="Calibri" style:font-family-complex="Calibri" fo:background-color="transparent" style:use-window-font-color="true"/>
    </style:style>
    <style:style style:name="T814" style:family="text">
      <style:text-properties fo:font-size="11.00pt" fo:font-weight="normal" fo:font-family="Arial" style:font-family-asian="Arial" style:font-family-complex="Arial" fo:background-color="transparent" style:use-window-font-color="true"/>
    </style:style>
    <style:style style:name="T815" style:family="text">
      <style:text-properties fo:font-size="11.00pt" fo:font-weight="normal" fo:font-family="Arial" style:font-family-asian="Arial" style:font-family-complex="Arial" fo:background-color="transparent" fo:color="#9e9e9e"/>
    </style:style>
    <style:style style:name="T816" style:family="text">
      <style:text-properties fo:font-size="11.00pt" fo:font-weight="normal" fo:font-family="Arial" style:font-family-asian="Arial" style:font-family-complex="Arial" fo:background-color="transparent" style:use-window-font-color="true"/>
    </style:style>
    <style:style style:name="T817" style:family="text">
      <style:text-properties fo:font-size="11.00pt" fo:font-weight="normal" fo:font-family="Calibri" style:font-family-asian="Calibri" style:font-family-complex="Calibri" fo:background-color="transparent" style:use-window-font-color="true"/>
    </style:style>
    <style:style style:name="T818" style:family="text">
      <style:text-properties fo:font-size="11.00pt" fo:font-weight="normal" fo:font-family="Arial" style:font-family-asian="Arial" style:font-family-complex="Arial" fo:background-color="transparent" style:use-window-font-color="true"/>
    </style:style>
    <style:style style:name="T819" style:family="text">
      <style:text-properties fo:font-size="11.00pt" fo:font-weight="normal" fo:font-family="Arial" style:font-family-asian="Arial" style:font-family-complex="Arial" fo:background-color="transparent" fo:color="#4caf50"/>
    </style:style>
    <style:style style:name="T820" style:family="text">
      <style:text-properties fo:font-size="11.00pt" fo:font-weight="normal" fo:font-family="Arial" style:font-family-asian="Arial" style:font-family-complex="Arial" fo:background-color="transparent" style:use-window-font-color="true"/>
    </style:style>
    <style:style style:name="T821" style:family="text">
      <style:text-properties fo:font-size="11.00pt" fo:font-weight="normal" fo:font-family="Arial" style:font-family-asian="Arial" style:font-family-complex="Arial" fo:background-color="transparent" fo:color="#9e9e9e"/>
    </style:style>
    <style:style style:name="T822" style:family="text">
      <style:text-properties fo:font-size="11.00pt" fo:font-weight="normal" fo:font-family="Arial" style:font-family-asian="Arial" style:font-family-complex="Arial" fo:background-color="transparent" style:use-window-font-color="true"/>
    </style:style>
    <style:style style:name="T823" style:family="text">
      <style:text-properties fo:font-size="11.00pt" fo:font-weight="normal" fo:font-family="Calibri" style:font-family-asian="Calibri" style:font-family-complex="Calibri" fo:background-color="transparent" style:use-window-font-color="true"/>
    </style:style>
    <style:style style:name="T824" style:family="text">
      <style:text-properties fo:font-size="11.00pt" fo:font-weight="normal" fo:font-family="Arial" style:font-family-asian="Arial" style:font-family-complex="Arial" fo:background-color="transparent" style:use-window-font-color="true"/>
    </style:style>
    <style:style style:name="T825" style:family="text">
      <style:text-properties fo:font-size="11.00pt" fo:font-weight="normal" fo:font-family="Arial" style:font-family-asian="Arial" style:font-family-complex="Arial" fo:background-color="transparent" fo:color="#4caf50"/>
    </style:style>
    <style:style style:name="T826" style:family="text">
      <style:text-properties fo:font-size="11.00pt" fo:font-weight="normal" fo:font-family="Arial" style:font-family-asian="Arial" style:font-family-complex="Arial" fo:background-color="transparent" style:use-window-font-color="true"/>
    </style:style>
    <style:style style:name="T827" style:family="text">
      <style:text-properties fo:font-size="11.00pt" fo:font-weight="normal" fo:font-family="Arial" style:font-family-asian="Arial" style:font-family-complex="Arial" fo:background-color="transparent" fo:color="#9e9e9e"/>
    </style:style>
    <style:style style:name="T828" style:family="text">
      <style:text-properties fo:font-size="11.00pt" fo:font-weight="normal" fo:font-family="Arial" style:font-family-asian="Arial" style:font-family-complex="Arial" fo:background-color="transparent" style:use-window-font-color="true"/>
    </style:style>
    <style:style style:name="T829" style:family="text">
      <style:text-properties fo:font-size="11.00pt" fo:font-weight="normal" fo:font-family="Arial" style:font-family-asian="Arial" style:font-family-complex="Arial" fo:background-color="transparent" fo:color="#2196f3"/>
    </style:style>
    <style:style style:name="T830" style:family="text">
      <style:text-properties fo:font-size="11.00pt" fo:font-weight="normal" fo:font-family="Arial" style:font-family-asian="Arial" style:font-family-complex="Arial" fo:background-color="transparent" style:use-window-font-color="true"/>
    </style:style>
    <style:style style:name="T831" style:family="text">
      <style:text-properties fo:font-size="11.00pt" fo:font-weight="normal" fo:font-family="Arial" style:font-family-asian="Arial" style:font-family-complex="Arial" fo:background-color="transparent" fo:color="#9e9e9e"/>
    </style:style>
    <style:style style:name="T832" style:family="text">
      <style:text-properties fo:font-size="11.00pt" fo:font-weight="normal" fo:font-family="Arial" style:font-family-asian="Arial" style:font-family-complex="Arial" fo:background-color="transparent" style:use-window-font-color="true"/>
    </style:style>
    <style:style style:name="T833" style:family="text">
      <style:text-properties fo:font-size="11.00pt" fo:font-weight="normal" fo:font-family="Arial" style:font-family-asian="Arial" style:font-family-complex="Arial" fo:background-color="transparent" fo:color="#9e9e9e"/>
    </style:style>
    <style:style style:name="T834" style:family="text">
      <style:text-properties fo:font-size="11.00pt" fo:font-weight="normal" fo:font-family="Arial" style:font-family-asian="Arial" style:font-family-complex="Arial" fo:background-color="transparent" style:use-window-font-color="true"/>
    </style:style>
    <style:style style:name="T835" style:family="text">
      <style:text-properties fo:font-size="11.00pt" fo:font-weight="normal" fo:font-family="Arial" style:font-family-asian="Arial" style:font-family-complex="Arial" fo:background-color="transparent" fo:color="#4caf50"/>
    </style:style>
    <style:style style:name="T836" style:family="text">
      <style:text-properties fo:font-size="11.00pt" fo:font-weight="normal" fo:font-family="Arial" style:font-family-asian="Arial" style:font-family-complex="Arial" fo:background-color="transparent" style:use-window-font-color="true"/>
    </style:style>
    <style:style style:name="T837" style:family="text">
      <style:text-properties fo:font-size="11.00pt" fo:font-weight="normal" fo:font-family="Calibri" style:font-family-asian="Calibri" style:font-family-complex="Calibri" fo:background-color="transparent" style:use-window-font-color="true"/>
    </style:style>
    <style:style style:name="T838" style:family="text">
      <style:text-properties fo:font-size="11.00pt" fo:font-weight="normal" fo:font-family="Arial" style:font-family-asian="Arial" style:font-family-complex="Arial" fo:background-color="transparent" style:use-window-font-color="true"/>
    </style:style>
    <style:style style:name="T839" style:family="text">
      <style:text-properties fo:font-size="11.00pt" fo:font-weight="normal" fo:font-family="Arial" style:font-family-asian="Arial" style:font-family-complex="Arial" fo:background-color="transparent" fo:color="#4caf50"/>
    </style:style>
    <style:style style:name="T840" style:family="text">
      <style:text-properties fo:font-size="11.00pt" fo:font-weight="normal" fo:font-family="Arial" style:font-family-asian="Arial" style:font-family-complex="Arial" fo:background-color="transparent" style:use-window-font-color="true"/>
    </style:style>
    <style:style style:name="T841" style:family="text">
      <style:text-properties fo:font-size="11.00pt" fo:font-weight="normal" fo:font-family="Arial" style:font-family-asian="Arial" style:font-family-complex="Arial" fo:background-color="transparent" fo:color="#9e9e9e"/>
    </style:style>
    <style:style style:name="T842" style:family="text">
      <style:text-properties fo:font-size="11.00pt" fo:font-weight="normal" fo:font-family="Arial" style:font-family-asian="Arial" style:font-family-complex="Arial" fo:background-color="transparent" style:use-window-font-color="true"/>
    </style:style>
    <style:style style:name="T843" style:family="text">
      <style:text-properties fo:font-size="11.00pt" fo:font-weight="normal" fo:font-family="Arial" style:font-family-asian="Arial" style:font-family-complex="Arial" fo:background-color="transparent" fo:color="#2196f3"/>
    </style:style>
    <style:style style:name="T844" style:family="text">
      <style:text-properties fo:font-size="11.00pt" fo:font-weight="normal" fo:font-family="Arial" style:font-family-asian="Arial" style:font-family-complex="Arial" fo:background-color="transparent" style:use-window-font-color="true"/>
    </style:style>
    <style:style style:name="T845" style:family="text">
      <style:text-properties fo:font-size="11.00pt" fo:font-weight="normal" fo:font-family="Arial" style:font-family-asian="Arial" style:font-family-complex="Arial" fo:background-color="transparent" fo:color="#9e9e9e"/>
    </style:style>
    <style:style style:name="T846" style:family="text">
      <style:text-properties fo:font-size="11.00pt" fo:font-weight="normal" fo:font-family="Arial" style:font-family-asian="Arial" style:font-family-complex="Arial" fo:background-color="transparent" style:use-window-font-color="true"/>
    </style:style>
    <style:style style:name="T847" style:family="text">
      <style:text-properties fo:font-size="11.00pt" fo:font-weight="normal" fo:font-family="Calibri" style:font-family-asian="Calibri" style:font-family-complex="Calibri" fo:background-color="transparent" style:use-window-font-color="true"/>
    </style:style>
    <style:style style:name="T848" style:family="text">
      <style:text-properties fo:font-size="11.00pt" fo:font-weight="normal" fo:font-family="Arial" style:font-family-asian="Arial" style:font-family-complex="Arial" fo:background-color="transparent" style:use-window-font-color="true"/>
    </style:style>
    <style:style style:name="T849" style:family="text">
      <style:text-properties fo:font-size="11.00pt" fo:font-weight="normal" fo:font-family="Arial" style:font-family-asian="Arial" style:font-family-complex="Arial" fo:background-color="transparent" fo:color="#4caf50"/>
    </style:style>
    <style:style style:name="T850" style:family="text">
      <style:text-properties fo:font-size="11.00pt" fo:font-weight="normal" fo:font-family="Arial" style:font-family-asian="Arial" style:font-family-complex="Arial" fo:background-color="transparent" style:use-window-font-color="true"/>
    </style:style>
    <style:style style:name="T851" style:family="text">
      <style:text-properties fo:font-size="11.00pt" fo:font-weight="normal" fo:font-family="Arial" style:font-family-asian="Arial" style:font-family-complex="Arial" fo:background-color="transparent" fo:color="#9e9e9e"/>
    </style:style>
    <style:style style:name="T852" style:family="text">
      <style:text-properties fo:font-size="11.00pt" fo:font-weight="normal" fo:font-family="Arial" style:font-family-asian="Arial" style:font-family-complex="Arial" fo:background-color="transparent" style:use-window-font-color="true"/>
    </style:style>
    <style:style style:name="T853" style:family="text">
      <style:text-properties fo:font-size="11.00pt" fo:font-weight="normal" fo:font-family="Arial" style:font-family-asian="Arial" style:font-family-complex="Arial" fo:background-color="transparent" fo:color="#2196f3"/>
    </style:style>
    <style:style style:name="T854" style:family="text">
      <style:text-properties fo:font-size="11.00pt" fo:font-weight="normal" fo:font-family="Arial" style:font-family-asian="Arial" style:font-family-complex="Arial" fo:background-color="transparent" style:use-window-font-color="true"/>
    </style:style>
    <style:style style:name="T855" style:family="text">
      <style:text-properties fo:font-size="11.00pt" fo:font-weight="normal" fo:font-family="Arial" style:font-family-asian="Arial" style:font-family-complex="Arial" fo:background-color="transparent" fo:color="#9e9e9e"/>
    </style:style>
    <style:style style:name="T856" style:family="text">
      <style:text-properties fo:font-size="11.00pt" fo:font-weight="normal" fo:font-family="Arial" style:font-family-asian="Arial" style:font-family-complex="Arial" fo:background-color="transparent" style:use-window-font-color="true"/>
    </style:style>
    <style:style style:name="T857" style:family="text">
      <style:text-properties fo:font-size="11.00pt" fo:font-weight="normal" fo:font-family="Arial" style:font-family-asian="Arial" style:font-family-complex="Arial" fo:background-color="transparent" fo:color="#9e9e9e"/>
    </style:style>
    <style:style style:name="T858" style:family="text">
      <style:text-properties fo:font-size="11.00pt" fo:font-weight="normal" fo:font-family="Arial" style:font-family-asian="Arial" style:font-family-complex="Arial" fo:background-color="transparent" style:use-window-font-color="true"/>
    </style:style>
    <style:style style:name="T859" style:family="text">
      <style:text-properties fo:font-size="11.00pt" fo:font-weight="normal" fo:font-family="Arial" style:font-family-asian="Arial" style:font-family-complex="Arial" fo:background-color="transparent" fo:color="#4caf50"/>
    </style:style>
    <style:style style:name="T860" style:family="text">
      <style:text-properties fo:font-size="11.00pt" fo:font-weight="normal" fo:font-family="Arial" style:font-family-asian="Arial" style:font-family-complex="Arial" fo:background-color="transparent" style:use-window-font-color="true"/>
    </style:style>
    <style:style style:name="T861" style:family="text">
      <style:text-properties fo:font-size="11.00pt" fo:font-weight="normal" fo:font-family="Calibri" style:font-family-asian="Calibri" style:font-family-complex="Calibri" fo:background-color="transparent" style:use-window-font-color="true"/>
    </style:style>
    <style:style style:name="T862" style:family="text">
      <style:text-properties fo:font-size="11.00pt" fo:font-weight="normal" fo:font-family="Arial" style:font-family-asian="Arial" style:font-family-complex="Arial" fo:background-color="transparent" style:use-window-font-color="true"/>
    </style:style>
    <style:style style:name="T863" style:family="text">
      <style:text-properties fo:font-size="11.00pt" fo:font-weight="normal" fo:font-family="Arial" style:font-family-asian="Arial" style:font-family-complex="Arial" fo:background-color="transparent" fo:color="#9e9e9e"/>
    </style:style>
    <style:style style:name="T864" style:family="text">
      <style:text-properties fo:font-size="11.00pt" fo:font-weight="normal" fo:font-family="Arial" style:font-family-asian="Arial" style:font-family-complex="Arial" fo:background-color="transparent" style:use-window-font-color="true"/>
    </style:style>
    <style:style style:name="T865" style:family="text">
      <style:text-properties fo:font-size="11.00pt" fo:font-weight="normal" fo:font-family="Calibri" style:font-family-asian="Calibri" style:font-family-complex="Calibri" fo:background-color="transparent" style:use-window-font-color="true"/>
    </style:style>
    <style:style style:name="T866" style:family="text">
      <style:text-properties fo:font-size="11.00pt" fo:font-weight="normal" fo:font-family="Arial" style:font-family-asian="Arial" style:font-family-complex="Arial" fo:background-color="transparent" style:use-window-font-color="true"/>
    </style:style>
    <style:style style:name="T867" style:family="text">
      <style:text-properties fo:font-size="11.00pt" fo:font-weight="normal" fo:font-family="Arial" style:font-family-asian="Arial" style:font-family-complex="Arial" fo:background-color="transparent" fo:color="#9e9e9e"/>
    </style:style>
    <style:style style:name="T868" style:family="text">
      <style:text-properties fo:font-size="11.00pt" fo:font-weight="normal" fo:font-family="Arial" style:font-family-asian="Arial" style:font-family-complex="Arial" fo:background-color="transparent" style:use-window-font-color="true"/>
    </style:style>
    <style:style style:name="T869" style:family="text">
      <style:text-properties fo:font-size="11.00pt" fo:font-weight="normal" fo:font-family="Arial" style:font-family-asian="Arial" style:font-family-complex="Arial" fo:background-color="transparent" fo:color="#9e9e9e"/>
    </style:style>
    <style:style style:name="T870" style:family="text">
      <style:text-properties fo:font-size="11.00pt" fo:font-weight="normal" fo:font-family="Arial" style:font-family-asian="Arial" style:font-family-complex="Arial" fo:background-color="transparent" style:use-window-font-color="true"/>
    </style:style>
    <style:style style:name="T871" style:family="text">
      <style:text-properties fo:font-size="11.00pt" fo:font-weight="normal" fo:font-family="Calibri" style:font-family-asian="Calibri" style:font-family-complex="Calibri" fo:background-color="transparent" style:use-window-font-color="true"/>
    </style:style>
    <style:style style:name="T872" style:family="text">
      <style:text-properties fo:font-size="11.00pt" fo:font-weight="normal" fo:font-family="Arial" style:font-family-asian="Arial" style:font-family-complex="Arial" fo:background-color="transparent" style:use-window-font-color="true"/>
    </style:style>
    <style:style style:name="T873" style:family="text">
      <style:text-properties fo:font-size="11.00pt" fo:font-weight="normal" fo:font-family="Calibri" style:font-family-asian="Calibri" style:font-family-complex="Calibri" fo:background-color="transparent" style:use-window-font-color="true"/>
    </style:style>
    <style:style style:name="T874" style:family="text">
      <style:text-properties fo:font-size="11.00pt" fo:font-weight="normal" fo:font-family="Arial" style:font-family-asian="Arial" style:font-family-complex="Arial" fo:background-color="transparent" style:use-window-font-color="true"/>
    </style:style>
    <style:style style:name="T875" style:family="text">
      <style:text-properties fo:font-size="11.00pt" fo:font-weight="normal" fo:font-family="Calibri" style:font-family-asian="Calibri" style:font-family-complex="Calibri" fo:background-color="transparent" style:use-window-font-color="true"/>
    </style:style>
    <style:style style:name="T876" style:family="text">
      <style:text-properties fo:font-size="11.00pt" fo:font-weight="normal" fo:font-family="Arial" style:font-family-asian="Arial" style:font-family-complex="Arial" fo:background-color="transparent" style:use-window-font-color="true"/>
    </style:style>
    <style:style style:name="T877" style:family="text">
      <style:text-properties fo:font-size="11.00pt" fo:font-weight="normal" fo:font-family="Calibri" style:font-family-asian="Calibri" style:font-family-complex="Calibri" fo:background-color="transparent" style:use-window-font-color="true"/>
    </style:style>
    <style:style style:name="T878" style:family="text">
      <style:text-properties fo:font-size="11.00pt" fo:font-weight="normal" fo:font-family="Arial" style:font-family-asian="Arial" style:font-family-complex="Arial" fo:background-color="transparent" style:use-window-font-color="true"/>
    </style:style>
    <style:style style:name="T879" style:family="text">
      <style:text-properties fo:font-size="11.00pt" fo:font-weight="normal" fo:font-family="Calibri" style:font-family-asian="Calibri" style:font-family-complex="Calibri" fo:background-color="transparent" style:use-window-font-color="true"/>
    </style:style>
    <style:style style:name="T880" style:family="text">
      <style:text-properties fo:font-size="11.00pt" fo:font-weight="normal" fo:font-family="Arial" style:font-family-asian="Arial" style:font-family-complex="Arial" fo:background-color="transparent" style:use-window-font-color="true"/>
    </style:style>
    <style:style style:name="T881" style:family="text">
      <style:text-properties fo:font-size="11.00pt" fo:font-weight="normal" fo:font-family="Calibri" style:font-family-asian="Calibri" style:font-family-complex="Calibri" fo:background-color="transparent" style:use-window-font-color="true"/>
    </style:style>
    <style:style style:name="T882" style:family="text">
      <style:text-properties fo:font-size="11.00pt" fo:font-weight="normal" fo:font-family="Arial" style:font-family-asian="Arial" style:font-family-complex="Arial" fo:background-color="transparent" style:use-window-font-color="true"/>
    </style:style>
    <style:style style:name="T883" style:family="text">
      <style:text-properties fo:font-size="11.00pt" fo:font-weight="normal" fo:font-family="Calibri" style:font-family-asian="Calibri" style:font-family-complex="Calibri" fo:background-color="transparent" style:use-window-font-color="true"/>
    </style:style>
    <style:style style:name="T884" style:family="text">
      <style:text-properties fo:font-size="11.00pt" fo:font-weight="normal" fo:font-family="Arial" style:font-family-asian="Arial" style:font-family-complex="Arial" fo:background-color="transparent" style:use-window-font-color="true"/>
    </style:style>
    <style:style style:name="T885" style:family="text">
      <style:text-properties fo:font-size="11.00pt" fo:font-weight="normal" fo:font-family="Calibri" style:font-family-asian="Calibri" style:font-family-complex="Calibri" fo:background-color="transparent" style:use-window-font-color="true"/>
    </style:style>
    <style:style style:name="T886" style:family="text">
      <style:text-properties fo:font-size="11.00pt" fo:font-weight="normal" fo:font-family="Arial" style:font-family-asian="Arial" style:font-family-complex="Arial" fo:background-color="transparent" style:use-window-font-color="true"/>
    </style:style>
    <style:style style:name="T887" style:family="text">
      <style:text-properties fo:font-size="11.00pt" fo:font-weight="normal" fo:font-family="Calibri" style:font-family-asian="Calibri" style:font-family-complex="Calibri" fo:background-color="transparent" style:use-window-font-color="true"/>
    </style:style>
    <style:style style:name="T888" style:family="text">
      <style:text-properties fo:font-size="11.00pt" fo:font-weight="normal" fo:font-family="Arial" style:font-family-asian="Arial" style:font-family-complex="Arial" fo:background-color="transparent" style:use-window-font-color="true"/>
    </style:style>
    <style:style style:name="T889" style:family="text">
      <style:text-properties fo:font-size="11.00pt" fo:font-weight="normal" fo:font-family="Calibri" style:font-family-asian="Calibri" style:font-family-complex="Calibri" fo:background-color="transparent" style:use-window-font-color="true"/>
    </style:style>
    <style:style style:name="T890" style:family="text">
      <style:text-properties fo:font-size="11.00pt" fo:font-weight="normal" fo:font-family="Arial" style:font-family-asian="Arial" style:font-family-complex="Arial" fo:background-color="transparent" style:use-window-font-color="true"/>
    </style:style>
    <style:style style:name="T891" style:family="text">
      <style:text-properties fo:font-size="11.00pt" fo:font-weight="normal" fo:font-family="Calibri" style:font-family-asian="Calibri" style:font-family-complex="Calibri" fo:background-color="transparent" style:use-window-font-color="true"/>
    </style:style>
    <style:style style:name="T892" style:family="text">
      <style:text-properties fo:font-size="11.00pt" fo:font-weight="normal" fo:font-family="Arial" style:font-family-asian="Arial" style:font-family-complex="Arial" fo:background-color="transparent" style:use-window-font-color="true"/>
    </style:style>
    <style:style style:name="T893" style:family="text">
      <style:text-properties fo:font-size="11.00pt" fo:font-weight="normal" fo:font-family="Calibri" style:font-family-asian="Calibri" style:font-family-complex="Calibri" fo:background-color="transparent" style:use-window-font-color="true"/>
    </style:style>
    <style:style style:name="T894" style:family="text">
      <style:text-properties fo:font-size="11.00pt" fo:font-weight="normal" fo:font-family="Arial" style:font-family-asian="Arial" style:font-family-complex="Arial" fo:background-color="transparent" style:use-window-font-color="true"/>
    </style:style>
    <style:style style:name="T895" style:family="text">
      <style:text-properties fo:font-size="11.00pt" fo:font-weight="normal" fo:font-family="Calibri" style:font-family-asian="Calibri" style:font-family-complex="Calibri" fo:background-color="transparent" style:use-window-font-color="true"/>
    </style:style>
    <style:style style:name="T896" style:family="text">
      <style:text-properties fo:font-size="11.00pt" fo:font-weight="normal" fo:font-family="Arial" style:font-family-asian="Arial" style:font-family-complex="Arial" fo:background-color="transparent" style:use-window-font-color="true"/>
    </style:style>
    <style:style style:name="T897" style:family="text">
      <style:text-properties fo:font-size="11.00pt" fo:font-weight="normal" fo:font-family="Calibri" style:font-family-asian="Calibri" style:font-family-complex="Calibri" fo:background-color="transparent" style:use-window-font-color="true"/>
    </style:style>
    <style:style style:name="T898" style:family="text">
      <style:text-properties fo:font-size="11.00pt" fo:font-weight="normal" fo:font-family="Arial" style:font-family-asian="Arial" style:font-family-complex="Arial" fo:background-color="transparent" style:use-window-font-color="true"/>
    </style:style>
    <style:style style:name="T899" style:family="text">
      <style:text-properties fo:font-size="11.00pt" fo:font-weight="normal" fo:font-family="Calibri" style:font-family-asian="Calibri" style:font-family-complex="Calibri" fo:background-color="transparent" style:use-window-font-color="true"/>
    </style:style>
    <style:style style:name="T900" style:family="text">
      <style:text-properties fo:font-size="11.00pt" fo:font-weight="normal" fo:font-family="Arial" style:font-family-asian="Arial" style:font-family-complex="Arial" fo:background-color="transparent" style:use-window-font-color="true"/>
    </style:style>
    <style:style style:name="T901" style:family="text">
      <style:text-properties fo:font-size="11.00pt" fo:font-weight="normal" fo:font-family="Arial" style:font-family-asian="Arial" style:font-family-complex="Arial" fo:background-color="transparent" fo:color="#2196f3"/>
    </style:style>
    <style:style style:name="T902" style:family="text">
      <style:text-properties fo:font-size="11.00pt" fo:font-weight="normal" fo:font-family="Arial" style:font-family-asian="Arial" style:font-family-complex="Arial" fo:background-color="transparent" style:use-window-font-color="true"/>
    </style:style>
    <style:style style:name="T903" style:family="text">
      <style:text-properties fo:font-size="11.00pt" fo:font-weight="normal" fo:font-family="Arial" style:font-family-asian="Arial" style:font-family-complex="Arial" fo:background-color="transparent" fo:color="#2196f3"/>
    </style:style>
    <style:style style:name="T904" style:family="text">
      <style:text-properties fo:font-size="11.00pt" fo:font-weight="normal" fo:font-family="Arial" style:font-family-asian="Arial" style:font-family-complex="Arial" fo:background-color="transparent" style:use-window-font-color="true"/>
    </style:style>
    <style:style style:name="T905" style:family="text">
      <style:text-properties fo:font-size="11.00pt" fo:font-weight="normal" fo:font-family="Arial" style:font-family-asian="Arial" style:font-family-complex="Arial" fo:background-color="transparent" fo:color="#2196f3"/>
    </style:style>
    <style:style style:name="T906" style:family="text">
      <style:text-properties fo:font-size="11.00pt" fo:font-weight="normal" fo:font-family="Arial" style:font-family-asian="Arial" style:font-family-complex="Arial" fo:background-color="transparent" style:use-window-font-color="true"/>
    </style:style>
    <style:style style:name="T907" style:family="text">
      <style:text-properties fo:font-size="11.00pt" fo:font-weight="normal" fo:font-family="Calibri" style:font-family-asian="Calibri" style:font-family-complex="Calibri" fo:background-color="transparent" style:use-window-font-color="true"/>
    </style:style>
    <style:style style:name="T90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909" style:family="text">
      <style:text-properties fo:font-size="11.00pt" fo:font-weight="normal" fo:font-family="Calibri" style:font-family-asian="Calibri" style:font-family-complex="Calibri" fo:background-color="transparent" style:use-window-font-color="true"/>
    </style:style>
    <style:style style:name="T910" style:family="text">
      <style:text-properties fo:font-size="11.00pt" fo:font-weight="normal" fo:font-family="Arial" style:font-family-asian="Arial" style:font-family-complex="Arial" fo:background-color="transparent" style:use-window-font-color="true"/>
    </style:style>
    <style:style style:name="T911" style:family="text">
      <style:text-properties fo:font-size="11.00pt" fo:font-weight="normal" fo:font-family="Calibri" style:font-family-asian="Calibri" style:font-family-complex="Calibri" fo:background-color="transparent" style:use-window-font-color="true"/>
    </style:style>
    <style:style style:name="T912" style:family="text">
      <style:text-properties fo:font-size="11.00pt" fo:font-weight="normal" fo:font-family="Arial" style:font-family-asian="Arial" style:font-family-complex="Arial" fo:background-color="transparent" style:use-window-font-color="true"/>
    </style:style>
    <style:style style:name="T913" style:family="text">
      <style:text-properties fo:font-size="11.00pt" fo:font-weight="normal" fo:font-family="Calibri" style:font-family-asian="Calibri" style:font-family-complex="Calibri" fo:background-color="transparent" style:use-window-font-color="true"/>
    </style:style>
    <style:style style:name="T914" style:family="text">
      <style:text-properties fo:font-size="11.00pt" fo:font-weight="normal" fo:font-family="Arial" style:font-family-asian="Arial" style:font-family-complex="Arial" fo:background-color="transparent" style:use-window-font-color="true"/>
    </style:style>
    <style:style style:name="T915" style:family="text">
      <style:text-properties fo:font-size="11.00pt" fo:font-weight="normal" fo:font-family="Calibri" style:font-family-asian="Calibri" style:font-family-complex="Calibri" fo:background-color="transparent" style:use-window-font-color="true"/>
    </style:style>
    <style:style style:name="T916" style:family="text">
      <style:text-properties fo:font-size="11.00pt" fo:font-weight="normal" fo:font-family="Arial" style:font-family-asian="Arial" style:font-family-complex="Arial" fo:background-color="transparent" style:use-window-font-color="true"/>
    </style:style>
    <style:style style:name="T917" style:family="text">
      <style:text-properties fo:font-size="11.00pt" fo:font-weight="normal" fo:font-family="Calibri" style:font-family-asian="Calibri" style:font-family-complex="Calibri" fo:background-color="transparent" style:use-window-font-color="true"/>
    </style:style>
    <style:style style:name="T918" style:family="text">
      <style:text-properties fo:font-size="11.00pt" fo:font-weight="normal" fo:font-family="Arial" style:font-family-asian="Arial" style:font-family-complex="Arial" fo:background-color="transparent" style:use-window-font-color="true"/>
    </style:style>
    <style:style style:name="T919" style:family="text">
      <style:text-properties fo:font-size="11.00pt" fo:font-weight="normal" fo:font-family="Calibri" style:font-family-asian="Calibri" style:font-family-complex="Calibri" fo:background-color="transparent" style:use-window-font-color="true"/>
    </style:style>
    <style:style style:name="T920" style:family="text">
      <style:text-properties fo:font-size="11.00pt" fo:font-weight="normal" fo:font-family="Arial" style:font-family-asian="Arial" style:font-family-complex="Arial" fo:background-color="transparent" style:use-window-font-color="true"/>
    </style:style>
    <style:style style:name="T921" style:family="text">
      <style:text-properties fo:font-size="11.00pt" fo:font-weight="normal" fo:font-family="Calibri" style:font-family-asian="Calibri" style:font-family-complex="Calibri" fo:background-color="transparent" style:use-window-font-color="true"/>
    </style:style>
    <style:style style:name="T922" style:family="text">
      <style:text-properties fo:font-size="11.00pt" fo:font-weight="normal" fo:font-family="Arial" style:font-family-asian="Arial" style:font-family-complex="Arial" fo:background-color="transparent" style:use-window-font-color="true"/>
    </style:style>
    <style:style style:name="T923" style:family="text">
      <style:text-properties fo:font-size="11.00pt" fo:font-weight="normal" fo:font-family="Calibri" style:font-family-asian="Calibri" style:font-family-complex="Calibri" fo:background-color="transparent" style:use-window-font-color="true"/>
    </style:style>
    <style:style style:name="T924" style:family="text">
      <style:text-properties fo:font-size="11.00pt" fo:font-weight="normal" fo:font-family="Arial" style:font-family-asian="Arial" style:font-family-complex="Arial" fo:background-color="transparent" style:use-window-font-color="true"/>
    </style:style>
    <style:style style:name="T925" style:family="text">
      <style:text-properties fo:font-size="11.00pt" fo:font-weight="normal" fo:font-family="Calibri" style:font-family-asian="Calibri" style:font-family-complex="Calibri" fo:background-color="transparent" style:use-window-font-color="true"/>
    </style:style>
    <style:style style:name="T926" style:family="text">
      <style:text-properties fo:font-size="11.00pt" fo:font-weight="normal" fo:font-family="Arial" style:font-family-asian="Arial" style:font-family-complex="Arial" fo:background-color="transparent" style:use-window-font-color="true"/>
    </style:style>
    <style:style style:name="T927" style:family="text">
      <style:text-properties fo:font-size="11.00pt" fo:font-weight="normal" fo:font-family="Calibri" style:font-family-asian="Calibri" style:font-family-complex="Calibri" fo:background-color="transparent" style:use-window-font-color="true"/>
    </style:style>
    <style:style style:name="T928" style:family="text">
      <style:text-properties fo:font-size="11.00pt" fo:font-weight="normal" fo:font-family="Arial" style:font-family-asian="Arial" style:font-family-complex="Arial" fo:background-color="transparent" style:use-window-font-color="true"/>
    </style:style>
    <style:style style:name="T929" style:family="text">
      <style:text-properties fo:font-size="11.00pt" fo:font-weight="normal" fo:font-family="Calibri" style:font-family-asian="Calibri" style:font-family-complex="Calibri" fo:background-color="transparent" style:use-window-font-color="true"/>
    </style:style>
    <style:style style:name="T930" style:family="text">
      <style:text-properties fo:font-size="11.00pt" fo:font-weight="normal" fo:font-family="Arial" style:font-family-asian="Arial" style:font-family-complex="Arial" fo:background-color="transparent" style:use-window-font-color="true"/>
    </style:style>
    <style:style style:name="T931" style:family="text">
      <style:text-properties fo:font-size="11.00pt" fo:font-weight="normal" fo:font-family="Calibri" style:font-family-asian="Calibri" style:font-family-complex="Calibri" fo:background-color="transparent" style:use-window-font-color="true"/>
    </style:style>
    <style:style style:name="T932" style:family="text">
      <style:text-properties fo:font-size="11.00pt" fo:font-weight="normal" fo:font-family="Arial" style:font-family-asian="Arial" style:font-family-complex="Arial" fo:background-color="transparent" style:use-window-font-color="true"/>
    </style:style>
    <style:style style:name="T933" style:family="text">
      <style:text-properties fo:font-size="11.00pt" fo:font-weight="normal" fo:font-family="Calibri" style:font-family-asian="Calibri" style:font-family-complex="Calibri" fo:background-color="transparent" style:use-window-font-color="true"/>
    </style:style>
    <style:style style:name="T934" style:family="text">
      <style:text-properties fo:font-size="11.00pt" fo:font-weight="normal" fo:font-family="Arial" style:font-family-asian="Arial" style:font-family-complex="Arial" fo:background-color="transparent" style:use-window-font-color="true"/>
    </style:style>
    <style:style style:name="T935" style:family="text">
      <style:text-properties fo:font-size="11.00pt" fo:font-weight="normal" fo:font-family="Calibri" style:font-family-asian="Calibri" style:font-family-complex="Calibri" fo:background-color="transparent" style:use-window-font-color="true"/>
    </style:style>
    <style:style style:name="T936" style:family="text">
      <style:text-properties fo:font-size="11.00pt" fo:font-weight="normal" fo:font-family="Arial" style:font-family-asian="Arial" style:font-family-complex="Arial" fo:background-color="transparent" style:use-window-font-color="true"/>
    </style:style>
    <style:style style:name="T937" style:family="text">
      <style:text-properties fo:font-size="11.00pt" fo:font-weight="normal" fo:font-family="Calibri" style:font-family-asian="Calibri" style:font-family-complex="Calibri" fo:background-color="transparent" style:use-window-font-color="true"/>
    </style:style>
    <style:style style:name="T938" style:family="text">
      <style:text-properties fo:font-size="11.00pt" fo:font-weight="normal" fo:font-family="Arial" style:font-family-asian="Arial" style:font-family-complex="Arial" fo:background-color="transparent" style:use-window-font-color="true"/>
    </style:style>
    <style:style style:name="T939" style:family="text">
      <style:text-properties fo:font-size="11.00pt" fo:font-weight="normal" fo:font-family="Calibri" style:font-family-asian="Calibri" style:font-family-complex="Calibri" fo:background-color="transparent" style:use-window-font-color="true"/>
    </style:style>
    <style:style style:name="T940" style:family="text">
      <style:text-properties fo:font-size="11.00pt" fo:font-weight="normal" fo:font-family="Arial" style:font-family-asian="Arial" style:font-family-complex="Arial" fo:background-color="transparent" style:use-window-font-color="true"/>
    </style:style>
    <style:style style:name="T941" style:family="text">
      <style:text-properties fo:font-size="11.00pt" fo:font-weight="normal" fo:font-family="Calibri" style:font-family-asian="Calibri" style:font-family-complex="Calibri" fo:background-color="transparent" style:use-window-font-color="true"/>
    </style:style>
    <style:style style:name="T942" style:family="text">
      <style:text-properties fo:font-size="11.00pt" fo:font-weight="normal" fo:font-family="Arial" style:font-family-asian="Arial" style:font-family-complex="Arial" fo:background-color="transparent" style:use-window-font-color="true"/>
    </style:style>
    <style:style style:name="T943" style:family="text">
      <style:text-properties fo:font-size="11.00pt" fo:font-weight="normal" fo:font-family="Calibri" style:font-family-asian="Calibri" style:font-family-complex="Calibri" fo:background-color="transparent" style:use-window-font-color="true"/>
    </style:style>
    <style:style style:name="T944" style:family="text">
      <style:text-properties fo:font-size="11.00pt" fo:font-weight="normal" fo:font-family="Arial" style:font-family-asian="Arial" style:font-family-complex="Arial" fo:background-color="transparent" style:use-window-font-color="true"/>
    </style:style>
    <style:style style:name="T945" style:family="text">
      <style:text-properties fo:font-size="11.00pt" fo:font-weight="normal" fo:font-family="Calibri" style:font-family-asian="Calibri" style:font-family-complex="Calibri" fo:background-color="transparent" style:use-window-font-color="true"/>
    </style:style>
    <style:style style:name="T946" style:family="text">
      <style:text-properties fo:font-size="11.00pt" fo:font-weight="normal" fo:font-family="Arial" style:font-family-asian="Arial" style:font-family-complex="Arial" fo:background-color="transparent" style:use-window-font-color="true"/>
    </style:style>
    <style:style style:name="T947" style:family="text">
      <style:text-properties fo:font-size="11.00pt" fo:font-weight="normal" fo:font-family="Calibri" style:font-family-asian="Calibri" style:font-family-complex="Calibri" fo:background-color="transparent" style:use-window-font-color="true"/>
    </style:style>
    <style:style style:name="T948" style:family="text">
      <style:text-properties fo:font-size="11.00pt" fo:font-weight="normal" fo:font-family="Arial" style:font-family-asian="Arial" style:font-family-complex="Arial" fo:background-color="transparent" style:use-window-font-color="true"/>
    </style:style>
    <style:style style:name="T949" style:family="text">
      <style:text-properties fo:font-size="11.00pt" fo:font-weight="normal" fo:font-family="Calibri" style:font-family-asian="Calibri" style:font-family-complex="Calibri" fo:background-color="transparent" style:use-window-font-color="true"/>
    </style:style>
    <style:style style:name="T950" style:family="text">
      <style:text-properties fo:font-size="11.00pt" fo:font-weight="normal" fo:font-family="Arial" style:font-family-asian="Arial" style:font-family-complex="Arial" fo:background-color="transparent" style:use-window-font-color="true"/>
    </style:style>
    <style:style style:name="T951" style:family="text">
      <style:text-properties fo:font-size="11.00pt" fo:font-weight="normal" fo:font-family="Calibri" style:font-family-asian="Calibri" style:font-family-complex="Calibri" fo:background-color="transparent" style:use-window-font-color="true"/>
    </style:style>
    <style:style style:name="T952" style:family="text">
      <style:text-properties fo:font-size="11.00pt" fo:font-weight="normal" fo:font-family="Arial" style:font-family-asian="Arial" style:font-family-complex="Arial" fo:background-color="transparent" style:use-window-font-color="true"/>
    </style:style>
    <style:style style:name="T953" style:family="text">
      <style:text-properties fo:font-size="11.00pt" fo:font-weight="normal" fo:font-family="Calibri" style:font-family-asian="Calibri" style:font-family-complex="Calibri" fo:background-color="transparent" style:use-window-font-color="true"/>
    </style:style>
    <style:style style:name="T954" style:family="text">
      <style:text-properties fo:font-size="11.00pt" fo:font-weight="normal" fo:font-family="Arial" style:font-family-asian="Arial" style:font-family-complex="Arial" fo:background-color="transparent" style:use-window-font-color="true"/>
    </style:style>
    <style:style style:name="T955" style:family="text">
      <style:text-properties fo:font-size="11.00pt" fo:font-weight="normal" fo:font-family="Calibri" style:font-family-asian="Calibri" style:font-family-complex="Calibri" fo:background-color="transparent" style:use-window-font-color="true"/>
    </style:style>
    <style:style style:name="T956" style:family="text">
      <style:text-properties fo:font-size="11.00pt" fo:font-weight="normal" fo:font-family="Arial" style:font-family-asian="Arial" style:font-family-complex="Arial" fo:background-color="transparent" style:use-window-font-color="true"/>
    </style:style>
    <style:style style:name="T957" style:family="text">
      <style:text-properties fo:font-size="11.00pt" fo:font-weight="normal" fo:font-family="Calibri" style:font-family-asian="Calibri" style:font-family-complex="Calibri" fo:background-color="transparent" style:use-window-font-color="true"/>
    </style:style>
    <style:style style:name="T958" style:family="text">
      <style:text-properties fo:font-size="11.00pt" fo:font-weight="normal" fo:font-family="Arial" style:font-family-asian="Arial" style:font-family-complex="Arial" fo:background-color="transparent" style:use-window-font-color="true"/>
    </style:style>
    <style:style style:name="T959" style:family="text">
      <style:text-properties fo:font-size="11.00pt" fo:font-weight="normal" fo:font-family="Calibri" style:font-family-asian="Calibri" style:font-family-complex="Calibri" fo:background-color="transparent" style:use-window-font-color="true"/>
    </style:style>
    <style:style style:name="T960" style:family="text">
      <style:text-properties fo:font-size="11.00pt" fo:font-weight="normal" fo:font-family="Arial" style:font-family-asian="Arial" style:font-family-complex="Arial" fo:background-color="transparent" style:use-window-font-color="true"/>
    </style:style>
    <style:style style:name="T96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6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96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96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96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96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96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96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96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970" style:family="text">
      <style:text-properties fo:font-size="11.00pt" fo:font-weight="normal" fo:font-family="Arial" style:font-family-asian="Arial" style:font-family-complex="Arial" fo:background-color="transparent" style:use-window-font-color="true"/>
    </style:style>
    <style:style style:name="T971" style:family="text">
      <style:text-properties fo:font-size="11.00pt" fo:font-weight="normal" fo:font-family="Calibri" style:font-family-asian="Calibri" style:font-family-complex="Calibri" fo:background-color="transparent" style:use-window-font-color="true"/>
    </style:style>
    <style:style style:name="T972" style:family="text">
      <style:text-properties fo:font-size="11.00pt" fo:font-weight="normal" fo:font-family="Arial" style:font-family-asian="Arial" style:font-family-complex="Arial" fo:background-color="transparent" style:use-window-font-color="true"/>
    </style:style>
    <style:style style:name="T973" style:family="text">
      <style:text-properties fo:font-size="11.00pt" fo:font-weight="normal" fo:font-family="Calibri" style:font-family-asian="Calibri" style:font-family-complex="Calibri" fo:background-color="transparent" style:use-window-font-color="true"/>
    </style:style>
    <style:style style:name="T974" style:family="text">
      <style:text-properties fo:font-size="11.00pt" fo:font-weight="normal" fo:font-family="Arial" style:font-family-asian="Arial" style:font-family-complex="Arial" fo:background-color="transparent" style:use-window-font-color="true"/>
    </style:style>
    <style:style style:name="T975" style:family="text">
      <style:text-properties fo:font-size="11.00pt" fo:font-weight="normal" fo:font-family="Arial" style:font-family-asian="Arial" style:font-family-complex="Arial" fo:background-color="transparent" fo:color="#9e9e9e"/>
    </style:style>
    <style:style style:name="T976" style:family="text">
      <style:text-properties fo:font-size="11.00pt" fo:font-weight="normal" fo:font-family="Arial" style:font-family-asian="Arial" style:font-family-complex="Arial" fo:background-color="transparent" style:use-window-font-color="true"/>
    </style:style>
    <style:style style:name="T977" style:family="text">
      <style:text-properties fo:font-size="11.00pt" fo:font-weight="normal" fo:font-family="Arial" style:font-family-asian="Arial" style:font-family-complex="Arial" fo:background-color="transparent" fo:color="#9e9e9e"/>
    </style:style>
    <style:style style:name="T978" style:family="text">
      <style:text-properties fo:font-size="11.00pt" fo:font-weight="normal" fo:font-family="Arial" style:font-family-asian="Arial" style:font-family-complex="Arial" fo:background-color="transparent" style:use-window-font-color="true"/>
    </style:style>
    <style:style style:name="T979" style:family="text">
      <style:text-properties fo:font-size="11.00pt" fo:font-weight="normal" fo:font-family="Arial" style:font-family-asian="Arial" style:font-family-complex="Arial" fo:background-color="transparent" fo:color="#f44336"/>
    </style:style>
    <style:style style:name="T980" style:family="text">
      <style:text-properties fo:font-size="11.00pt" fo:font-weight="normal" fo:font-family="Arial" style:font-family-asian="Arial" style:font-family-complex="Arial" fo:background-color="transparent" style:use-window-font-color="true"/>
    </style:style>
    <style:style style:name="T981" style:family="text">
      <style:text-properties fo:font-size="11.00pt" fo:font-weight="normal" fo:font-family="Calibri" style:font-family-asian="Calibri" style:font-family-complex="Calibri" fo:background-color="transparent" style:use-window-font-color="true"/>
    </style:style>
    <style:style style:name="T982" style:family="text">
      <style:text-properties fo:font-size="11.00pt" fo:font-weight="normal" fo:font-family="Arial" style:font-family-asian="Arial" style:font-family-complex="Arial" fo:background-color="transparent" fo:color="#9e9e9e"/>
    </style:style>
    <style:style style:name="T983" style:family="text">
      <style:text-properties fo:font-size="11.00pt" fo:font-weight="normal" fo:font-family="Arial" style:font-family-asian="Arial" style:font-family-complex="Arial" fo:background-color="transparent" style:use-window-font-color="true"/>
    </style:style>
    <style:style style:name="T984" style:family="text">
      <style:text-properties fo:font-size="11.00pt" fo:font-weight="normal" fo:font-family="Arial" style:font-family-asian="Arial" style:font-family-complex="Arial" fo:background-color="transparent" fo:color="#9e9e9e"/>
    </style:style>
    <style:style style:name="T985" style:family="text">
      <style:text-properties fo:font-size="11.00pt" fo:font-weight="normal" fo:font-family="Arial" style:font-family-asian="Arial" style:font-family-complex="Arial" fo:background-color="transparent" style:use-window-font-color="true"/>
    </style:style>
    <style:style style:name="T986" style:family="text">
      <style:text-properties fo:font-size="11.00pt" fo:font-weight="normal" fo:font-family="Arial" style:font-family-asian="Arial" style:font-family-complex="Arial" fo:background-color="transparent" fo:color="#f44336"/>
    </style:style>
    <style:style style:name="T987" style:family="text">
      <style:text-properties fo:font-size="11.00pt" fo:font-weight="normal" fo:font-family="Arial" style:font-family-asian="Arial" style:font-family-complex="Arial" fo:background-color="transparent" style:use-window-font-color="true"/>
    </style:style>
    <style:style style:name="T988" style:family="text">
      <style:text-properties fo:font-size="11.00pt" fo:font-weight="normal" fo:font-family="Arial" style:font-family-asian="Arial" style:font-family-complex="Arial" fo:background-color="transparent" fo:color="#f44336"/>
    </style:style>
    <style:style style:name="T989" style:family="text">
      <style:text-properties fo:font-size="11.00pt" fo:font-weight="normal" fo:font-family="Arial" style:font-family-asian="Arial" style:font-family-complex="Arial" fo:background-color="transparent" style:use-window-font-color="true"/>
    </style:style>
    <style:style style:name="T990" style:family="text">
      <style:text-properties fo:font-size="11.00pt" fo:font-weight="normal" fo:font-family="Arial" style:font-family-asian="Arial" style:font-family-complex="Arial" fo:background-color="transparent" fo:color="#f44336"/>
    </style:style>
    <style:style style:name="T991" style:family="text">
      <style:text-properties fo:font-size="11.00pt" fo:font-weight="normal" fo:font-family="Arial" style:font-family-asian="Arial" style:font-family-complex="Arial" fo:background-color="transparent" style:use-window-font-color="true"/>
    </style:style>
    <style:style style:name="T992" style:family="text">
      <style:text-properties fo:font-size="11.00pt" fo:font-weight="normal" fo:font-family="Arial" style:font-family-asian="Arial" style:font-family-complex="Arial" fo:background-color="transparent" fo:color="#f44336"/>
    </style:style>
    <style:style style:name="T993" style:family="text">
      <style:text-properties fo:font-size="11.00pt" fo:font-weight="normal" fo:font-family="Arial" style:font-family-asian="Arial" style:font-family-complex="Arial" fo:background-color="transparent" style:use-window-font-color="true"/>
    </style:style>
    <style:style style:name="T994" style:family="text">
      <style:text-properties fo:font-size="11.00pt" fo:font-weight="normal" fo:font-family="Calibri" style:font-family-asian="Calibri" style:font-family-complex="Calibri" fo:background-color="transparent" style:use-window-font-color="true"/>
    </style:style>
    <style:style style:name="T995" style:family="text">
      <style:text-properties fo:font-size="11.00pt" fo:font-weight="normal" fo:font-family="Arial" style:font-family-asian="Arial" style:font-family-complex="Arial" fo:background-color="transparent" style:use-window-font-color="true"/>
    </style:style>
    <style:style style:name="T996" style:family="text">
      <style:text-properties fo:font-size="11.00pt" fo:font-weight="normal" fo:font-family="Calibri" style:font-family-asian="Calibri" style:font-family-complex="Calibri" fo:background-color="transparent" style:use-window-font-color="true"/>
    </style:style>
    <style:style style:name="T997" style:family="text">
      <style:text-properties fo:font-size="11.00pt" fo:font-weight="normal" fo:font-family="Arial" style:font-family-asian="Arial" style:font-family-complex="Arial" fo:background-color="transparent" style:use-window-font-color="true"/>
    </style:style>
    <style:style style:name="T99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99" style:family="text">
      <style:text-properties fo:font-size="11.00pt" fo:font-weight="normal" fo:font-family="Arial" style:font-family-asian="Arial" style:font-family-complex="Arial" fo:background-color="transparent" style:use-window-font-color="true"/>
    </style:style>
    <style:style style:name="T1000" style:family="text">
      <style:text-properties fo:font-size="11.00pt" fo:font-weight="normal" fo:font-family="Calibri" style:font-family-asian="Calibri" style:font-family-complex="Calibri" fo:background-color="transparent" style:use-window-font-color="true"/>
    </style:style>
    <style:style style:name="T1001" style:family="text">
      <style:text-properties fo:font-size="11.00pt" fo:font-weight="normal" fo:font-family="Arial" style:font-family-asian="Arial" style:font-family-complex="Arial" fo:background-color="transparent" style:use-window-font-color="true"/>
    </style:style>
    <style:style style:name="T1002" style:family="text">
      <style:text-properties fo:font-size="11.00pt" fo:font-weight="normal" fo:font-family="Calibri" style:font-family-asian="Calibri" style:font-family-complex="Calibri" fo:background-color="transparent" style:use-window-font-color="true"/>
    </style:style>
    <style:style style:name="T1003" style:family="text">
      <style:text-properties fo:font-size="11.00pt" fo:font-weight="normal" fo:font-family="Arial" style:font-family-asian="Arial" style:font-family-complex="Arial" fo:background-color="transparent" style:use-window-font-color="true"/>
    </style:style>
    <style:style style:name="T100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05" style:family="text">
      <style:text-properties fo:font-size="11.00pt" fo:font-weight="normal" fo:font-family="Arial" style:font-family-asian="Arial" style:font-family-complex="Arial" fo:background-color="transparent" style:use-window-font-color="true"/>
    </style:style>
    <style:style style:name="T1006" style:family="text">
      <style:text-properties fo:font-size="11.00pt" fo:font-weight="normal" fo:font-family="Calibri" style:font-family-asian="Calibri" style:font-family-complex="Calibri" fo:background-color="transparent" style:use-window-font-color="true"/>
    </style:style>
    <style:style style:name="T100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08" style:family="text">
      <style:text-properties fo:font-size="11.00pt" fo:font-weight="normal" fo:font-family="Calibri" style:font-family-asian="Calibri" style:font-family-complex="Calibri" fo:background-color="transparent" style:use-window-font-color="true"/>
    </style:style>
    <style:style style:name="T1009" style:family="text">
      <style:text-properties fo:font-size="11.00pt" fo:font-weight="normal" fo:font-family="Arial" style:font-family-asian="Arial" style:font-family-complex="Arial" fo:background-color="transparent" style:use-window-font-color="true"/>
    </style:style>
    <style:style style:name="T101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11" style:family="text">
      <style:text-properties fo:font-size="11.00pt" fo:font-weight="normal" fo:font-family="Arial" style:font-family-asian="Arial" style:font-family-complex="Arial" fo:background-color="transparent" style:use-window-font-color="true"/>
    </style:style>
    <style:style style:name="T1012" style:family="text">
      <style:text-properties fo:font-size="11.00pt" fo:font-weight="normal" fo:font-family="Calibri" style:font-family-asian="Calibri" style:font-family-complex="Calibri" fo:background-color="transparent" style:use-window-font-color="true"/>
    </style:style>
    <style:style style:name="T1013" style:family="text">
      <style:text-properties fo:font-size="11.00pt" fo:font-weight="normal" fo:font-family="Arial" style:font-family-asian="Arial" style:font-family-complex="Arial" fo:background-color="transparent" style:use-window-font-color="true"/>
    </style:style>
    <style:style style:name="T1014" style:family="text">
      <style:text-properties fo:font-size="11.00pt" fo:font-weight="normal" fo:font-family="Calibri" style:font-family-asian="Calibri" style:font-family-complex="Calibri" fo:background-color="transparent" style:use-window-font-color="true"/>
    </style:style>
    <style:style style:name="T1015" style:family="text">
      <style:text-properties fo:font-size="11.00pt" fo:font-weight="normal" fo:font-family="Arial" style:font-family-asian="Arial" style:font-family-complex="Arial" fo:background-color="transparent" style:use-window-font-color="true"/>
    </style:style>
    <style:style style:name="T1016" style:family="text">
      <style:text-properties fo:font-size="11.00pt" fo:font-weight="normal" fo:font-family="Calibri" style:font-family-asian="Calibri" style:font-family-complex="Calibri" fo:background-color="transparent" style:use-window-font-color="true"/>
    </style:style>
    <style:style style:name="T1017" style:family="text">
      <style:text-properties fo:font-size="11.00pt" fo:font-weight="normal" fo:font-family="Arial" style:font-family-asian="Arial" style:font-family-complex="Arial" fo:background-color="transparent" style:use-window-font-color="true"/>
    </style:style>
    <style:style style:name="T101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19" style:family="text">
      <style:text-properties fo:font-size="11.00pt" fo:font-weight="normal" fo:font-family="Arial" style:font-family-asian="Arial" style:font-family-complex="Arial" fo:background-color="transparent" style:use-window-font-color="true"/>
    </style:style>
    <style:style style:name="T1020" style:family="text">
      <style:text-properties fo:font-size="11.00pt" fo:font-weight="normal" fo:font-family="Calibri" style:font-family-asian="Calibri" style:font-family-complex="Calibri" fo:background-color="transparent" style:use-window-font-color="true"/>
    </style:style>
    <style:style style:name="T1021" style:family="text">
      <style:text-properties fo:font-size="11.00pt" fo:font-weight="normal" fo:font-family="Arial" style:font-family-asian="Arial" style:font-family-complex="Arial" fo:background-color="transparent" style:use-window-font-color="true"/>
    </style:style>
    <style:style style:name="T1022" style:family="text">
      <style:text-properties fo:font-size="11.00pt" fo:font-weight="normal" fo:font-family="Calibri" style:font-family-asian="Calibri" style:font-family-complex="Calibri" fo:background-color="transparent" style:use-window-font-color="true"/>
    </style:style>
    <style:style style:name="T102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24" style:family="text">
      <style:text-properties fo:font-size="11.00pt" fo:font-weight="normal" fo:font-family="Calibri" style:font-family-asian="Calibri" style:font-family-complex="Calibri" fo:background-color="transparent" style:use-window-font-color="true"/>
    </style:style>
    <style:style style:name="T1025" style:family="text">
      <style:text-properties fo:font-size="11.00pt" fo:font-weight="normal" fo:font-family="Arial" style:font-family-asian="Arial" style:font-family-complex="Arial" fo:background-color="transparent" style:use-window-font-color="true"/>
    </style:style>
    <style:style style:name="T1026" style:family="text">
      <style:text-properties fo:font-size="11.00pt" fo:font-weight="normal" fo:font-family="Calibri" style:font-family-asian="Calibri" style:font-family-complex="Calibri" fo:background-color="transparent" style:use-window-font-color="true"/>
    </style:style>
    <style:style style:name="T1027" style:family="text">
      <style:text-properties fo:font-size="11.00pt" fo:font-weight="normal" fo:font-family="Arial" style:font-family-asian="Arial" style:font-family-complex="Arial" fo:background-color="transparent" style:use-window-font-color="true"/>
    </style:style>
    <style:style style:name="T1028" style:family="text">
      <style:text-properties fo:font-size="11.00pt" fo:font-weight="normal" fo:font-family="Calibri" style:font-family-asian="Calibri" style:font-family-complex="Calibri" fo:background-color="transparent" style:use-window-font-color="true"/>
    </style:style>
    <style:style style:name="T1029" style:family="text">
      <style:text-properties fo:font-size="11.00pt" fo:font-weight="normal" fo:font-family="Arial" style:font-family-asian="Arial" style:font-family-complex="Arial" fo:background-color="transparent" style:use-window-font-color="true"/>
    </style:style>
    <style:style style:name="T103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3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3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3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3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3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3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3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3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39" style:family="text">
      <style:text-properties fo:font-size="11.00pt" fo:font-weight="normal" fo:font-family="Calibri" style:font-family-asian="Calibri" style:font-family-complex="Calibri" fo:background-color="transparent" style:use-window-font-color="true"/>
    </style:style>
    <style:style style:name="T1040" style:family="text">
      <style:text-properties fo:font-size="11.00pt" fo:font-weight="normal" fo:font-family="Arial" style:font-family-asian="Arial" style:font-family-complex="Arial" fo:background-color="transparent" style:use-window-font-color="true"/>
    </style:style>
    <style:style style:name="T1041" style:family="text">
      <style:text-properties fo:font-size="11.00pt" fo:font-weight="normal" fo:font-family="Calibri" style:font-family-asian="Calibri" style:font-family-complex="Calibri" fo:background-color="transparent" style:use-window-font-color="true"/>
    </style:style>
    <style:style style:name="T1042" style:family="text">
      <style:text-properties fo:font-size="11.00pt" fo:font-weight="normal" fo:font-family="Arial" style:font-family-asian="Arial" style:font-family-complex="Arial" fo:background-color="transparent" style:use-window-font-color="true"/>
    </style:style>
    <style:style style:name="T1043" style:family="text">
      <style:text-properties fo:font-size="11.00pt" fo:font-weight="normal" fo:font-family="Calibri" style:font-family-asian="Calibri" style:font-family-complex="Calibri" fo:background-color="transparent" style:use-window-font-color="true"/>
    </style:style>
    <style:style style:name="T1044" style:family="text">
      <style:text-properties fo:font-size="11.00pt" fo:font-weight="normal" fo:font-family="Arial" style:font-family-asian="Arial" style:font-family-complex="Arial" fo:background-color="transparent" style:use-window-font-color="true"/>
    </style:style>
    <style:style style:name="T104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4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4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4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4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5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5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5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5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54" style:family="text">
      <style:text-properties fo:font-size="11.00pt" fo:font-weight="normal" fo:font-family="Calibri" style:font-family-asian="Calibri" style:font-family-complex="Calibri" fo:background-color="transparent" style:use-window-font-color="true"/>
    </style:style>
    <style:style style:name="T1055" style:family="text">
      <style:text-properties fo:font-size="11.00pt" fo:font-weight="normal" fo:font-family="Arial" style:font-family-asian="Arial" style:font-family-complex="Arial" fo:background-color="transparent" style:use-window-font-color="true"/>
    </style:style>
    <style:style style:name="T105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5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5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5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6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6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6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6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6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65" style:family="text">
      <style:text-properties fo:font-size="11.00pt" fo:font-weight="normal" fo:font-family="Calibri" style:font-family-asian="Calibri" style:font-family-complex="Calibri" fo:background-color="transparent" style:use-window-font-color="true"/>
    </style:style>
    <style:style style:name="T1066" style:family="text">
      <style:text-properties fo:font-size="11.00pt" fo:font-weight="normal" fo:font-family="Arial" style:font-family-asian="Arial" style:font-family-complex="Arial" fo:background-color="transparent" style:use-window-font-color="true"/>
    </style:style>
    <style:style style:name="T1067" style:family="text">
      <style:text-properties fo:font-size="11.00pt" fo:font-weight="normal" fo:font-family="Calibri" style:font-family-asian="Calibri" style:font-family-complex="Calibri" fo:background-color="transparent" style:use-window-font-color="true"/>
    </style:style>
    <style:style style:name="T1068" style:family="text">
      <style:text-properties fo:font-size="11.00pt" fo:font-weight="normal" fo:font-family="Arial" style:font-family-asian="Arial" style:font-family-complex="Arial" fo:background-color="transparent" style:use-window-font-color="true"/>
    </style:style>
    <style:style style:name="T1069" style:family="text">
      <style:text-properties fo:font-size="11.00pt" fo:font-weight="normal" fo:font-family="Calibri" style:font-family-asian="Calibri" style:font-family-complex="Calibri" fo:background-color="transparent" style:use-window-font-color="true"/>
    </style:style>
    <style:style style:name="T1070" style:family="text">
      <style:text-properties fo:font-size="11.00pt" fo:font-weight="normal" fo:font-family="Arial" style:font-family-asian="Arial" style:font-family-complex="Arial" fo:background-color="transparent" style:use-window-font-color="true"/>
    </style:style>
    <style:style style:name="T1071" style:family="text">
      <style:text-properties fo:font-size="11.00pt" fo:font-weight="bold" fo:font-family="Arial" style:font-family-asian="Arial" style:font-family-complex="Arial" fo:background-color="transparent" style:use-window-font-color="true"/>
    </style:style>
    <style:style style:name="T1072" style:family="text">
      <style:text-properties fo:font-size="11.00pt" fo:font-weight="normal" fo:font-family="Arial" style:font-family-asian="Arial" style:font-family-complex="Arial" fo:background-color="transparent" style:use-window-font-color="true"/>
    </style:style>
    <style:style style:name="T1073" style:family="text">
      <style:text-properties fo:font-size="11.00pt" fo:font-weight="bold" fo:font-family="Arial" style:font-family-asian="Arial" style:font-family-complex="Arial" fo:background-color="transparent" style:use-window-font-color="true"/>
    </style:style>
    <style:style style:name="T1074" style:family="text">
      <style:text-properties fo:font-size="11.00pt" fo:font-weight="normal" fo:font-family="Arial" style:font-family-asian="Arial" style:font-family-complex="Arial" fo:background-color="transparent" style:use-window-font-color="true"/>
    </style:style>
    <style:style style:name="T1075" style:family="text">
      <style:text-properties fo:font-size="11.00pt" fo:font-weight="bold" fo:font-family="Arial" style:font-family-asian="Arial" style:font-family-complex="Arial" fo:background-color="transparent" style:use-window-font-color="true"/>
    </style:style>
    <style:style style:name="T1076" style:family="text">
      <style:text-properties fo:font-size="11.00pt" fo:font-weight="normal" fo:font-family="Arial" style:font-family-asian="Arial" style:font-family-complex="Arial" fo:background-color="transparent" style:use-window-font-color="true"/>
    </style:style>
    <style:style style:name="T1077" style:family="text">
      <style:text-properties fo:font-size="11.00pt" fo:font-weight="normal" fo:font-family="Calibri" style:font-family-asian="Calibri" style:font-family-complex="Calibri" fo:background-color="transparent" style:use-window-font-color="true"/>
    </style:style>
    <style:style style:name="T1078" style:family="text">
      <style:text-properties fo:font-size="11.00pt" fo:font-weight="normal" fo:font-family="Arial" style:font-family-asian="Arial" style:font-family-complex="Arial" fo:background-color="transparent" style:use-window-font-color="true"/>
    </style:style>
    <style:style style:name="T107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80" style:family="text">
      <style:text-properties fo:font-size="11.00pt" fo:font-weight="normal" fo:font-family="Arial" style:font-family-asian="Arial" style:font-family-complex="Arial" fo:background-color="transparent" style:use-window-font-color="true"/>
    </style:style>
    <style:style style:name="T1081" style:family="text">
      <style:text-properties fo:font-size="11.00pt" fo:font-weight="normal" fo:font-family="Calibri" style:font-family-asian="Calibri" style:font-family-complex="Calibri" fo:background-color="transparent" style:use-window-font-color="true"/>
    </style:style>
    <style:style style:name="T1082" style:family="text">
      <style:text-properties fo:font-size="11.00pt" fo:font-weight="normal" fo:font-family="Arial" style:font-family-asian="Arial" style:font-family-complex="Arial" fo:background-color="transparent" style:use-window-font-color="true"/>
    </style:style>
    <style:style style:name="T1083" style:family="text">
      <style:text-properties fo:font-size="11.00pt" fo:font-weight="normal" fo:font-family="Calibri" style:font-family-asian="Calibri" style:font-family-complex="Calibri" fo:background-color="transparent" style:use-window-font-color="true"/>
    </style:style>
    <style:style style:name="T1084" style:family="text">
      <style:text-properties fo:font-size="11.00pt" fo:font-weight="normal" fo:font-family="Arial" style:font-family-asian="Arial" style:font-family-complex="Arial" fo:background-color="transparent" style:use-window-font-color="true"/>
    </style:style>
    <style:style style:name="T1085" style:family="text">
      <style:text-properties fo:font-size="11.00pt" fo:font-weight="normal" fo:font-family="Calibri" style:font-family-asian="Calibri" style:font-family-complex="Calibri" fo:background-color="transparent" style:use-window-font-color="true"/>
    </style:style>
    <style:style style:name="T1086" style:family="text">
      <style:text-properties fo:font-size="11.00pt" fo:font-weight="normal" fo:font-family="Arial" style:font-family-asian="Arial" style:font-family-complex="Arial" fo:background-color="transparent" style:use-window-font-color="true"/>
    </style:style>
    <style:style style:name="T108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8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89" style:family="text">
      <style:text-properties fo:font-size="11.00pt" fo:font-weight="normal" fo:font-family="Calibri" style:font-family-asian="Calibri" style:font-family-complex="Calibri" fo:background-color="transparent" style:use-window-font-color="true"/>
    </style:style>
    <style:style style:name="T1090" style:family="text">
      <style:text-properties fo:font-size="11.00pt" fo:font-weight="normal" fo:font-family="Arial" style:font-family-asian="Arial" style:font-family-complex="Arial" fo:background-color="transparent" style:use-window-font-color="true"/>
    </style:style>
    <style:style style:name="T1091" style:family="text">
      <style:text-properties fo:font-size="11.00pt" fo:font-weight="normal" fo:font-family="Calibri" style:font-family-asian="Calibri" style:font-family-complex="Calibri" fo:background-color="transparent" style:use-window-font-color="true"/>
    </style:style>
    <style:style style:name="T1092" style:family="text">
      <style:text-properties fo:font-size="11.00pt" fo:font-weight="normal" fo:font-family="Arial" style:font-family-asian="Arial" style:font-family-complex="Arial" fo:background-color="transparent" style:use-window-font-color="true"/>
    </style:style>
    <style:style style:name="T1093" style:family="text">
      <style:text-properties fo:font-size="11.00pt" fo:font-weight="normal" fo:font-family="Calibri" style:font-family-asian="Calibri" style:font-family-complex="Calibri" fo:background-color="transparent" style:use-window-font-color="true"/>
    </style:style>
    <style:style style:name="T1094" style:family="text">
      <style:text-properties fo:font-size="11.00pt" fo:font-weight="normal" fo:font-family="Arial" style:font-family-asian="Arial" style:font-family-complex="Arial" fo:background-color="transparent" style:use-window-font-color="true"/>
    </style:style>
    <style:style style:name="T109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9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9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9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09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10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10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10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10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104" style:family="text">
      <style:text-properties fo:font-size="11.00pt" fo:font-weight="normal" fo:font-family="Calibri" style:font-family-asian="Calibri" style:font-family-complex="Calibri" fo:background-color="transparent" style:use-window-font-color="true"/>
    </style:style>
    <style:style style:name="T1105" style:family="text">
      <style:text-properties fo:font-size="11.00pt" fo:font-weight="normal" fo:font-family="Arial" style:font-family-asian="Arial" style:font-family-complex="Arial" fo:background-color="transparent" style:use-window-font-color="true"/>
    </style:style>
    <style:style style:name="T1106" style:family="text">
      <style:text-properties fo:font-size="11.00pt" fo:font-weight="normal" fo:font-family="Calibri" style:font-family-asian="Calibri" style:font-family-complex="Calibri" fo:background-color="transparent" style:use-window-font-color="true"/>
    </style:style>
    <style:style style:name="T1107" style:family="text">
      <style:text-properties fo:font-size="11.00pt" fo:font-weight="normal" fo:font-family="Arial" style:font-family-asian="Arial" style:font-family-complex="Arial" fo:background-color="transparent" style:use-window-font-color="true"/>
    </style:style>
    <style:style style:name="T110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style:style>
  </office:automatic-styles>
  <office:body>
    <office:text>
      <text:p text:style-name="P1"><text:span text:style-name="T1">Username:<text:s/></text:span><text:span text:style-name="T2">Nvidia_User10@aessatl.arrow.com</text:span><text:span text:style-name="T3"><text:s/>/ Password: Nv1diA2@</text:span></text:p>
      <text:p text:style-name="P1"><text:span text:style-name="T4"/></text:p>
      <text:p text:style-name="P1"><text:span text:style-name="T5">You, 11 Nov, 23:13</text:span></text:p>
      <text:p text:style-name="P1"><text:span text:style-name="T5">docker run -p 8000:8000 -p 8001:8001 -p 8002:8002 --name triton_server_container</text:span><text:span text:style-name="T6"><text:s/></text:span><text:span text:style-name="T7"><text:s/></text:span><text:a xlink:href="http://nvcr.io/nvidia/tritonserver:21.11-py3"><text:span text:style-name="T9">HYPERLINK "http://nvcr.io/nvidia/tritonserver:21.11-py3"</text:span></text:a><text:span text:style-name="T10"><text:s/></text:span><text:a xlink:href="http://nvcr.io/nvidia/tritonserver:21.11-py3"><text:span text:style-name="T12">HYPERLINK "http://nvcr.io/nvidia/tritonserver:21.11-py3"</text:span><text:span text:style-name="T13"><text:s/>HYPERLINK "http://nvcr.io/nvidia/tritonserver:21.11-py3"</text:span><text:span text:style-name="T14">nvcr.io/nvidia/tritonserver:21.11-py3</text:span></text:a><text:span text:style-name="T15"><text:s/>tritonserver --model-repository=/path/to/your/models</text:span></text:p>
      <text:p text:style-name="P1"><text:span text:style-name="T16"/></text:p>
      <text:p text:style-name="P1"><text:span text:style-name="T17">You, 15 Nov, 00:40</text:span></text:p>
      <text:p text:style-name="P1"><text:a xlink:href="https://github.com/NVIDIA/TensorRT"><text:span text:style-name="T18">https://github.com/NVIDIA/TensorRT</text:span></text:a><text:span text:style-name="T19"/></text:p>
      <text:p text:style-name="P1"><draw:frame text:anchor-type="as-char" svg:width="137.23mm" svg:height="68.62mm" style:rel-width="scale" style:rel-height="scale"><draw:object-ole xlink:href="OleObj1"/><draw:image xlink:href="ObjectReplacements/OleObj1"/></draw:frame><text:span text:style-name="T20"/></text:p>
      <text:p text:style-name="P1"><text:span text:style-name="T21">GitHub - NVIDIA/TensorRT: NVIDIA® TensorRT™, an SDK for high-performance deep learning inference, includes a deep learning inference optimizer and runtime that delivers low latency and high throughput for inference applications.</text:span></text:p>
      <text:p text:style-name="P1"><text:span text:style-name="T21">github.com</text:span></text:p>
      <text:p text:style-name="P1"><text:span text:style-name="T22"/></text:p>
      <text:p text:style-name="P1"><text:span text:style-name="T23">You, 27 Nov, 18:09</text:span></text:p>
      <text:p text:style-name="P1"><text:a xlink:href="https://catalog.ngc.nvidia.com/orgs/nvidia/teams/ngc-apps/resources/ngc_cli/setup"><text:span text:style-name="T24">https://catalog.ngc.nvidia.com/orgs/nvidia/teams/ngc-apps/resources/ngc_cli/setup</text:span></text:a><text:span text:style-name="T25"/></text:p>
      <text:p text:style-name="P1"><draw:frame text:anchor-type="as-char" svg:width="121.88mm" svg:height="69.14mm" style:rel-width="scale" style:rel-height="scale"><draw:object-ole xlink:href="OleObj2"/><draw:image xlink:href="ObjectReplacements/OleObj2"/></draw:frame><text:span text:style-name="T26"/></text:p>
      <text:p text:style-name="P1"><text:span text:style-name="T27">NGC CLI | NVIDIA NGC</text:span></text:p>
      <text:p text:style-name="P1"><text:span text:style-name="T27">catalog.ngc.nvidia.com</text:span></text:p>
      <text:p text:style-name="P1"><text:span text:style-name="T28"/></text:p>
      <text:p text:style-name="P1"><text:span text:style-name="T29">You, 29 Nov, 17:53</text:span></text:p>
      <text:p text:style-name="P1"><text:span text:style-name="T29">import torch</text:span></text:p>
      <text:p text:style-name="P1"><text:span text:style-name="T29">import torchvision.transforms as transforms</text:span></text:p>
      <text:p text:style-name="P1"><text:span text:style-name="T29">from PIL import Image</text:span></text:p>
      <text:p text:style-name="P1"><text:span text:style-name="T30"/></text:p>
      <text:p text:style-name="P1"><text:span text:style-name="T31"># Load the ONNX model</text:span></text:p>
      <text:p text:style-name="P1"><text:span text:style-name="T31">model = torch.onnx.load("resnet34_peoplenet_int8.onnx")</text:span></text:p>
      <text:p text:style-name="P1"><text:span text:style-name="T32"/></text:p>
      <text:p text:style-name="P1"><text:span text:style-name="T33"># Load labels from the file</text:span></text:p>
      <text:p text:style-name="P1"><text:span text:style-name="T33">with open("labels.txt", "r") as file:</text:span></text:p>
      <text:p text:style-name="P1"><text:span text:style-name="T33">labels = file.read().splitlines()</text:span></text:p>
      <text:p text:style-name="P1"><text:span text:style-name="T34"/></text:p>
      <text:p text:style-name="P1"><text:span text:style-name="T35"># Preprocess the input image</text:span></text:p>
      <text:p text:style-name="P1"><text:span text:style-name="T35">def preprocess_image(image_path):</text:span></text:p>
      <text:p text:style-name="P1"><text:span text:style-name="T35">image = Image.open(image_path).convert("RGB")</text:span></text:p>
      <text:p text:style-name="P1"><text:span text:style-name="T35">transform = transforms.Compose([</text:span></text:p>
      <text:p text:style-name="P1"><text:span text:style-name="T35">transforms.Resize((224, 224)),</text:span></text:p>
      <text:p text:style-name="P1"><text:span text:style-name="T35">transforms.ToTensor(),</text:span></text:p>
      <text:p text:style-name="P1"><text:span text:style-name="T35">transforms.Normalize(mean=[0.485, 0.456, 0.406], std=[0.229, 0.224, 0.225]),</text:span></text:p>
      <text:p text:style-name="P1"><text:span text:style-name="T35">])</text:span></text:p>
      <text:p text:style-name="P1"><text:span text:style-name="T35">input_tensor = transform(image).unsqueeze(0)</text:span></text:p>
      <text:p text:style-name="P1"><text:span text:style-name="T35">return input_tensor</text:span></text:p>
      <text:p text:style-name="P1"><text:span text:style-name="T36"/></text:p>
      <text:p text:style-name="P1"><text:span text:style-name="T37"># Perform inference</text:span></text:p>
      <text:p text:style-name="P1"><text:span text:style-name="T37">image_path = "path/to/your/image.jpg" # Replace with the path to your image</text:span></text:p>
      <text:p text:style-name="P1"><text:span text:style-name="T37">input_tensor = preprocess_image(image_path)</text:span></text:p>
      <text:p text:style-name="P1"><text:span text:style-name="T38"/></text:p>
      <text:p text:style-name="P1"><text:span text:style-name="T39"># Make sure to move the model to evaluation mode</text:span></text:p>
      <text:p text:style-name="P1"><text:span text:style-name="T39">model.eval()</text:span></text:p>
      <text:p text:style-name="P1"><text:span text:style-name="T40"/></text:p>
      <text:p text:style-name="P1"><text:span text:style-name="T41"># Perform inference</text:span></text:p>
      <text:p text:style-name="P1"><text:span text:style-name="T41">with torch.no_grad():</text:span></text:p>
      <text:p text:style-name="P1"><text:span text:style-name="T41">output = model(input_tensor)</text:span></text:p>
      <text:p text:style-name="P1"><text:span text:style-name="T42"/></text:p>
      <text:p text:style-name="P1"><text:span text:style-name="T43"># Get the predicted class index</text:span></text:p>
      <text:p text:style-name="P1"><text:span text:style-name="T43">predicted_class = torch.argmax(output[0]).item()</text:span></text:p>
      <text:p text:style-name="P1"><text:span text:style-name="T44"/></text:p>
      <text:p text:style-name="P1"><text:span text:style-name="T45"># Get the corresponding label</text:span></text:p>
      <text:p text:style-name="P1"><text:span text:style-name="T45">predicted_label = labels[predicted_class]</text:span></text:p>
      <text:p text:style-name="P1"><text:span text:style-name="T46"/></text:p>
      <text:p text:style-name="P1"><text:span text:style-name="T47">print(f"Predicted label: {predicted_label}")</text:span></text:p>
      <text:p text:style-name="P1"><text:span text:style-name="T48"/></text:p>
      <text:p text:style-name="P1"><text:span text:style-name="T49">You, 8 Dec, 21:30</text:span></text:p>
      <text:p text:style-name="P1"><text:span text:style-name="T49">import requests</text:span></text:p>
      <text:p text:style-name="P1"><text:span text:style-name="T49">import json</text:span></text:p>
      <text:p text:style-name="P1"><text:span text:style-name="T50"/></text:p>
      <text:p text:style-name="P1"><text:span text:style-name="T51">headers = {"content-type": "application/json"}</text:span></text:p>
      <text:p text:style-name="P1"><text:span text:style-name="T51">data = {"your_input_data_key": "your_input_data_value"} # Replace with your actual input data</text:span></text:p>
      <text:p text:style-name="P1"><text:span text:style-name="T52"/></text:p>
      <text:p text:style-name="P1"><text:span text:style-name="T53">try:</text:span></text:p>
      <text:p text:style-name="P1"><text:span text:style-name="T53"># Make the POST request</text:span></text:p>
      <text:p text:style-name="P1"><text:span text:style-name="T53">json_response =</text:span><text:span text:style-name="T54"><text:s/></text:span><text:span text:style-name="T55"><text:s/></text:span><text:a xlink:href="http://requests.post/"><text:span text:style-name="T57">HYPERLINK "http://requests.post/"</text:span></text:a><text:span text:style-name="T58"><text:s/></text:span><text:a xlink:href="http://requests.post/"><text:span text:style-name="T60">HYPERLINK "http://requests.post/"</text:span><text:span text:style-name="T61"><text:s/>HYPERLINK "http://requests.post/"</text:span><text:span text:style-name="T62">requests.post</text:span></text:a><text:span text:style-name="T63">('</text:span><text:a xlink:href="http://localhost:8501/v1/models/mobilenet_model:predict"><text:span text:style-name="T64">http://localhost:8501/v1/models/mobilenet_model:predict</text:span></text:a><text:span text:style-name="T65">', json=data, headers=headers)</text:span></text:p>
      <text:p text:style-name="P1"><text:span text:style-name="T66"/></text:p>
      <text:p text:style-name="P1"><text:span text:style-name="T67"># Check for successful response</text:span></text:p>
      <text:p text:style-name="P1"><text:span text:style-name="T67">json_response.raise_for_status()</text:span></text:p>
      <text:p text:style-name="P1"><text:span text:style-name="T68"/></text:p>
      <text:p text:style-name="P1"><text:span text:style-name="T69"># Parse JSON response</text:span></text:p>
      <text:p text:style-name="P1"><text:span text:style-name="T69">response_data = json.loads(json_response.text)</text:span></text:p>
      <text:p text:style-name="P1"><text:span text:style-name="T70"/></text:p>
      <text:p text:style-name="P1"><text:span text:style-name="T71"># Check if 'predictions' key exists</text:span></text:p>
      <text:p text:style-name="P1"><text:span text:style-name="T71">if 'predictions' in response_data:</text:span></text:p>
      <text:p text:style-name="P1"><text:span text:style-name="T71">predictions = response_data['predictions']</text:span></text:p>
      <text:p text:style-name="P1"><text:span text:style-name="T71"># Process the predictions</text:span></text:p>
      <text:p text:style-name="P1"><text:span text:style-name="T71">else:</text:span></text:p>
      <text:p text:style-name="P1"><text:span text:style-name="T71">print("The 'predictions' key is not present in the JSON response.")</text:span></text:p>
      <text:p text:style-name="P1"><text:span text:style-name="T72"/></text:p>
      <text:p text:style-name="P1"><text:span text:style-name="T73">except requests.exceptions.RequestException as e:</text:span></text:p>
      <text:p text:style-name="P1"><text:span text:style-name="T73">print(f"Error in the request: {e}")</text:span></text:p>
      <text:p text:style-name="P1"><text:span text:style-name="T73">except json.JSONDecodeError:</text:span></text:p>
      <text:p text:style-name="P1"><text:span text:style-name="T73">print("Error decoding JSON from the response.")</text:span></text:p>
      <text:p text:style-name="P1"><text:span text:style-name="T74"/></text:p>
      <text:p text:style-name="P1"><text:span text:style-name="T75">You, 9 Dec, 17:19</text:span></text:p>
      <text:p text:style-name="P1"><text:span text:style-name="T75">To predict whether an image is blurred or not using a model trained with TensorFlow Extended (TFX), you would typically follow these steps:</text:span></text:p>
      <text:p text:style-name="P1"><text:span text:style-name="T76"/></text:p>
      <text:p text:style-name="P1"><text:span text:style-name="T77">### Step 1: Train a Blurriness Detection Model</text:span></text:p>
      <text:p text:style-name="P1"><text:span text:style-name="T78"/></text:p>
      <text:p text:style-name="P1"><text:span text:style-name="T79">Train a model using a dataset that includes clear and blurred images. Use a binary classification model, where the output should indicate whether the image is clear or blurred.</text:span></text:p>
      <text:p text:style-name="P1"><text:span text:style-name="T79">python</text:span></text:p>
      <text:p text:style-name="P1"><text:span text:style-name="T79"># Example: In your trainer.py script</text:span></text:p>
      <text:p text:style-name="P1"><text:span text:style-name="T79">import tensorflow as tf</text:span></text:p>
      <text:p text:style-name="P1"><text:span text:style-name="T79">from tensorflow.keras import layers</text:span></text:p>
      <text:p text:style-name="P1"><text:span text:style-name="T80"/></text:p>
      <text:p text:style-name="P1"><text:span text:style-name="T81">def create_blurriness_detection_model(input_shape):</text:span></text:p>
      <text:p text:style-name="P1"><text:span text:style-name="T81">model = tf.keras.Sequential([</text:span></text:p>
      <text:p text:style-name="P1"><text:span text:style-name="T81">layers.Conv2D(32, (3, 3), activation='relu', input_shape=input_shape),</text:span></text:p>
      <text:p text:style-name="P1"><text:span text:style-name="T81">layers.MaxPooling2D((2, 2)),</text:span></text:p>
      <text:p text:style-name="P1"><text:span text:style-name="T81">layers.Conv2D(64, (3, 3), activation='relu'),</text:span></text:p>
      <text:p text:style-name="P1"><text:span text:style-name="T81">layers.MaxPooling2D((2, 2)),</text:span></text:p>
      <text:p text:style-name="P1"><text:span text:style-name="T81">layers.Flatten(),</text:span></text:p>
      <text:p text:style-name="P1"><text:span text:style-name="T81">layers.Dense(64, activation='relu'),</text:span></text:p>
      <text:p text:style-name="P1"><text:span text:style-name="T81">layers.Dense(1, activation='sigmoid') # Binary classification (clear or blurred)</text:span></text:p>
      <text:p text:style-name="P1"><text:span text:style-name="T81">])</text:span></text:p>
      <text:p text:style-name="P1"><text:span text:style-name="T82"/></text:p>
      <text:p text:style-name="P1"><text:span text:style-name="T83">model.compile(optimizer='adam', loss='binary_crossentropy', metrics=['accuracy'])</text:span></text:p>
      <text:p text:style-name="P1"><text:span text:style-name="T83">return model</text:span></text:p>
      <text:p text:style-name="P1"><text:span text:style-name="T84"/></text:p>
      <text:p text:style-name="P1"><text:span text:style-name="T85">### Step 2: Save the Model as a SavedModel</text:span></text:p>
      <text:p text:style-name="P1"><text:span text:style-name="T86"/></text:p>
      <text:p text:style-name="P1"><text:span text:style-name="T87">After training the model, save it as a SavedModel. You can modify your training script to include this:</text:span></text:p>
      <text:p text:style-name="P1"><text:span text:style-name="T87">python</text:span></text:p>
      <text:p text:style-name="P1"><text:span text:style-name="T87"># After training</text:span></text:p>
      <text:p text:style-name="P1"><text:span text:style-name="T87">export_path = 'path/to/saved_model'</text:span></text:p>
      <text:p text:style-name="P1"><text:span text:style-name="T87">tf.saved_model.save(model, export_path)</text:span></text:p>
      <text:p text:style-name="P1"><text:span text:style-name="T88"/></text:p>
      <text:p text:style-name="P1"><text:span text:style-name="T89">### Step 3: Set Up TensorFlow Serving</text:span></text:p>
      <text:p text:style-name="P1"><text:span text:style-name="T90"/></text:p>
      <text:p text:style-name="P1"><text:span text:style-name="T91">Start TensorFlow Serving with the exported model:</text:span></text:p>
      <text:p text:style-name="P1"><text:span text:style-name="T91">bash</text:span></text:p>
      <text:p text:style-name="P1"><text:span text:style-name="T91">tensorflow_model_server --port=8500 --rest_api_port=8501 --model_name=blurriness_detector --model_base_path='path/to/saved_model'</text:span></text:p>
      <text:p text:style-name="P1"><text:span text:style-name="T92"/></text:p>
      <text:p text:style-name="P1"><text:span text:style-name="T93">### Step 4: Make Predictions</text:span></text:p>
      <text:p text:style-name="P1"><text:span text:style-name="T94"/></text:p>
      <text:p text:style-name="P1"><text:span text:style-name="T95">Make predictions using the REST API. You can use a library like requests in Python:</text:span></text:p>
      <text:p text:style-name="P1"><text:span text:style-name="T95">python</text:span></text:p>
      <text:p text:style-name="P1"><text:span text:style-name="T95">import requests</text:span></text:p>
      <text:p text:style-name="P1"><text:span text:style-name="T95">import numpy as np</text:span></text:p>
      <text:p text:style-name="P1"><text:span text:style-name="T95">from PIL import Image</text:span></text:p>
      <text:p text:style-name="P1"><text:span text:style-name="T95">from io import BytesIO</text:span></text:p>
      <text:p text:style-name="P1"><text:span text:style-name="T96"/></text:p>
      <text:p text:style-name="P1"><text:span text:style-name="T97"># Example image data (replace this with your actual image data)</text:span></text:p>
      <text:p text:style-name="P1"><text:span text:style-name="T97">image_path = 'path/to/your/image.jpg'</text:span></text:p>
      <text:p text:style-name="P1"><text:span text:style-name="T97">image = Image.open(image_path)</text:span></text:p>
      <text:p text:style-name="P1"><text:span text:style-name="T97">image = image.resize((128, 128)) # Resize to match the model's input shape</text:span></text:p>
      <text:p text:style-name="P1"><text:span text:style-name="T97">image_data = np.array(image) / 255.0 # Normalize pixel values</text:span></text:p>
      <text:p text:style-name="P1"><text:span text:style-name="T98"/></text:p>
      <text:p text:style-name="P1"><text:span text:style-name="T99"># Define the REST API endpoint</text:span></text:p>
      <text:p text:style-name="P1"><text:span text:style-name="T99">api_url = '</text:span><text:a xlink:href="http://localhost:8501/v1/models/blurriness_detector:predict"><text:span text:style-name="T100">http://localhost:8501/v1/models/blurriness_detector:predict</text:span></text:a><text:span text:style-name="T101">'</text:span></text:p>
      <text:p text:style-name="P1"><text:span text:style-name="T102"/></text:p>
      <text:p text:style-name="P1"><text:span text:style-name="T103"># Prepare the request payload</text:span></text:p>
      <text:p text:style-name="P1"><text:span text:style-name="T103">data = {'signature_name': 'serving_default', 'instances': [{'conv2d_input': image_data.tolist()}]}</text:span></text:p>
      <text:p text:style-name="P1"><text:span text:style-name="T104"/></text:p>
      <text:p text:style-name="P1"><text:span text:style-name="T105"># Make the prediction request</text:span></text:p>
      <text:p text:style-name="P1"><text:span text:style-name="T105">response = requests.post(api_url, json=data)</text:span></text:p>
      <text:p text:style-name="P1"><text:span text:style-name="T106"/></text:p>
      <text:p text:style-name="P1"><text:span text:style-name="T107"># Parse the prediction result</text:span></text:p>
      <text:p text:style-name="P1"><text:span text:style-name="T107">result = response.json()</text:span></text:p>
      <text:p text:style-name="P1"><text:span text:style-name="T107">prediction = result['predictions'][0][0] # Assuming a single prediction for the first instance</text:span></text:p>
      <text:p text:style-name="P1"><text:span text:style-name="T108"/></text:p>
      <text:p text:style-name="P1"><text:span text:style-name="T109"># Output the prediction</text:span></text:p>
      <text:p text:style-name="P1"><text:span text:style-name="T109">print(f'Blurriness Prediction: {prediction:.4f}')</text:span></text:p>
      <text:p text:style-name="P1"><text:span text:style-name="T110"/></text:p>
      <text:p text:style-name="P1"><text:span text:style-name="T111">Replace 'path/to/your/image.jpg' with the actual path to your image.</text:span></text:p>
      <text:p text:style-name="P1"><text:span text:style-name="T112"/></text:p>
      <text:p text:style-name="P1"><text:span text:style-name="T113">This is a basic example, and you may need to adjust it based on your specific model architecture and requirements. Make sure the input layer name and the image preprocessing steps match your model.</text:span></text:p>
      <text:p text:style-name="P1"><text:span text:style-name="T114"/></text:p>
      <text:p text:style-name="P1"><text:span text:style-name="T115">You, 9 Dec, 17:29</text:span></text:p>
      <text:p text:style-name="P1"><text:span text:style-name="T115">input_shape = (</text:span><text:span text:style-name="T116">128</text:span><text:span text:style-name="T117">,<text:s/></text:span><text:span text:style-name="T118">128</text:span><text:span text:style-name="T119">,<text:s/></text:span><text:span text:style-name="T120">3</text:span><text:span text:style-name="T121">) # Adjust based on your image dimensions and channels blur_model = create_blur_model(input_shape) blur_model.summary()</text:span></text:p>
      <text:p text:style-name="P1"><text:span text:style-name="T122"/></text:p>
      <text:p text:style-name="P1"><text:span text:style-name="T123">You, 9 Dec, 18:06, Edited</text:span></text:p>
      <text:p text:style-name="P1"><text:span text:style-name="T123"># Parse the prediction result</text:span></text:p>
      <text:p text:style-name="P1"><text:span text:style-name="T123">result = response.json()</text:span></text:p>
      <text:p text:style-name="P1"><text:span text:style-name="T123">predictions_key = list(result.keys())[0] # Use the correct key based on the response structure</text:span></text:p>
      <text:p text:style-name="P1"><text:span text:style-name="T123">prediction = result[predictions_key][0][0] # Assuming a single prediction for the first instance</text:span></text:p>
      <text:p text:style-name="P1"><text:span text:style-name="T124"/></text:p>
      <text:p text:style-name="P1"><text:span text:style-name="T125"># Output the prediction</text:span></text:p>
      <text:p text:style-name="P1"><text:span text:style-name="T125">print(f'Blurriness Prediction: {prediction:.4f}')</text:span></text:p>
      <text:p text:style-name="P1"><text:span text:style-name="T126"/></text:p>
      <text:p text:style-name="P1"><text:span text:style-name="T127">You, 9 Dec, 18:16</text:span></text:p>
      <text:p text:style-name="P1"><text:span text:style-name="T127"># Parse the prediction result</text:span></text:p>
      <text:p text:style-name="P1"><text:span text:style-name="T127">result = response.json()</text:span></text:p>
      <text:p text:style-name="P1"><text:span text:style-name="T127">predictions_key = list(result.keys())[0] # Use the correct key based on the response structure</text:span></text:p>
      <text:p text:style-name="P1"><text:span text:style-name="T127">prediction = result[predictions_key][0][0] # Assuming a single prediction for the first instance</text:span></text:p>
      <text:p text:style-name="P1"><text:span text:style-name="T128"/></text:p>
      <text:p text:style-name="P1"><text:span text:style-name="T129"># Set a threshold for binary classification (adjust as needed)</text:span></text:p>
      <text:p text:style-name="P1"><text:span text:style-name="T129">threshold = 0.5</text:span></text:p>
      <text:p text:style-name="P1"><text:span text:style-name="T130"/></text:p>
      <text:p text:style-name="P1"><text:span text:style-name="T131"># Interpret the prediction</text:span></text:p>
      <text:p text:style-name="P1"><text:span text:style-name="T131">predicted_class = 'Blur' if prediction &gt;= threshold else 'Not Blur'</text:span></text:p>
      <text:p text:style-name="P1"><text:span text:style-name="T132"/></text:p>
      <text:p text:style-name="P1"><text:span text:style-name="T133"># Output the prediction</text:span></text:p>
      <text:p text:style-name="P1"><text:span text:style-name="T133">print(f'Blurriness Prediction: {prediction:.4f} - Class: {predicted_class}')</text:span></text:p>
      <text:p text:style-name="P1"><text:span text:style-name="T134"/></text:p>
      <text:p text:style-name="P1"><text:span text:style-name="T135">You, 9 Dec, 18:23</text:span></text:p>
      <text:p text:style-name="P1"><text:span text:style-name="T135"># Parse the prediction result</text:span></text:p>
      <text:p text:style-name="P1"><text:span text:style-name="T135">result = response.json()</text:span></text:p>
      <text:p text:style-name="P1"><text:span text:style-name="T135">predictions_key = list(result.keys())[0] # Use the correct key based on the response structure</text:span></text:p>
      <text:p text:style-name="P1"><text:span text:style-name="T136"/></text:p>
      <text:p text:style-name="P1"><text:span text:style-name="T137">try:</text:span></text:p>
      <text:p text:style-name="P1"><text:span text:style-name="T137"># Try to convert the prediction to a float</text:span></text:p>
      <text:p text:style-name="P1"><text:span text:style-name="T137">prediction = float(result[predictions_key][0][0])</text:span></text:p>
      <text:p text:style-name="P1"><text:span text:style-name="T138"/></text:p>
      <text:p text:style-name="P1"><text:span text:style-name="T139"># Set a threshold for binary classification (adjust as needed)</text:span></text:p>
      <text:p text:style-name="P1"><text:span text:style-name="T139">threshold = 0.5</text:span></text:p>
      <text:p text:style-name="P1"><text:span text:style-name="T140"/></text:p>
      <text:p text:style-name="P1"><text:span text:style-name="T141"># Interpret the prediction</text:span></text:p>
      <text:p text:style-name="P1"><text:span text:style-name="T141">predicted_class = 'Blur' if prediction &gt;= threshold else 'Not Blur'</text:span></text:p>
      <text:p text:style-name="P1"><text:span text:style-name="T142"/></text:p>
      <text:p text:style-name="P1"><text:span text:style-name="T143"># Output the prediction</text:span></text:p>
      <text:p text:style-name="P1"><text:span text:style-name="T143">print(f'Blurriness Prediction: {prediction:.4f} - Class: {predicted_class}')</text:span></text:p>
      <text:p text:style-name="P1"><text:span text:style-name="T144"/></text:p>
      <text:p text:style-name="P1"><text:span text:style-name="T145">except (ValueError, TypeError) as e:</text:span></text:p>
      <text:p text:style-name="P1"><text:span text:style-name="T145"># Handle the case where conversion to float fails</text:span></text:p>
      <text:p text:style-name="P1"><text:span text:style-name="T145">print(f"Error: Unable to convert prediction to float. Response: {result}")</text:span></text:p>
      <text:p text:style-name="P1"><text:span text:style-name="T145">print(f"Details: {e}")</text:span></text:p>
      <text:p text:style-name="P1"><text:span text:style-name="T146"/></text:p>
      <text:p text:style-name="P1"><text:span text:style-name="T147">You, 9 Dec, 18:48</text:span></text:p>
      <text:p text:style-name="P1"><text:span text:style-name="T147">from PIL import Image</text:span></text:p>
      <text:p text:style-name="P1"><text:span text:style-name="T147">import numpy as np</text:span></text:p>
      <text:p text:style-name="P1"><text:span text:style-name="T148"/></text:p>
      <text:p text:style-name="P1"><text:span text:style-name="T149"># Load your image</text:span></text:p>
      <text:p text:style-name="P1"><text:span text:style-name="T149">image_path = 'path/to/your/image.jpg'</text:span></text:p>
      <text:p text:style-name="P1"><text:span text:style-name="T149">image = Image.open(image_path)</text:span></text:p>
      <text:p text:style-name="P1"><text:span text:style-name="T150"/></text:p>
      <text:p text:style-name="P1"><text:span text:style-name="T151"># Resize the image to match the expected input shape (128x128)</text:span></text:p>
      <text:p text:style-name="P1"><text:span text:style-name="T151">image = image.resize((128, 128))</text:span></text:p>
      <text:p text:style-name="P1"><text:span text:style-name="T152"/></text:p>
      <text:p text:style-name="P1"><text:span text:style-name="T153"># Convert the image to a NumPy array</text:span></text:p>
      <text:p text:style-name="P1"><text:span text:style-name="T153">image_array = np.array(image)</text:span></text:p>
      <text:p text:style-name="P1"><text:span text:style-name="T154"/></text:p>
      <text:p text:style-name="P1"><text:span text:style-name="T155"># Ensure the array has the shape (128, 128, 3)</text:span></text:p>
      <text:p text:style-name="P1"><text:span text:style-name="T155">if image_array.shape == (128, 128, 3):</text:span></text:p>
      <text:p text:style-name="P1"><text:span text:style-name="T155"># Add an extra dimension to simulate batch_size of 1</text:span></text:p>
      <text:p text:style-name="P1"><text:span text:style-name="T155">input_data = np.expand_dims(image_array, axis=0)</text:span></text:p>
      <text:p text:style-name="P1"><text:span text:style-name="T156"/></text:p>
      <text:p text:style-name="P1"><text:span text:style-name="T157"># Prepare the request payload</text:span></text:p>
      <text:p text:style-name="P1"><text:span text:style-name="T157">data = {'signature_name': 'serving_default', 'instances': [{'conv2d_26_input': input_data.tolist()}]}</text:span></text:p>
      <text:p text:style-name="P1"><text:span text:style-name="T158"/></text:p>
      <text:p text:style-name="P1"><text:span text:style-name="T159"># Make the prediction request</text:span></text:p>
      <text:p text:style-name="P1"><text:span text:style-name="T159">response =</text:span><text:span text:style-name="T160"><text:s/></text:span><text:span text:style-name="T161"><text:s/></text:span><text:a xlink:href="http://requests.post/"><text:span text:style-name="T163">HYPERLINK "http://requests.post/"</text:span></text:a><text:span text:style-name="T164"><text:s/></text:span><text:a xlink:href="http://requests.post/"><text:span text:style-name="T166">HYPERLINK "http://requests.post/"</text:span><text:span text:style-name="T167"><text:s/>HYPERLINK "http://requests.post/"</text:span><text:span text:style-name="T168">requests.post</text:span></text:a><text:span text:style-name="T169">(api_url, json=data)</text:span></text:p>
      <text:p text:style-name="P1"><text:span text:style-name="T170"/></text:p>
      <text:p text:style-name="P1"><text:span text:style-name="T171"># Parse and interpret the prediction result</text:span></text:p>
      <text:p text:style-name="P1"><text:span text:style-name="T171">result = response.json()</text:span></text:p>
      <text:p text:style-name="P1"><text:span text:style-name="T171">predictions_key = list(result.keys())[0]</text:span></text:p>
      <text:p text:style-name="P1"><text:span text:style-name="T171">prediction = float(result[predictions_key][0][0])</text:span></text:p>
      <text:p text:style-name="P1"><text:span text:style-name="T172"/></text:p>
      <text:p text:style-name="P1"><text:span text:style-name="T173">threshold = 0.5</text:span></text:p>
      <text:p text:style-name="P1"><text:span text:style-name="T173">predicted_class = 'Blur' if prediction &gt;= threshold else 'Not Blur'</text:span></text:p>
      <text:p text:style-name="P1"><text:span text:style-name="T174"/></text:p>
      <text:p text:style-name="P1"><text:span text:style-name="T175">print(f'Blurriness Prediction: {prediction:.4f} - Class: {predicted_class}')</text:span></text:p>
      <text:p text:style-name="P1"><text:span text:style-name="T175">else:</text:span></text:p>
      <text:p text:style-name="P1"><text:span text:style-name="T175">print(f"Error: Image shape is {image_array.shape}, but expected (128, 128, 3). Please resize or preprocess the image.")</text:span></text:p>
      <text:p text:style-name="P1"><text:span text:style-name="T176"/></text:p>
      <text:p text:style-name="P1"><text:span text:style-name="T177">You, 11 Dec, 15:08</text:span></text:p>
      <text:p text:style-name="P1"><text:span text:style-name="T177">import os</text:span></text:p>
      <text:p text:style-name="P1"><text:span text:style-name="T177">import tensorflow as tf</text:span></text:p>
      <text:p text:style-name="P1"><text:span text:style-name="T177">import tfx</text:span></text:p>
      <text:p text:style-name="P1"><text:span text:style-name="T178"/></text:p>
      <text:p text:style-name="P1"><text:span text:style-name="T179">from tfx.components import CsvExampleGen</text:span></text:p>
      <text:p text:style-name="P1"><text:span text:style-name="T179">from tfx.components import ExampleValidator</text:span></text:p>
      <text:p text:style-name="P1"><text:span text:style-name="T179">from tfx.components import Transform</text:span></text:p>
      <text:p text:style-name="P1"><text:span text:style-name="T179">from tfx.components import Trainer</text:span></text:p>
      <text:p text:style-name="P1"><text:span text:style-name="T179">from tfx.components import ResolverNode</text:span></text:p>
      <text:p text:style-name="P1"><text:span text:style-name="T179">from tfx.components import Pusher</text:span></text:p>
      <text:p text:style-name="P1"><text:span text:style-name="T179">from tfx.components.trainer.executor import GenericExecutor</text:span></text:p>
      <text:p text:style-name="P1"><text:span text:style-name="T179">from tfx.components.base import executor_spec</text:span></text:p>
      <text:p text:style-name="P1"><text:span text:style-name="T179">from tfx.orchestration import metadata</text:span></text:p>
      <text:p text:style-name="P1"><text:span text:style-name="T179">from tfx.orchestration import pipeline</text:span></text:p>
      <text:p text:style-name="P1"><text:span text:style-name="T179">from tfx.orchestration import component_launcher</text:span></text:p>
      <text:p text:style-name="P1"><text:span text:style-name="T179">from tfx.proto import pusher_pb2</text:span></text:p>
      <text:p text:style-name="P1"><text:span text:style-name="T179">from tfx.proto import example_gen_pb2</text:span></text:p>
      <text:p text:style-name="P1"><text:span text:style-name="T179">from tfx.proto import trainer_pb2</text:span></text:p>
      <text:p text:style-name="P1"><text:span text:style-name="T179">from tfx.utils.dsl_utils import external_input</text:span></text:p>
      <text:p text:style-name="P1"><text:span text:style-name="T180"/></text:p>
      <text:p text:style-name="P1"><text:span text:style-name="T181"># Set up paths</text:span></text:p>
      <text:p text:style-name="P1"><text:span text:style-name="T181">_pipeline_name = "blur_classification_pipeline"</text:span></text:p>
      <text:p text:style-name="P1"><text:span text:style-name="T181">_tfx_root = os.path.join(os.getcwd(), "tfx")</text:span></text:p>
      <text:p text:style-name="P1"><text:span text:style-name="T181">_pipeline_root = os.path.join(_tfx_root, "pipelines", _pipeline_name)</text:span></text:p>
      <text:p text:style-name="P1"><text:span text:style-name="T181">_metadata_db_root = os.path.join(_tfx_root, "metadata")</text:span></text:p>
      <text:p text:style-name="P1"><text:span text:style-name="T181">_log_root = os.path.join(_tfx_root, "logs")</text:span></text:p>
      <text:p text:style-name="P1"><text:span text:style-name="T181">_model_serving_path = os.path.join(_tfx_root, "serving_model", _pipeline_name)</text:span></text:p>
      <text:p text:style-name="P1"><text:span text:style-name="T182"/></text:p>
      <text:p text:style-name="P1"><text:span text:style-name="T183"># Specify the path to the blur classification model</text:span></text:p>
      <text:p text:style-name="P1"><text:span text:style-name="T183">_model_path = "path/to/your/pretrained_model.h5"</text:span></text:p>
      <text:p text:style-name="P1"><text:span text:style-name="T184"/></text:p>
      <text:p text:style-name="P1"><text:span text:style-name="T185"># Set up ExampleGen</text:span></text:p>
      <text:p text:style-name="P1"><text:span text:style-name="T185">input_base = "path/to/your/dataset"</text:span></text:p>
      <text:p text:style-name="P1"><text:span text:style-name="T185">input_config = example_gen_pb2.Input(splits=[example_gen_pb2.Input.Split(name="train", pattern="train/*")])</text:span></text:p>
      <text:p text:style-name="P1"><text:span text:style-name="T185">example_gen = CsvExampleGen(input=external_input(input_base), input_config=input_config)</text:span></text:p>
      <text:p text:style-name="P1"><text:span text:style-name="T186"/></text:p>
      <text:p text:style-name="P1"><text:span text:style-name="T187"># Set up Trainer</text:span></text:p>
      <text:p text:style-name="P1"><text:span text:style-name="T187">trainer = Trainer(</text:span></text:p>
      <text:p text:style-name="P1"><text:span text:style-name="T187">module_file=os.path.abspath("blur_trainer.py"), # Create this file for training logic</text:span></text:p>
      <text:p text:style-name="P1"><text:span text:style-name="T187">custom_executor_spec=executor_spec.ExecutorClassSpec(GenericExecutor),</text:span></text:p>
      <text:p text:style-name="P1"><text:span text:style-name="T187">examples=example_gen.outputs["examples"],</text:span></text:p>
      <text:p text:style-name="P1"><text:span text:style-name="T187">train_args=trainer_pb2.TrainArgs(num_steps=100),</text:span></text:p>
      <text:p text:style-name="P1"><text:span text:style-name="T187">eval_args=trainer_pb2.EvalArgs(num_steps=50)</text:span></text:p>
      <text:p text:style-name="P1"><text:span text:style-name="T187">)</text:span></text:p>
      <text:p text:style-name="P1"><text:span text:style-name="T188"/></text:p>
      <text:p text:style-name="P1"><text:span text:style-name="T189"># Set up Pusher</text:span></text:p>
      <text:p text:style-name="P1"><text:span text:style-name="T189">pusher = Pusher(</text:span></text:p>
      <text:p text:style-name="P1"><text:span text:style-name="T189">model=trainer.outputs["model"],</text:span></text:p>
      <text:p text:style-name="P1"><text:span text:style-name="T189">push_destination=pusher_pb2.PushDestination(</text:span></text:p>
      <text:p text:style-name="P1"><text:span text:style-name="T189">filesystem=pusher_pb2.PushDestination.Filesystem(base_directory=_model_serving_path)</text:span></text:p>
      <text:p text:style-name="P1"><text:span text:style-name="T189">)</text:span></text:p>
      <text:p text:style-name="P1"><text:span text:style-name="T189">)</text:span></text:p>
      <text:p text:style-name="P1"><text:span text:style-name="T190"/></text:p>
      <text:p text:style-name="P1"><text:span text:style-name="T191"># Set up the pipeline</text:span></text:p>
      <text:p text:style-name="P1"><text:span text:style-name="T191">tfx_pipeline = pipeline.Pipeline(</text:span></text:p>
      <text:p text:style-name="P1"><text:span text:style-name="T191">pipeline_name=_pipeline_name,</text:span></text:p>
      <text:p text:style-name="P1"><text:span text:style-name="T191">pipeline_root=_pipeline_root,</text:span></text:p>
      <text:p text:style-name="P1"><text:span text:style-name="T191">components=[example_gen, trainer, pusher],</text:span></text:p>
      <text:p text:style-name="P1"><text:span text:style-name="T191">enable_cache=True,</text:span></text:p>
      <text:p text:style-name="P1"><text:span text:style-name="T191">metadata_connection_config=metadata.sqlite_metadata_connection_config(_metadata_db_root),</text:span></text:p>
      <text:p text:style-name="P1"><text:span text:style-name="T191">additional_pipeline_args={},</text:span></text:p>
      <text:p text:style-name="P1"><text:span text:style-name="T191">)</text:span></text:p>
      <text:p text:style-name="P1"><text:span text:style-name="T192"/></text:p>
      <text:p text:style-name="P1"><text:span text:style-name="T193"># Run the pipeline</text:span></text:p>
      <text:p text:style-name="P1"><text:span text:style-name="T193">if __name__ == "__main__":</text:span></text:p>
      <text:p text:style-name="P1"><text:span text:style-name="T193">component_launcher.launch_components(</text:span></text:p>
      <text:p text:style-name="P1"><text:span text:style-name="T193">tfx_pipeline.components,</text:span></text:p>
      <text:p text:style-name="P1"><text:span text:style-name="T193">metadata_connection_config=tfx_pipeline.metadata_connection_config,</text:span></text:p>
      <text:p text:style-name="P1"><text:span text:style-name="T193">beam_pipeline_args=tfx_pipeline.beam_pipeline_args,</text:span></text:p>
      <text:p text:style-name="P1"><text:span text:style-name="T193">)</text:span></text:p>
      <text:p text:style-name="P1"><text:span text:style-name="T193">Sure, if you want to use TensorFlow Extended (TFX) for building an end-to-end machine learning pipeline including data preprocessing, model training, and serving, here's a simplified example. Please note that setting up a full TFX pipeline involves more details, and you might need to customize this example according to your specific requirements.</text:span></text:p>
      <text:p text:style-name="P1"><text:span text:style-name="T194"/></text:p>
      <text:p text:style-name="P1"><text:span text:style-name="T195">1. **Install TFX:**</text:span></text:p>
      <text:p text:style-name="P1"><text:span text:style-name="T195">bash</text:span></text:p>
      <text:p text:style-name="P1"><text:span text:style-name="T195">pip install tfx</text:span></text:p>
      <text:p text:style-name="P1"><text:span text:style-name="T196"/></text:p>
      <text:p text:style-name="P1"><text:span text:style-name="T197">2. **Create TFX pipeline:**</text:span></text:p>
      <text:p text:style-name="P1"><text:span text:style-name="T197">python</text:span></text:p>
      <text:p text:style-name="P1"><text:span text:style-name="T197">import os</text:span></text:p>
      <text:p text:style-name="P1"><text:span text:style-name="T197">import tensorflow as tf</text:span></text:p>
      <text:p text:style-name="P1"><text:span text:style-name="T197">import tfx</text:span></text:p>
      <text:p text:style-name="P1"><text:span text:style-name="T198"/></text:p>
      <text:p text:style-name="P1"><text:span text:style-name="T199">from tfx.components import CsvExampleGen</text:span></text:p>
      <text:p text:style-name="P1"><text:span text:style-name="T199">from tfx.components import ExampleValidator</text:span></text:p>
      <text:p text:style-name="P1"><text:span text:style-name="T199">from tfx.components import Transform</text:span></text:p>
      <text:p text:style-name="P1"><text:span text:style-name="T199">from tfx.components import Trainer</text:span></text:p>
      <text:p text:style-name="P1"><text:span text:style-name="T199">from tfx.components import ResolverNode</text:span></text:p>
      <text:p text:style-name="P1"><text:span text:style-name="T199">from tfx.components import Pusher</text:span></text:p>
      <text:p text:style-name="P1"><text:span text:style-name="T199">from tfx.components.trainer.executor import GenericExecutor</text:span></text:p>
      <text:p text:style-name="P1"><text:span text:style-name="T199">from tfx.components.base import executor_spec</text:span></text:p>
      <text:p text:style-name="P1"><text:span text:style-name="T199">from tfx.orchestration import metadata</text:span></text:p>
      <text:p text:style-name="P1"><text:span text:style-name="T199">from tfx.orchestration import pipeline</text:span></text:p>
      <text:p text:style-name="P1"><text:span text:style-name="T199">from tfx.orchestration import component_launcher</text:span></text:p>
      <text:p text:style-name="P1"><text:span text:style-name="T199">from tfx.proto import pusher_pb2</text:span></text:p>
      <text:p text:style-name="P1"><text:span text:style-name="T199">from tfx.proto import example_gen_pb2</text:span></text:p>
      <text:p text:style-name="P1"><text:span text:style-name="T199">from tfx.proto import trainer_pb2</text:span></text:p>
      <text:p text:style-name="P1"><text:span text:style-name="T199">from tfx.utils.dsl_utils import external_input</text:span></text:p>
      <text:p text:style-name="P1"><text:span text:style-name="T200"/></text:p>
      <text:p text:style-name="P1"><text:span text:style-name="T201"># Set up paths</text:span></text:p>
      <text:p text:style-name="P1"><text:span text:style-name="T201">_pipeline_name = "blur_classification_pipeline"</text:span></text:p>
      <text:p text:style-name="P1"><text:span text:style-name="T201">_tfx_root = os.path.join(os.getcwd(), "tfx")</text:span></text:p>
      <text:p text:style-name="P1"><text:span text:style-name="T201">_pipeline_root = os.path.join(_tfx_root, "pipelines", _pipeline_name)</text:span></text:p>
      <text:p text:style-name="P1"><text:span text:style-name="T201">_metadata_db_root = os.path.join(_tfx_root, "metadata")</text:span></text:p>
      <text:p text:style-name="P1"><text:span text:style-name="T201">_log_root = os.path.join(_tfx_root, "logs")</text:span></text:p>
      <text:p text:style-name="P1"><text:span text:style-name="T201">_model_serving_path = os.path.join(_tfx_root, "serving_model", _pipeline_name)</text:span></text:p>
      <text:p text:style-name="P1"><text:span text:style-name="T202"/></text:p>
      <text:p text:style-name="P1"><text:span text:style-name="T203"># Specify the path to the blur classification model</text:span></text:p>
      <text:p text:style-name="P1"><text:span text:style-name="T203">_model_path = "path/to/your/pretrained_model.h5"</text:span></text:p>
      <text:p text:style-name="P1"><text:span text:style-name="T204"/></text:p>
      <text:p text:style-name="P1"><text:span text:style-name="T205"># Set up ExampleGen</text:span></text:p>
      <text:p text:style-name="P1"><text:span text:style-name="T205">input_base = "path/to/your/dataset"</text:span></text:p>
      <text:p text:style-name="P1"><text:span text:style-name="T205">input_config = example_gen_pb2.Input(splits=[example_gen_pb2.Input.Split(name="train", pattern="train/*")])</text:span></text:p>
      <text:p text:style-name="P1"><text:span text:style-name="T205">example_gen = CsvExampleGen(input=external_input(input_base), input_config=input_config)</text:span></text:p>
      <text:p text:style-name="P1"><text:span text:style-name="T206"/></text:p>
      <text:p text:style-name="P1"><text:span text:style-name="T207"># Set up Trainer</text:span></text:p>
      <text:p text:style-name="P1"><text:span text:style-name="T207">trainer = Trainer(</text:span></text:p>
      <text:p text:style-name="P1"><text:span text:style-name="T207">module_file=os.path.abspath("blur_trainer.py"), # Create this file for training logic</text:span></text:p>
      <text:p text:style-name="P1"><text:span text:style-name="T207">custom_executor_spec=executor_spec.ExecutorClassSpec(GenericExecutor),</text:span></text:p>
      <text:p text:style-name="P1"><text:span text:style-name="T207">examples=example_gen.outputs["examples"],</text:span></text:p>
      <text:p text:style-name="P1"><text:span text:style-name="T207">train_args=trainer_pb2.TrainArgs(num_steps=100),</text:span></text:p>
      <text:p text:style-name="P1"><text:span text:style-name="T207">eval_args=trainer_pb2.EvalArgs(num_steps=50)</text:span></text:p>
      <text:p text:style-name="P1"><text:span text:style-name="T207">)</text:span></text:p>
      <text:p text:style-name="P1"><text:span text:style-name="T208"/></text:p>
      <text:p text:style-name="P1"><text:span text:style-name="T209"># Set up Pusher</text:span></text:p>
      <text:p text:style-name="P1"><text:span text:style-name="T209">pusher = Pusher(</text:span></text:p>
      <text:p text:style-name="P1"><text:span text:style-name="T209">model=trainer.outputs["model"],</text:span></text:p>
      <text:p text:style-name="P1"><text:span text:style-name="T209">push_destination=pusher_pb2.PushDestination(</text:span></text:p>
      <text:p text:style-name="P1"><text:span text:style-name="T209">filesystem=pusher_pb2.PushDestination.Filesystem(base_directory=_model_serving_path)</text:span></text:p>
      <text:p text:style-name="P1"><text:span text:style-name="T209">)</text:span></text:p>
      <text:p text:style-name="P1"><text:span text:style-name="T209">)</text:span></text:p>
      <text:p text:style-name="P1"><text:span text:style-name="T210"/></text:p>
      <text:p text:style-name="P1"><text:span text:style-name="T211"># Set up the pipeline</text:span></text:p>
      <text:p text:style-name="P1"><text:span text:style-name="T211">tfx_pipeline = pipeline.Pipeline(</text:span></text:p>
      <text:p text:style-name="P1"><text:span text:style-name="T211">pipeline_name=_pipeline_name,</text:span></text:p>
      <text:p text:style-name="P1"><text:span text:style-name="T211">pipeline_root=_pipeline_root,</text:span></text:p>
      <text:p text:style-name="P1"><text:span text:style-name="T211">components=[example_gen, trainer, pusher],</text:span></text:p>
      <text:p text:style-name="P1"><text:span text:style-name="T211">enable_cache=True,</text:span></text:p>
      <text:p text:style-name="P1"><text:span text:style-name="T211">metadata_connection_config=metadata.sqlite_metadata_connection_config(_metadata_db_root),</text:span></text:p>
      <text:p text:style-name="P1"><text:span text:style-name="T211">additional_pipeline_args={},</text:span></text:p>
      <text:p text:style-name="P1"><text:span text:style-name="T211">)</text:span></text:p>
      <text:p text:style-name="P1"><text:span text:style-name="T212"/></text:p>
      <text:p text:style-name="P1"><text:span text:style-name="T213"># Run the pipeline</text:span></text:p>
      <text:p text:style-name="P1"><text:span text:style-name="T213">if __name__ == "__main__":</text:span></text:p>
      <text:p text:style-name="P1"><text:span text:style-name="T213">component_launcher.launch_components(</text:span></text:p>
      <text:p text:style-name="P1"><text:span text:style-name="T213">tfx_pipeline.components,</text:span></text:p>
      <text:p text:style-name="P1"><text:span text:style-name="T213">metadata_connection_config=tfx_pipeline.metadata_connection_config,</text:span></text:p>
      <text:p text:style-name="P1"><text:span text:style-name="T213">beam_pipeline_args=tfx_pipeline.beam_pipeline_args,</text:span></text:p>
      <text:p text:style-name="P1"><text:span text:style-name="T213">)</text:span></text:p>
      <text:p text:style-name="P1"><text:span text:style-name="T214"/></text:p>
      <text:p text:style-name="P1"><text:span text:style-name="T215">3. **Create Blur Trainer (blur_trainer.py):**</text:span></text:p>
      <text:p text:style-name="P1"><text:span text:style-name="T215">python</text:span></text:p>
      <text:p text:style-name="P1"><text:span text:style-name="T215">import tensorflow as tf</text:span></text:p>
      <text:p text:style-name="P1"><text:span text:style-name="T215">from tensorflow.keras.models import load_model</text:span></text:p>
      <text:p text:style-name="P1"><text:span text:style-name="T216"/></text:p>
      <text:p text:style-name="P1"><text:span text:style-name="T217">def _get_model(model_path):</text:span></text:p>
      <text:p text:style-name="P1"><text:span text:style-name="T217">return load_model(model_path)</text:span></text:p>
      <text:p text:style-name="P1"><text:span text:style-name="T218"/></text:p>
      <text:p text:style-name="P1"><text:span text:style-name="T219">def run_fn(fn_args):</text:span></text:p>
      <text:p text:style-name="P1"><text:span text:style-name="T219">model_path = fn_args.serving_model_dir</text:span></text:p>
      <text:p text:style-name="P1"><text:span text:style-name="T219">model = _get_model(model_path)</text:span></text:p>
      <text:p text:style-name="P1"><text:span text:style-name="T220"/></text:p>
      <text:p text:style-name="P1"><text:span text:style-name="T221"># Train the model using your dataset and logic</text:span></text:p>
      <text:p text:style-name="P1"><text:span text:style-name="T221"># Note: This is a placeholder; you should replace this with your actual training logic.</text:span></text:p>
      <text:p text:style-name="P1"><text:span text:style-name="T222"/></text:p>
      <text:p text:style-name="P1"><text:span text:style-name="T223"># Save the trained model</text:span></text:p>
      <text:p text:style-name="P1"><text:span text:style-name="T223">tf.saved_model.save(model, model_path)</text:span></text:p>
      <text:p text:style-name="P1"><text:span text:style-name="T224"/></text:p>
      <text:p text:style-name="P1"><text:span text:style-name="T225">Replace "path/to/your/pretrained_model.h5" with the actual path to your pre-trained model file.</text:span></text:p>
      <text:p text:style-name="P1"><text:span text:style-name="T226"/></text:p>
      <text:p text:style-name="P1"><text:span text:style-name="T227">This is a basic example to get you started with TFX. Make sure to customize it according to your specific needs and dataset structure. Additionally, handle the data preprocessing steps and any other necessary components in the pipeline.</text:span></text:p>
      <text:p text:style-name="P1"><text:span text:style-name="T228"/></text:p>
      <text:p text:style-name="P1"><text:span text:style-name="T229">You, 11 Dec, 15:28</text:span></text:p>
      <text:p text:style-name="P1"><text:span text:style-name="T229">To deploy a Keras blur classification model on an MLflow server, you can follow these general steps:</text:span></text:p>
      <text:p text:style-name="P1"><text:span text:style-name="T230"/></text:p>
      <text:p text:style-name="P1"><text:span text:style-name="T231">1. **Train and Save the Keras Model:**</text:span></text:p>
      <text:p text:style-name="P1"><text:span text:style-name="T231">Train your Keras model for blur classification and save it using the save method.</text:span></text:p>
      <text:p text:style-name="P1"><text:span text:style-name="T232"/></text:p>
      <text:p text:style-name="P1"><text:span text:style-name="T233">python</text:span></text:p>
      <text:p text:style-name="P1"><text:span text:style-name="T233">from keras.models import load_model</text:span></text:p>
      <text:p text:style-name="P1"><text:span text:style-name="T234"/></text:p>
      <text:p text:style-name="P1"><text:span text:style-name="T235"># Assuming you've trained and saved your model</text:span></text:p>
      <text:p text:style-name="P1"><text:span text:style-name="T235">model.save("blur_classification_model.h5")</text:span></text:p>
      <text:p text:style-name="P1"><text:span text:style-name="T236"/></text:p>
      <text:p text:style-name="P1"><text:span text:style-name="T237">2. **Install MLflow:**</text:span></text:p>
      <text:p text:style-name="P1"><text:span text:style-name="T237">Make sure MLflow is installed. You can install it using:</text:span></text:p>
      <text:p text:style-name="P1"><text:span text:style-name="T238"/></text:p>
      <text:p text:style-name="P1"><text:span text:style-name="T239">pip install mlflow</text:span></text:p>
      <text:p text:style-name="P1"><text:span text:style-name="T240"/></text:p>
      <text:p text:style-name="P1"><text:span text:style-name="T241">3. **Initialize MLflow:**</text:span></text:p>
      <text:p text:style-name="P1"><text:span text:style-name="T241">Start MLflow and create an experiment.</text:span></text:p>
      <text:p text:style-name="P1"><text:span text:style-name="T242"/></text:p>
      <text:p text:style-name="P1"><text:span text:style-name="T243">python</text:span></text:p>
      <text:p text:style-name="P1"><text:span text:style-name="T243">import mlflow</text:span></text:p>
      <text:p text:style-name="P1"><text:span text:style-name="T244"/></text:p>
      <text:p text:style-name="P1"><text:span text:style-name="T245">mlflow.set_tracking_uri("your_mlflow_server_uri")</text:span></text:p>
      <text:p text:style-name="P1"><text:span text:style-name="T245">mlflow.set_experiment("your_experiment_name")</text:span></text:p>
      <text:p text:style-name="P1"><text:span text:style-name="T246"/></text:p>
      <text:p text:style-name="P1"><text:span text:style-name="T247">4. **Log Model to MLflow:**</text:span></text:p>
      <text:p text:style-name="P1"><text:span text:style-name="T247">Log your saved Keras model to MLflow.</text:span></text:p>
      <text:p text:style-name="P1"><text:span text:style-name="T248"/></text:p>
      <text:p text:style-name="P1"><text:span text:style-name="T249">python</text:span></text:p>
      <text:p text:style-name="P1"><text:span text:style-name="T249">with mlflow.start_run():</text:span></text:p>
      <text:p text:style-name="P1"><text:span text:style-name="T249">mlflow.keras.log_model("model", "blur_classification_model.h5")</text:span></text:p>
      <text:p text:style-name="P1"><text:span text:style-name="T250"/></text:p>
      <text:p text:style-name="P1"><text:span text:style-name="T251">5. **Deploy MLflow Model:**</text:span></text:p>
      <text:p text:style-name="P1"><text:span text:style-name="T251">Deploy your MLflow model to a server. This might involve setting up a REST API server.</text:span></text:p>
      <text:p text:style-name="P1"><text:span text:style-name="T252"/></text:p>
      <text:p text:style-name="P1"><text:span text:style-name="T253">bash</text:span></text:p>
      <text:p text:style-name="P1"><text:span text:style-name="T253">mlflow models serve -m runs:/&lt;RUN_ID&gt;/model -p &lt;PORT&gt;</text:span></text:p>
      <text:p text:style-name="P1"><text:span text:style-name="T254"/></text:p>
      <text:p text:style-name="P1"><text:span text:style-name="T255">Replace &lt;RUN_ID&gt; with the actual run ID from your MLflow experiment and &lt;PORT&gt; with the desired port.</text:span></text:p>
      <text:p text:style-name="P1"><text:span text:style-name="T256"/></text:p>
      <text:p text:style-name="P1"><text:span text:style-name="T257">6. **Make Predictions:**</text:span></text:p>
      <text:p text:style-name="P1"><text:span text:style-name="T257">Once the server is running, you can make predictions using HTTP requests. For example:</text:span></text:p>
      <text:p text:style-name="P1"><text:span text:style-name="T258"/></text:p>
      <text:p text:style-name="P1"><text:span text:style-name="T259">bash</text:span></text:p>
      <text:p text:style-name="P1"><text:span text:style-name="T259">curl<text:s/></text:span><text:a xlink:href="http://127.0.0.1:&lt;PORT&gt;/invocations"><text:span text:style-name="T261">http://127.0.0.1:</text:span></text:a><text:span text:style-name="T262"><text:s/></text:span><text:a xlink:href="http://127.0.0.1:&lt;PORT&gt;/invocations"><text:span text:style-name="T264">HYPERLINK "http://127.0.0.1:</text:span><text:span text:style-name="T265"><text:s/>HYPERLINK "http://127.0.0.1:&lt;PORT&gt;/invocations"</text:span><text:span text:style-name="T266">&lt;</text:span><text:span text:style-name="T267"><text:s/>HYPERLINK "http://127.0.0.1:&lt;PORT&gt;/invocations"</text:span><text:span text:style-name="T268">PORT</text:span><text:span text:style-name="T269"><text:s/>HYPERLINK "http://127.0.0.1:&lt;PORT&gt;/invocations"</text:span><text:span text:style-name="T270">&gt;</text:span><text:span text:style-name="T271"><text:s/>HYPERLINK "http://127.0.0.1:&lt;PORT&gt;/invocations"</text:span><text:span text:style-name="T272">/invocations"</text:span><text:span text:style-name="T273"><text:s/>HYPERLINK "http://127.0.0.1:&lt;PORT&gt;/invocations"</text:span><text:span text:style-name="T274">&lt;</text:span></text:a><text:span text:style-name="T275"><text:s/></text:span><text:a xlink:href="http://127.0.0.1:&lt;PORT&gt;/invocations"><text:span text:style-name="T277">HYPERLINK "http://127.0.0.1:</text:span><text:span text:style-name="T278"><text:s/>HYPERLINK "http://127.0.0.1:&lt;PORT&gt;/invocations"</text:span><text:span text:style-name="T279">&lt;</text:span><text:span text:style-name="T280"><text:s/>HYPERLINK "http://127.0.0.1:&lt;PORT&gt;/invocations"</text:span><text:span text:style-name="T281">PORT</text:span><text:span text:style-name="T282"><text:s/>HYPERLINK "http://127.0.0.1:&lt;PORT&gt;/invocations"</text:span><text:span text:style-name="T283">&gt;</text:span><text:span text:style-name="T284"><text:s/>HYPERLINK "http://127.0.0.1:&lt;PORT&gt;/invocations"</text:span><text:span text:style-name="T285">/invocations"</text:span><text:span text:style-name="T286"><text:s/>HYPERLINK "http://127.0.0.1:&lt;PORT&gt;/invocations"</text:span><text:span text:style-name="T287">PORT</text:span></text:a><text:span text:style-name="T288"><text:s/></text:span><text:a xlink:href="http://127.0.0.1:&lt;PORT&gt;/invocations"><text:span text:style-name="T290">HYPERLINK "http://127.0.0.1:</text:span><text:span text:style-name="T291"><text:s/>HYPERLINK "http://127.0.0.1:&lt;PORT&gt;/invocations"</text:span><text:span text:style-name="T292">&lt;</text:span><text:span text:style-name="T293"><text:s/>HYPERLINK "http://127.0.0.1:&lt;PORT&gt;/invocations"</text:span><text:span text:style-name="T294">PORT</text:span><text:span text:style-name="T295"><text:s/>HYPERLINK "http://127.0.0.1:&lt;PORT&gt;/invocations"</text:span><text:span text:style-name="T296">&gt;</text:span><text:span text:style-name="T297"><text:s/>HYPERLINK "http://127.0.0.1:&lt;PORT&gt;/invocations"</text:span><text:span text:style-name="T298">/invocations"</text:span><text:span text:style-name="T299"><text:s/>HYPERLINK "http://127.0.0.1:&lt;PORT&gt;/invocations"</text:span><text:span text:style-name="T300">&gt;</text:span></text:a><text:span text:style-name="T301"><text:s/></text:span><text:a xlink:href="http://127.0.0.1:&lt;PORT&gt;/invocations"><text:span text:style-name="T303">HYPERLINK "http://127.0.0.1:</text:span><text:span text:style-name="T304"><text:s/>HYPERLINK "http://127.0.0.1:&lt;PORT&gt;/invocations"</text:span><text:span text:style-name="T305">&lt;</text:span><text:span text:style-name="T306"><text:s/>HYPERLINK "http://127.0.0.1:&lt;PORT&gt;/invocations"</text:span><text:span text:style-name="T307">PORT</text:span><text:span text:style-name="T308"><text:s/>HYPERLINK "http://127.0.0.1:&lt;PORT&gt;/invocations"</text:span><text:span text:style-name="T309">&gt;</text:span><text:span text:style-name="T310"><text:s/>HYPERLINK "http://127.0.0.1:&lt;PORT&gt;/invocations"</text:span><text:span text:style-name="T311">/invocations"</text:span><text:span text:style-name="T312"><text:s/>HYPERLINK "http://127.0.0.1:&lt;PORT&gt;/invocations"</text:span><text:span text:style-name="T313">/invocations</text:span></text:a><text:span text:style-name="T314"><text:s/>-H "Content-Type: application/json" -d '{"data": [&lt;your_data&gt;]}'</text:span></text:p>
      <text:p text:style-name="P1"><text:span text:style-name="T315"/></text:p>
      <text:p text:style-name="P1"><text:span text:style-name="T316">Replace &lt;PORT&gt; and &lt;your_data&gt; accordingly.</text:span></text:p>
      <text:p text:style-name="P1"><text:span text:style-name="T317"/></text:p>
      <text:p text:style-name="P1"><text:span text:style-name="T318">Remember to replace placeholders with your actual values and adapt the steps based on your specific project structure and requirements.</text:span></text:p>
      <text:p text:style-name="P1"><text:span text:style-name="T319"/></text:p>
      <text:p text:style-name="P1"><text:span text:style-name="T320">You, 11 Dec, 18:32</text:span></text:p>
      <text:p text:style-name="P1"><text:span text:style-name="T320">..Certainly! Combining the entire code for automating a TFX pipeline and serving the model to TFX Serving involves additional steps. Below is a consolidated code snippet. Note that you need to have TFX Serving installed (pip install tfx-serving-api).</text:span></text:p>
      <text:p text:style-name="P1"><text:span text:style-name="T320">python</text:span></text:p>
      <text:p text:style-name="P1"><text:span text:style-name="T320">import os</text:span></text:p>
      <text:p text:style-name="P1"><text:span text:style-name="T320">import tensorflow as tf</text:span></text:p>
      <text:p text:style-name="P1"><text:span text:style-name="T320">import tfx</text:span></text:p>
      <text:p text:style-name="P1"><text:span text:style-name="T320">from tfx.components import CsvExampleGen, StatisticsGen, SchemaGen, ExampleValidator, Transform, Trainer, ResolverNode, InfraValidator, BulkInfraValidator</text:span></text:p>
      <text:p text:style-name="P1"><text:span text:style-name="T320">from tfx.components.trainer.executor import GenericExecutor</text:span></text:p>
      <text:p text:style-name="P1"><text:span text:style-name="T320">from tfx.orchestration import metadata, pipeline</text:span></text:p>
      <text:p text:style-name="P1"><text:span text:style-name="T320">from tfx.orchestration.experimental.interactive.interactive_context import InteractiveContext</text:span></text:p>
      <text:p text:style-name="P1"><text:span text:style-name="T320">from tfx.proto import example_gen_pb2, trainer_pb2, infra_validator_pb2, bulk_infra_validator_pb2</text:span></text:p>
      <text:p text:style-name="P1"><text:span text:style-name="T320">from tfx.utils.dsl_utils import external_input</text:span></text:p>
      <text:p text:style-name="P1"><text:span text:style-name="T320">from tfx.types import Channel</text:span></text:p>
      <text:p text:style-name="P1"><text:span text:style-name="T321"/></text:p>
      <text:p text:style-name="P1"><text:span text:style-name="T322"># Set the path to your .keras model file</text:span></text:p>
      <text:p text:style-name="P1"><text:span text:style-name="T322">SAVED_MODEL_PATH = "/path/to/your/blur_model.keras"</text:span></text:p>
      <text:p text:style-name="P1"><text:span text:style-name="T323"/></text:p>
      <text:p text:style-name="P1"><text:span text:style-name="T324"># Set other paths</text:span></text:p>
      <text:p text:style-name="P1"><text:span text:style-name="T324">ROOT_DIR = os.getcwd()</text:span></text:p>
      <text:p text:style-name="P1"><text:span text:style-name="T324">DATA_DIR = os.path.join(ROOT_DIR, 'data')</text:span></text:p>
      <text:p text:style-name="P1"><text:span text:style-name="T324">MODULE_FILE = os.path.join(ROOT_DIR, 'blur_transform.py')</text:span></text:p>
      <text:p text:style-name="P1"><text:span text:style-name="T325"/></text:p>
      <text:p text:style-name="P1"><text:span text:style-name="T326"># Define schema</text:span></text:p>
      <text:p text:style-name="P1"><text:span text:style-name="T326">SCHEMA_PATH = os.path.join(ROOT_DIR, 'schema')</text:span></text:p>
      <text:p text:style-name="P1"><text:span text:style-name="T327"/></text:p>
      <text:p text:style-name="P1"><text:span text:style-name="T328"># Define pipeline</text:span></text:p>
      <text:p text:style-name="P1"><text:span text:style-name="T328">context = InteractiveContext()</text:span></text:p>
      <text:p text:style-name="P1"><text:span text:style-name="T329"/></text:p>
      <text:p text:style-name="P1"><text:span text:style-name="T330">example_gen = CsvExampleGen(</text:span></text:p>
      <text:p text:style-name="P1"><text:span text:style-name="T330">input=external_input(DATA_DIR)</text:span></text:p>
      <text:p text:style-name="P1"><text:span text:style-name="T330">)</text:span></text:p>
      <text:p text:style-name="P1"><text:span text:style-name="T331"/></text:p>
      <text:p text:style-name="P1"><text:span text:style-name="T332">statistics_gen = StatisticsGen(</text:span></text:p>
      <text:p text:style-name="P1"><text:span text:style-name="T332">examples=example_gen.outputs['examples']</text:span></text:p>
      <text:p text:style-name="P1"><text:span text:style-name="T332">)</text:span></text:p>
      <text:p text:style-name="P1"><text:span text:style-name="T333"/></text:p>
      <text:p text:style-name="P1"><text:span text:style-name="T334">schema_gen = SchemaGen(</text:span></text:p>
      <text:p text:style-name="P1"><text:span text:style-name="T334">statistics=statistics_gen.outputs['statistics'],</text:span></text:p>
      <text:p text:style-name="P1"><text:span text:style-name="T334">infer_feature_shape=False</text:span></text:p>
      <text:p text:style-name="P1"><text:span text:style-name="T334">)</text:span></text:p>
      <text:p text:style-name="P1"><text:span text:style-name="T335"/></text:p>
      <text:p text:style-name="P1"><text:span text:style-name="T336">example_validator = ExampleValidator(</text:span></text:p>
      <text:p text:style-name="P1"><text:span text:style-name="T336">statistics=statistics_gen.outputs['statistics'],</text:span></text:p>
      <text:p text:style-name="P1"><text:span text:style-name="T336">schema=schema_gen.outputs['schema']</text:span></text:p>
      <text:p text:style-name="P1"><text:span text:style-name="T336">)</text:span></text:p>
      <text:p text:style-name="P1"><text:span text:style-name="T337"/></text:p>
      <text:p text:style-name="P1"><text:span text:style-name="T338"># Define custom transform component (Blur classification model preprocessing)</text:span></text:p>
      <text:p text:style-name="P1"><text:span text:style-name="T338">transform = Transform(</text:span></text:p>
      <text:p text:style-name="P1"><text:span text:style-name="T338">examples=example_gen.outputs['examples'],</text:span></text:p>
      <text:p text:style-name="P1"><text:span text:style-name="T338">schema=schema_gen.outputs['schema'],</text:span></text:p>
      <text:p text:style-name="P1"><text:span text:style-name="T338">module_file=MODULE_FILE</text:span></text:p>
      <text:p text:style-name="P1"><text:span text:style-name="T338">)</text:span></text:p>
      <text:p text:style-name="P1"><text:span text:style-name="T339"/></text:p>
      <text:p text:style-name="P1"><text:span text:style-name="T340"># Define trainer component</text:span></text:p>
      <text:p text:style-name="P1"><text:span text:style-name="T340">trainer = Trainer(</text:span></text:p>
      <text:p text:style-name="P1"><text:span text:style-name="T340">module_file=MODULE_FILE,</text:span></text:p>
      <text:p text:style-name="P1"><text:span text:style-name="T340">custom_executor_spec=GenericExecutor,</text:span></text:p>
      <text:p text:style-name="P1"><text:span text:style-name="T340">examples=transform.outputs['transformed_examples'],</text:span></text:p>
      <text:p text:style-name="P1"><text:span text:style-name="T340">schema=schema_gen.outputs['schema'],</text:span></text:p>
      <text:p text:style-name="P1"><text:span text:style-name="T340">train_args=trainer_pb2.TrainArgs(num_steps=1000),</text:span></text:p>
      <text:p text:style-name="P1"><text:span text:style-name="T340">eval_args=trainer_pb2.EvalArgs(num_steps=500)</text:span></text:p>
      <text:p text:style-name="P1"><text:span text:style-name="T340">)</text:span></text:p>
      <text:p text:style-name="P1"><text:span text:style-name="T341"/></text:p>
      <text:p text:style-name="P1"><text:span text:style-name="T342"># Resolve the latest model for inferencing</text:span></text:p>
      <text:p text:style-name="P1"><text:span text:style-name="T342">latest_model_resolver = ResolverNode(</text:span></text:p>
      <text:p text:style-name="P1"><text:span text:style-name="T342">instance_name='latest_model_resolver',</text:span></text:p>
      <text:p text:style-name="P1"><text:span text:style-name="T342">resolver_class=infra_validator_pb2.ResolverNode,</text:span></text:p>
      <text:p text:style-name="P1"><text:span text:style-name="T342">model=Channel(type='Model'),</text:span></text:p>
      <text:p text:style-name="P1"><text:span text:style-name="T342">model_blessing=Channel(type='ModelBlessing')</text:span></text:p>
      <text:p text:style-name="P1"><text:span text:style-name="T342">)</text:span></text:p>
      <text:p text:style-name="P1"><text:span text:style-name="T343"/></text:p>
      <text:p text:style-name="P1"><text:span text:style-name="T344"># InfraValidator to validate the latest blessed model</text:span></text:p>
      <text:p text:style-name="P1"><text:span text:style-name="T344">infra_validator = InfraValidator(</text:span></text:p>
      <text:p text:style-name="P1"><text:span text:style-name="T344">model=latest_model_resolver.outputs['model'],</text:span></text:p>
      <text:p text:style-name="P1"><text:span text:style-name="T344">model_blessing=latest_model_resolver.outputs['model_blessing'],</text:span></text:p>
      <text:p text:style-name="P1"><text:span text:style-name="T344">infra_blessing=infra_validator_pb2.InfraBlessing()</text:span></text:p>
      <text:p text:style-name="P1"><text:span text:style-name="T344">)</text:span></text:p>
      <text:p text:style-name="P1"><text:span text:style-name="T345"/></text:p>
      <text:p text:style-name="P1"><text:span text:style-name="T346"># Serve the model to TFX Serving</text:span></text:p>
      <text:p text:style-name="P1"><text:span text:style-name="T346">serving_infra_validator = BulkInfraValidator(</text:span></text:p>
      <text:p text:style-name="P1"><text:span text:style-name="T346">model=latest_model_resolver.outputs['model'],</text:span></text:p>
      <text:p text:style-name="P1"><text:span text:style-name="T346">infra_blessing=infra_validator.outputs['infra_blessing'],</text:span></text:p>
      <text:p text:style-name="P1"><text:span text:style-name="T346">bulk_infra_validator_spec=bulk_infra_validator_pb2.BulkInfraValidatorSpec(</text:span></text:p>
      <text:p text:style-name="P1"><text:span text:style-name="T346">infra_validator_specs=[</text:span></text:p>
      <text:p text:style-name="P1"><text:span text:style-name="T346">bulk_infra_validator_pb2.InfraValidatorSpec(</text:span></text:p>
      <text:p text:style-name="P1"><text:span text:style-name="T346">infra_validator=infra_validator.outputs['infra_blessing'],</text:span></text:p>
      <text:p text:style-name="P1"><text:span text:style-name="T346">serving_spec=bulk_infra_validator_pb2.ServingSpec(</text:span></text:p>
      <text:p text:style-name="P1"><text:span text:style-name="T346">tensorflow_serving=bulk_infra_validator_pb2.TensorFlowServing(</text:span></text:p>
      <text:p text:style-name="P1"><text:span text:style-name="T346">tags=['latest']</text:span></text:p>
      <text:p text:style-name="P1"><text:span text:style-name="T346">)</text:span></text:p>
      <text:p text:style-name="P1"><text:span text:style-name="T346">)</text:span></text:p>
      <text:p text:style-name="P1"><text:span text:style-name="T346">)</text:span></text:p>
      <text:p text:style-name="P1"><text:span text:style-name="T346">]</text:span></text:p>
      <text:p text:style-name="P1"><text:span text:style-name="T346">)</text:span></text:p>
      <text:p text:style-name="P1"><text:span text:style-name="T346">)</text:span></text:p>
      <text:p text:style-name="P1"><text:span text:style-name="T347"/></text:p>
      <text:p text:style-name="P1"><text:span text:style-name="T348">context.run(</text:span></text:p>
      <text:p text:style-name="P1"><text:span text:style-name="T348">example_gen,</text:span></text:p>
      <text:p text:style-name="P1"><text:span text:style-name="T348">statistics_gen,</text:span></text:p>
      <text:p text:style-name="P1"><text:span text:style-name="T348">schema_gen,</text:span></text:p>
      <text:p text:style-name="P1"><text:span text:style-name="T348">example_validator,</text:span></text:p>
      <text:p text:style-name="P1"><text:span text:style-name="T348">transform,</text:span></text:p>
      <text:p text:style-name="P1"><text:span text:style-name="T348">trainer,</text:span></text:p>
      <text:p text:style-name="P1"><text:span text:style-name="T348">latest_model_resolver,</text:span></text:p>
      <text:p text:style-name="P1"><text:span text:style-name="T348">infra_validator,</text:span></text:p>
      <text:p text:style-name="P1"><text:span text:style-name="T348">serving_infra_validator</text:span></text:p>
      <text:p text:style-name="P1"><text:span text:style-name="T348">)</text:span></text:p>
      <text:p text:style-name="P1"><text:span text:style-name="T349"/></text:p>
      <text:p text:style-name="P1"><text:span text:style-name="T350">Make sure to replace /path/to/your/blur_model.keras with the actual path to your Keras model file. Also, update other paths and parameters as needed. This script not only runs the TFX pipeline but also serves the model to TFX Serving.</text:span></text:p>
      <text:p text:style-name="P1"><text:span text:style-name="T351"/></text:p>
      <text:p text:style-name="P1"><text:span text:style-name="T352">You, 12 Dec, 14:55</text:span></text:p>
      <text:p text:style-name="P1"><text:span text:style-name="T352">cat /var/log/cloud-init-output.log</text:span></text:p>
      <text:p text:style-name="P1"><text:span text:style-name="T353"/></text:p>
      <text:p text:style-name="P1"><text:span text:style-name="T354">You, 13 Dec, 11:55</text:span></text:p>
      <text:p text:style-name="P1"><text:span text:style-name="T354">trainer = Trainer(</text:span></text:p>
      <text:p text:style-name="P1"><text:span text:style-name="T354"><text:s text:c="4"/>module_file=os.path.abspath(_model_trainer_module_file),</text:span></text:p>
      <text:p text:style-name="P1"><text:span text:style-name="T354"><text:s text:c="4"/>custom_executor_spec=executor_spec.ExecutorClassSpec(GenericExecutor),</text:span></text:p>
      <text:p text:style-name="P1"><text:span text:style-name="T354"><text:s text:c="4"/>examples=example_gen.outputs[</text:span><text:span text:style-name="T355">'examples'</text:span><text:span text:style-name="T356">],</text:span></text:p>
      <text:p text:style-name="P1"><text:span text:style-name="T356"><text:s text:c="4"/>train_args=trainer_pb2.TrainArgs(),</text:span></text:p>
      <text:p text:style-name="P1"><text:span text:style-name="T356"><text:s text:c="4"/>eval_args=trainer_pb2.EvalArgs(),</text:span></text:p>
      <text:p text:style-name="P1"><text:span text:style-name="T356"><text:s text:c="4"/>custom_config=({</text:span><text:span text:style-name="T357">"epochs"</text:span><text:span text:style-name="T358">: 1})</text:span></text:p>
      <text:p text:style-name="P1"><text:span text:style-name="T358"><text:s text:c="4"/>)</text:span></text:p>
      <text:p text:style-name="P1"><text:span text:style-name="T359"/></text:p>
      <text:p text:style-name="P1"><text:span text:style-name="T360">context.run(trainer)</text:span></text:p>
      <text:p text:style-name="P1"><text:span text:style-name="T360">AttributeError: module 'keras.api._v2.keras.layers.experimental.preprocessing' has no attribute 'CategoryCrossing'</text:span></text:p>
      <text:p text:style-name="P1"><text:span text:style-name="T361"/></text:p>
      <text:p text:style-name="P1"><text:span text:style-name="T362">You, 13 Dec, 14:59</text:span></text:p>
      <text:p text:style-name="P1"><text:span text:style-name="T362">Certainly! Below is an example of a TFX pipeline where the Trainer component uses a simple Keras model. In this example, I'm using the California housing dataset for regression. Make sure to replace the data URL and adjust the model architecture based on your specific use case.</text:span></text:p>
      <text:p text:style-name="P1"><text:span text:style-name="T362">python</text:span></text:p>
      <text:p text:style-name="P1"><text:span text:style-name="T362"># Install TFX</text:span></text:p>
      <text:p text:style-name="P1"><text:span text:style-name="T362">!pip install tfx</text:span></text:p>
      <text:p text:style-name="P1"><text:span text:style-name="T363"/></text:p>
      <text:p text:style-name="P1"><text:span text:style-name="T364">import os</text:span></text:p>
      <text:p text:style-name="P1"><text:span text:style-name="T364">import urllib</text:span></text:p>
      <text:p text:style-name="P1"><text:span text:style-name="T364">import tempfile</text:span></text:p>
      <text:p text:style-name="P1"><text:span text:style-name="T364">import pandas as pd</text:span></text:p>
      <text:p text:style-name="P1"><text:span text:style-name="T364">import tensorflow as tf</text:span></text:p>
      <text:p text:style-name="P1"><text:span text:style-name="T364">from tfx.components import CsvExampleGen, StatisticsGen, SchemaGen, ExampleValidator, Transform, Trainer, InfraValidator</text:span></text:p>
      <text:p text:style-name="P1"><text:span text:style-name="T364">from tfx.orchestration.experimental.interactive.interactive_context import InteractiveContext</text:span></text:p>
      <text:p text:style-name="P1"><text:span text:style-name="T364">from tfx.components.trainer.executor import GenericExecutor</text:span></text:p>
      <text:p text:style-name="P1"><text:span text:style-name="T364">from tfx.proto import trainer_pb2</text:span></text:p>
      <text:p text:style-name="P1"><text:span text:style-name="T365"/></text:p>
      <text:p text:style-name="P1"><text:span text:style-name="T366"># Download the California housing dataset</text:span></text:p>
      <text:p text:style-name="P1"><text:span text:style-name="T366">data_url = '</text:span><text:a xlink:href="https://storage.googleapis.com/tensorflow/tfx_colab/datasets/chicago_taxi/training/data.csv"><text:span text:style-name="T367">https://storage.googleapis.com/tensorflow/tfx_colab/datasets/chicago_taxi/training/data.csv</text:span></text:a><text:span text:style-name="T368">'</text:span></text:p>
      <text:p text:style-name="P1"><text:span text:style-name="T368">data_filepath = 'data.csv'</text:span></text:p>
      <text:p text:style-name="P1"><text:span text:style-name="T368">if not os.path.exists(data_filepath):</text:span></text:p>
      <text:p text:style-name="P1"><text:span text:style-name="T368">urllib.request.urlretrieve(data_url, data_filepath)</text:span></text:p>
      <text:p text:style-name="P1"><text:span text:style-name="T369"/></text:p>
      <text:p text:style-name="P1"><text:span text:style-name="T370"># Define the Keras model</text:span></text:p>
      <text:p text:style-name="P1"><text:span text:style-name="T370">def build_keras_model():</text:span></text:p>
      <text:p text:style-name="P1"><text:span text:style-name="T370">model = tf.keras.Sequential([</text:span></text:p>
      <text:p text:style-name="P1"><text:span text:style-name="T370">tf.keras.layers.Dense(64, activation='relu', input_shape=(8,)),</text:span></text:p>
      <text:p text:style-name="P1"><text:span text:style-name="T370">tf.keras.layers.Dense(32, activation='relu'),</text:span></text:p>
      <text:p text:style-name="P1"><text:span text:style-name="T370">tf.keras.layers.Dense(1)</text:span></text:p>
      <text:p text:style-name="P1"><text:span text:style-name="T370">])</text:span></text:p>
      <text:p text:style-name="P1"><text:span text:style-name="T370">model.compile(optimizer='adam', loss='mean_squared_error', metrics=['mae'])</text:span></text:p>
      <text:p text:style-name="P1"><text:span text:style-name="T370">return model</text:span></text:p>
      <text:p text:style-name="P1"><text:span text:style-name="T371"/></text:p>
      <text:p text:style-name="P1"><text:span text:style-name="T372"># Create TFX InteractiveContext</text:span></text:p>
      <text:p text:style-name="P1"><text:span text:style-name="T372">context = InteractiveContext()</text:span></text:p>
      <text:p text:style-name="P1"><text:span text:style-name="T373"/></text:p>
      <text:p text:style-name="P1"><text:span text:style-name="T374"># ExampleGen: Load data</text:span></text:p>
      <text:p text:style-name="P1"><text:span text:style-name="T374">example_gen = CsvExampleGen(input_base=data_filepath)</text:span></text:p>
      <text:p text:style-name="P1"><text:span text:style-name="T374">context.run(example_gen)</text:span></text:p>
      <text:p text:style-name="P1"><text:span text:style-name="T375"/></text:p>
      <text:p text:style-name="P1"><text:span text:style-name="T376"># StatisticsGen: Compute statistics</text:span></text:p>
      <text:p text:style-name="P1"><text:span text:style-name="T376">statistics_gen = StatisticsGen(examples=example_gen.outputs['examples'])</text:span></text:p>
      <text:p text:style-name="P1"><text:span text:style-name="T376">context.run(statistics_gen)</text:span></text:p>
      <text:p text:style-name="P1"><text:span text:style-name="T377"/></text:p>
      <text:p text:style-name="P1"><text:span text:style-name="T378"># SchemaGen: Infer schema</text:span></text:p>
      <text:p text:style-name="P1"><text:span text:style-name="T378">schema_gen = SchemaGen(statistics=statistics_gen.outputs['statistics'])</text:span></text:p>
      <text:p text:style-name="P1"><text:span text:style-name="T378">context.run(schema_gen)</text:span></text:p>
      <text:p text:style-name="P1"><text:span text:style-name="T379"/></text:p>
      <text:p text:style-name="P1"><text:span text:style-name="T380"># ExampleValidator: Validate examples</text:span></text:p>
      <text:p text:style-name="P1"><text:span text:style-name="T380">example_validator = ExampleValidator(</text:span></text:p>
      <text:p text:style-name="P1"><text:span text:style-name="T380">statistics=statistics_gen.outputs['statistics'],</text:span></text:p>
      <text:p text:style-name="P1"><text:span text:style-name="T380">schema=schema_gen.outputs['schema'])</text:span></text:p>
      <text:p text:style-name="P1"><text:span text:style-name="T380">context.run(example_validator)</text:span></text:p>
      <text:p text:style-name="P1"><text:span text:style-name="T381"/></text:p>
      <text:p text:style-name="P1"><text:span text:style-name="T382"># Transform: Preprocess data</text:span></text:p>
      <text:p text:style-name="P1"><text:span text:style-name="T382">def preprocessing_fn(inputs):</text:span></text:p>
      <text:p text:style-name="P1"><text:span text:style-name="T382"># Example transformation</text:span></text:p>
      <text:p text:style-name="P1"><text:span text:style-name="T382"># This is a simple identity function; replace with your transformation logic</text:span></text:p>
      <text:p text:style-name="P1"><text:span text:style-name="T382">return inputs</text:span></text:p>
      <text:p text:style-name="P1"><text:span text:style-name="T383"/></text:p>
      <text:p text:style-name="P1"><text:span text:style-name="T384">transform = Transform(</text:span></text:p>
      <text:p text:style-name="P1"><text:span text:style-name="T384">examples=example_gen.outputs['examples'],</text:span></text:p>
      <text:p text:style-name="P1"><text:span text:style-name="T384">schema=schema_gen.outputs['schema'],</text:span></text:p>
      <text:p text:style-name="P1"><text:span text:style-name="T384">module_file=os.path.abspath('module.py'), # Path to your preprocessing module</text:span></text:p>
      <text:p text:style-name="P1"><text:span text:style-name="T384">preprocessing_fn='preprocessing_fn')</text:span></text:p>
      <text:p text:style-name="P1"><text:span text:style-name="T384">context.run(transform)</text:span></text:p>
      <text:p text:style-name="P1"><text:span text:style-name="T385"/></text:p>
      <text:p text:style-name="P1"><text:span text:style-name="T386"># Trainer: Train a Keras model</text:span></text:p>
      <text:p text:style-name="P1"><text:span text:style-name="T386">trainer = Trainer(</text:span></text:p>
      <text:p text:style-name="P1"><text:span text:style-name="T386">module_file=os.path.abspath('module.py'), # Path to your model training module</text:span></text:p>
      <text:p text:style-name="P1"><text:span text:style-name="T386">custom_executor_spec=trainer_executor.ExecutorClassSpec(GenericExecutor),</text:span></text:p>
      <text:p text:style-name="P1"><text:span text:style-name="T386">examples=transform.outputs['transformed_examples'],</text:span></text:p>
      <text:p text:style-name="P1"><text:span text:style-name="T386">schema=schema_gen.outputs['schema'],</text:span></text:p>
      <text:p text:style-name="P1"><text:span text:style-name="T386">train_args=trainer_pb2.TrainArgs(),</text:span></text:p>
      <text:p text:style-name="P1"><text:span text:style-name="T386">eval_args=trainer_pb2.EvalArgs(),</text:span></text:p>
      <text:p text:style-name="P1"><text:span text:style-name="T386">custom_config={'keras_model_path': 'keras_saved_model'})</text:span></text:p>
      <text:p text:style-name="P1"><text:span text:style-name="T386">context.run(trainer)</text:span></text:p>
      <text:p text:style-name="P1"><text:span text:style-name="T387"/></text:p>
      <text:p text:style-name="P1"><text:span text:style-name="T388"># InfraValidator: Validate the infrastructure</text:span></text:p>
      <text:p text:style-name="P1"><text:span text:style-name="T388">infra_validator = InfraValidator(</text:span></text:p>
      <text:p text:style-name="P1"><text:span text:style-name="T388">model=trainer.outputs['model'],</text:span></text:p>
      <text:p text:style-name="P1"><text:span text:style-name="T388">examples=example_gen.outputs['examples'],</text:span></text:p>
      <text:p text:style-name="P1"><text:span text:style-name="T388">serving_spec=infra_validator.serving_spec()</text:span></text:p>
      <text:p text:style-name="P1"><text:span text:style-name="T388">)</text:span></text:p>
      <text:p text:style-name="P1"><text:span text:style-name="T388">context.run(infra_validator)</text:span></text:p>
      <text:p text:style-name="P1"><text:span text:style-name="T389"/></text:p>
      <text:p text:style-name="P1"><text:span text:style-name="T390">This example assumes you have a single-output regression model. Customize the model architecture and loss function based on your specific task. Additionally, create Python modules (module.py) for your preprocessing, model training, and evaluation functions.</text:span></text:p>
      <text:p text:style-name="P1"><text:span text:style-name="T391"/></text:p>
      <text:p text:style-name="P1"><text:span text:style-name="T392">You, 13 Dec, 15:10</text:span></text:p>
      <text:p text:style-name="P1"><text:span text:style-name="T392">I apologize for the inconvenience. Let's use a different dataset for this example. We'll use the famous Iris dataset, which is often used for classification tasks. Here's the modified code:</text:span></text:p>
      <text:p text:style-name="P1"><text:span text:style-name="T392">python</text:span></text:p>
      <text:p text:style-name="P1"><text:span text:style-name="T392"># Install TFX</text:span></text:p>
      <text:p text:style-name="P1"><text:span text:style-name="T392">!pip install tfx</text:span></text:p>
      <text:p text:style-name="P1"><text:span text:style-name="T393"/></text:p>
      <text:p text:style-name="P1"><text:span text:style-name="T394">import os</text:span></text:p>
      <text:p text:style-name="P1"><text:span text:style-name="T394">import urllib</text:span></text:p>
      <text:p text:style-name="P1"><text:span text:style-name="T394">import tempfile</text:span></text:p>
      <text:p text:style-name="P1"><text:span text:style-name="T394">import pandas as pd</text:span></text:p>
      <text:p text:style-name="P1"><text:span text:style-name="T394">import tensorflow as tf</text:span></text:p>
      <text:p text:style-name="P1"><text:span text:style-name="T394">from tfx.components import CsvExampleGen, StatisticsGen, SchemaGen, ExampleValidator, Transform, Trainer, InfraValidator</text:span></text:p>
      <text:p text:style-name="P1"><text:span text:style-name="T394">from tfx.orchestration.experimental.interactive.interactive_context import InteractiveContext</text:span></text:p>
      <text:p text:style-name="P1"><text:span text:style-name="T394">from tfx.components.trainer.executor import GenericExecutor</text:span></text:p>
      <text:p text:style-name="P1"><text:span text:style-name="T394">from tfx.proto import trainer_pb2</text:span></text:p>
      <text:p text:style-name="P1"><text:span text:style-name="T395"/></text:p>
      <text:p text:style-name="P1"><text:span text:style-name="T396"># Download the Iris dataset</text:span></text:p>
      <text:p text:style-name="P1"><text:span text:style-name="T396">data_url = '</text:span><text:a xlink:href="https://archive.ics.uci.edu/ml/machine-learning-databases/iris/iris.data"><text:span text:style-name="T397">https://archive.ics.uci.edu/ml/machine-learning-databases/iris/iris.data</text:span></text:a><text:span text:style-name="T398">'</text:span></text:p>
      <text:p text:style-name="P1"><text:span text:style-name="T398">data_filepath = 'iris.csv'</text:span></text:p>
      <text:p text:style-name="P1"><text:span text:style-name="T398">if not os.path.exists(data_filepath):</text:span></text:p>
      <text:p text:style-name="P1"><text:span text:style-name="T398">urllib.request.urlretrieve(data_url, data_filepath)</text:span></text:p>
      <text:p text:style-name="P1"><text:span text:style-name="T399"/></text:p>
      <text:p text:style-name="P1"><text:span text:style-name="T400"># Define the Keras model</text:span></text:p>
      <text:p text:style-name="P1"><text:span text:style-name="T400">def build_keras_model():</text:span></text:p>
      <text:p text:style-name="P1"><text:span text:style-name="T400">model = tf.keras.Sequential([</text:span></text:p>
      <text:p text:style-name="P1"><text:span text:style-name="T400">tf.keras.layers.Dense(64, activation='relu', input_shape=(4,)),</text:span></text:p>
      <text:p text:style-name="P1"><text:span text:style-name="T400">tf.keras.layers.Dense(32, activation='relu'),</text:span></text:p>
      <text:p text:style-name="P1"><text:span text:style-name="T400">tf.keras.layers.Dense(3, activation='softmax') # 3 classes for Iris dataset</text:span></text:p>
      <text:p text:style-name="P1"><text:span text:style-name="T400">])</text:span></text:p>
      <text:p text:style-name="P1"><text:span text:style-name="T400">model.compile(optimizer='adam', loss='sparse_categorical_crossentropy', metrics=['accuracy'])</text:span></text:p>
      <text:p text:style-name="P1"><text:span text:style-name="T400">return model</text:span></text:p>
      <text:p text:style-name="P1"><text:span text:style-name="T401"/></text:p>
      <text:p text:style-name="P1"><text:span text:style-name="T402"># Create TFX InteractiveContext</text:span></text:p>
      <text:p text:style-name="P1"><text:span text:style-name="T402">context = InteractiveContext()</text:span></text:p>
      <text:p text:style-name="P1"><text:span text:style-name="T403"/></text:p>
      <text:p text:style-name="P1"><text:span text:style-name="T404"># ExampleGen: Load data</text:span></text:p>
      <text:p text:style-name="P1"><text:span text:style-name="T404">example_gen = CsvExampleGen(input_base=data_filepath)</text:span></text:p>
      <text:p text:style-name="P1"><text:span text:style-name="T404">context.run(example_gen)</text:span></text:p>
      <text:p text:style-name="P1"><text:span text:style-name="T405"/></text:p>
      <text:p text:style-name="P1"><text:span text:style-name="T406"># StatisticsGen: Compute statistics</text:span></text:p>
      <text:p text:style-name="P1"><text:span text:style-name="T406">statistics_gen = StatisticsGen(examples=example_gen.outputs['examples'])</text:span></text:p>
      <text:p text:style-name="P1"><text:span text:style-name="T406">context.run(statistics_gen)</text:span></text:p>
      <text:p text:style-name="P1"><text:span text:style-name="T407"/></text:p>
      <text:p text:style-name="P1"><text:span text:style-name="T408"># SchemaGen: Infer schema</text:span></text:p>
      <text:p text:style-name="P1"><text:span text:style-name="T408">schema_gen = SchemaGen(statistics=statistics_gen.outputs['statistics'])</text:span></text:p>
      <text:p text:style-name="P1"><text:span text:style-name="T408">context.run(schema_gen)</text:span></text:p>
      <text:p text:style-name="P1"><text:span text:style-name="T409"/></text:p>
      <text:p text:style-name="P1"><text:span text:style-name="T410"># ExampleValidator: Validate examples</text:span></text:p>
      <text:p text:style-name="P1"><text:span text:style-name="T410">example_validator = ExampleValidator(</text:span></text:p>
      <text:p text:style-name="P1"><text:span text:style-name="T410">statistics=statistics_gen.outputs['statistics'],</text:span></text:p>
      <text:p text:style-name="P1"><text:span text:style-name="T410">schema=schema_gen.outputs['schema'])</text:span></text:p>
      <text:p text:style-name="P1"><text:span text:style-name="T410">context.run(example_validator)</text:span></text:p>
      <text:p text:style-name="P1"><text:span text:style-name="T411"/></text:p>
      <text:p text:style-name="P1"><text:span text:style-name="T412"># Transform: Preprocess data</text:span></text:p>
      <text:p text:style-name="P1"><text:span text:style-name="T412">def preprocessing_fn(inputs):</text:span></text:p>
      <text:p text:style-name="P1"><text:span text:style-name="T412"># Example transformation</text:span></text:p>
      <text:p text:style-name="P1"><text:span text:style-name="T412"># This is a simple identity function; replace with your transformation logic</text:span></text:p>
      <text:p text:style-name="P1"><text:span text:style-name="T412">return inputs</text:span></text:p>
      <text:p text:style-name="P1"><text:span text:style-name="T413"/></text:p>
      <text:p text:style-name="P1"><text:span text:style-name="T414">transform = Transform(</text:span></text:p>
      <text:p text:style-name="P1"><text:span text:style-name="T414">examples=example_gen.outputs['examples'],</text:span></text:p>
      <text:p text:style-name="P1"><text:span text:style-name="T414">schema=schema_gen.outputs['schema'],</text:span></text:p>
      <text:p text:style-name="P1"><text:span text:style-name="T414">module_file=os.path.abspath('module.py'), # Path to your preprocessing module</text:span></text:p>
      <text:p text:style-name="P1"><text:span text:style-name="T414">preprocessing_fn='preprocessing_fn')</text:span></text:p>
      <text:p text:style-name="P1"><text:span text:style-name="T414">context.run(transform)</text:span></text:p>
      <text:p text:style-name="P1"><text:span text:style-name="T415"/></text:p>
      <text:p text:style-name="P1"><text:span text:style-name="T416"># Trainer: Train a Keras model</text:span></text:p>
      <text:p text:style-name="P1"><text:span text:style-name="T416">trainer = Trainer(</text:span></text:p>
      <text:p text:style-name="P1"><text:span text:style-name="T416">module_file=os.path.abspath('module.py'), # Path to your model training module</text:span></text:p>
      <text:p text:style-name="P1"><text:span text:style-name="T416">custom_executor_spec=trainer_executor.ExecutorClassSpec(GenericExecutor),</text:span></text:p>
      <text:p text:style-name="P1"><text:span text:style-name="T416">examples=transform.outputs['transformed_examples'],</text:span></text:p>
      <text:p text:style-name="P1"><text:span text:style-name="T416">schema=schema_gen.outputs['schema'],</text:span></text:p>
      <text:p text:style-name="P1"><text:span text:style-name="T416">train_args=trainer_pb2.TrainArgs(),</text:span></text:p>
      <text:p text:style-name="P1"><text:span text:style-name="T416">eval_args=trainer_pb2.EvalArgs(),</text:span></text:p>
      <text:p text:style-name="P1"><text:span text:style-name="T416">custom_config={'keras_model_path': 'keras_saved_model'})</text:span></text:p>
      <text:p text:style-name="P1"><text:span text:style-name="T416">context.run(trainer)</text:span></text:p>
      <text:p text:style-name="P1"><text:span text:style-name="T417"/></text:p>
      <text:p text:style-name="P1"><text:span text:style-name="T418"># InfraValidator: Validate the infrastructure</text:span></text:p>
      <text:p text:style-name="P1"><text:span text:style-name="T418">infra_validator = InfraValidator(</text:span></text:p>
      <text:p text:style-name="P1"><text:span text:style-name="T418">model=trainer.outputs['model'],</text:span></text:p>
      <text:p text:style-name="P1"><text:span text:style-name="T418">examples=example_gen.outputs['examples'],</text:span></text:p>
      <text:p text:style-name="P1"><text:span text:style-name="T418">serving_spec=infra_validator.serving_spec()</text:span></text:p>
      <text:p text:style-name="P1"><text:span text:style-name="T418">)</text:span></text:p>
      <text:p text:style-name="P1"><text:span text:style-name="T418">context.run(infra_validator)</text:span></text:p>
      <text:p text:style-name="P1"><text:span text:style-name="T419"/></text:p>
      <text:p text:style-name="P1"><text:span text:style-name="T420">This code uses the Iris dataset, and the model is set up for a simple classification task with three classes. You can replace the dataset and adjust the model architecture according to your specific needs.</text:span></text:p>
      <text:p text:style-name="P1"><text:span text:style-name="T421"/></text:p>
      <text:p text:style-name="P1"><text:span text:style-name="T422">You, 13 Dec, 15:28</text:span></text:p>
      <text:p text:style-name="P1"><text:span text:style-name="T422">from tensorflow.keras.preprocessing import image</text:span></text:p>
      <text:p text:style-name="P1"><text:span text:style-name="T423"/></text:p>
      <text:p text:style-name="P1"><text:span text:style-name="T424">def preprocess_image(image_path):</text:span></text:p>
      <text:p text:style-name="P1"><text:span text:style-name="T424"><text:s text:c="4"/>img = image.load_img(image_path, target_size=(224, 224))</text:span></text:p>
      <text:p text:style-name="P1"><text:span text:style-name="T424"><text:s text:c="4"/>img_array = image.img_to_array(img)</text:span></text:p>
      <text:p text:style-name="P1"><text:span text:style-name="T424"><text:s text:c="4"/>img_to_model = np.expand_dims(img_array, axis=0)</text:span></text:p>
      <text:p text:style-name="P1"><text:span text:style-name="T424"><text:s text:c="4"/>img_to_model = img_to_model / 255.</text:span></text:p>
      <text:p text:style-name="P1"><text:span text:style-name="T424"><text:s text:c="4"/>return img,img_to_model</text:span></text:p>
      <text:p text:style-name="P1"><text:span text:style-name="T424">import os</text:span></text:p>
      <text:p text:style-name="P1"><text:span text:style-name="T424">face_dir = ' '</text:span></text:p>
      <text:p text:style-name="P1"><text:span text:style-name="T425"/></text:p>
      <text:p text:style-name="P1"><text:span text:style-name="T425"/></text:p>
      <text:p text:style-name="P1"><text:span text:style-name="T426">import numpy as np</text:span></text:p>
      <text:p text:style-name="P1"><text:span text:style-name="T427"/></text:p>
      <text:p text:style-name="P1"><text:span text:style-name="T428">import matplotlib.pyplot as plt</text:span></text:p>
      <text:p text:style-name="P1"><text:span text:style-name="T429"/></text:p>
      <text:p text:style-name="P1"><text:span text:style-name="T430">img,img_to_model = preprocess_image(face_dir)</text:span></text:p>
      <text:p text:style-name="P1"><text:span text:style-name="T431"/></text:p>
      <text:p text:style-name="P1"><text:span text:style-name="T431"/></text:p>
      <text:p text:style-name="P1"><text:span text:style-name="T431"/></text:p>
      <text:p text:style-name="P1"><text:span text:style-name="T432">import requests</text:span></text:p>
      <text:p text:style-name="P1"><text:span text:style-name="T432">import numpy as np</text:span></text:p>
      <text:p text:style-name="P1"><text:span text:style-name="T432">from PIL import Image</text:span></text:p>
      <text:p text:style-name="P1"><text:span text:style-name="T432">from io import BytesIO</text:span></text:p>
      <text:p text:style-name="P1"><text:span text:style-name="T433"/></text:p>
      <text:p text:style-name="P1"><text:span text:style-name="T434"># Example image data (replace this with your actual image data)</text:span></text:p>
      <text:p text:style-name="P1"><text:span text:style-name="T435"/></text:p>
      <text:p text:style-name="P1"><text:span text:style-name="T436"># Define the REST API endpoint</text:span></text:p>
      <text:p text:style-name="P1"><text:span text:style-name="T436">api_url = '</text:span><text:a xlink:href="http://localhost:8501/v1/models/mobilenet_model:predict"><text:span text:style-name="T437">http://localhost:8501/v1/models/mobilenet_model:predict</text:span></text:a><text:span text:style-name="T438">'</text:span></text:p>
      <text:p text:style-name="P1"><text:span text:style-name="T439"/></text:p>
      <text:p text:style-name="P1"><text:span text:style-name="T440"># Prepare the request payload</text:span></text:p>
      <text:p text:style-name="P1"><text:span text:style-name="T440">data = {'signature_name': 'serving_default', 'inputs': img_to_model.tolist()}</text:span></text:p>
      <text:p text:style-name="P1"><text:span text:style-name="T441"/></text:p>
      <text:p text:style-name="P1"><text:span text:style-name="T442"># Make the prediction request</text:span></text:p>
      <text:p text:style-name="P1"><text:span text:style-name="T442">response =</text:span><text:span text:style-name="T443"><text:s/></text:span><text:span text:style-name="T444"><text:s/></text:span><text:a xlink:href="http://requests.post/"><text:span text:style-name="T446">HYPERLINK "http://requests.post/"</text:span></text:a><text:span text:style-name="T447"><text:s/></text:span><text:a xlink:href="http://requests.post/"><text:span text:style-name="T449">HYPERLINK "http://requests.post/"</text:span><text:span text:style-name="T450"><text:s/>HYPERLINK "http://requests.post/"</text:span><text:span text:style-name="T451">requests.post</text:span></text:a><text:span text:style-name="T452">(api_url, json=data)</text:span></text:p>
      <text:p text:style-name="P1"><text:span text:style-name="T452"># Parse the prediction result</text:span></text:p>
      <text:p text:style-name="P1"><text:span text:style-name="T452"># result = response.json()</text:span></text:p>
      <text:p text:style-name="P1"><text:span text:style-name="T452"># print(result)</text:span></text:p>
      <text:p text:style-name="P1"><text:span text:style-name="T452"># prediction = result['dense_27'][0][0]<text:s text:c="2"/># Assuming a single prediction for the first instance</text:span></text:p>
      <text:p text:style-name="P1"><text:span text:style-name="T453"/></text:p>
      <text:p text:style-name="P1"><text:span text:style-name="T454"># # Output the prediction</text:span></text:p>
      <text:p text:style-name="P1"><text:span text:style-name="T454"># print(f'Blurriness Prediction: {prediction:.4f}')</text:span></text:p>
      <text:p text:style-name="P1"><text:span text:style-name="T454">result = response.json()</text:span></text:p>
      <text:p text:style-name="P1"><text:span text:style-name="T454">predictions_key = list(result.keys())[0]<text:s text:c="2"/># Use the correct key based on the response structure</text:span></text:p>
      <text:p text:style-name="P1"><text:span text:style-name="T454">prediction = result[predictions_key][0][0]<text:s text:c="2"/># Assuming a single prediction for the first instance</text:span></text:p>
      <text:p text:style-name="P1"><text:span text:style-name="T454">print(prediction)</text:span></text:p>
      <text:p text:style-name="P1"><text:span text:style-name="T454"># Output the prediction</text:span></text:p>
      <text:p text:style-name="P1"><text:span text:style-name="T454">if prediction &gt; 0.5:</text:span></text:p>
      <text:p text:style-name="P1"><text:span text:style-name="T454"><text:s text:c="4"/>plt.imshow(img)</text:span></text:p>
      <text:p text:style-name="P1"><text:span text:style-name="T454"><text:s text:c="4"/>plt.show()</text:span></text:p>
      <text:p text:style-name="P1"><text:span text:style-name="T454"><text:s text:c="4"/>print("Clear")</text:span></text:p>
      <text:p text:style-name="P1"><text:span text:style-name="T454">else:</text:span></text:p>
      <text:p text:style-name="P1"><text:span text:style-name="T454"><text:s text:c="4"/>plt.imshow(img)</text:span></text:p>
      <text:p text:style-name="P1"><text:span text:style-name="T454"><text:s text:c="4"/>plt.show()</text:span></text:p>
      <text:p text:style-name="P1"><text:span text:style-name="T454"><text:s text:c="4"/>print("Blur")</text:span></text:p>
      <text:p text:style-name="P1"><text:span text:style-name="T455"/></text:p>
      <text:p text:style-name="P1"><text:span text:style-name="T456">You, 13 Dec, 17:25</text:span></text:p>
      <text:p text:style-name="P1"><text:span text:style-name="T456">import requests</text:span></text:p>
      <text:p text:style-name="P1"><text:span text:style-name="T456">import json</text:span></text:p>
      <text:p text:style-name="P1"><text:span text:style-name="T457"/></text:p>
      <text:p text:style-name="P1"><text:span text:style-name="T458"># Replace with your TFX server endpoint</text:span></text:p>
      <text:p text:style-name="P1"><text:span text:style-name="T458">tfx_server_url = '</text:span><text:a xlink:href="http://localhost:8501/v1/models/your_model_name:predict"><text:span text:style-name="T459">http://localhost:8501/v1/models/your_model_name:predict</text:span></text:a><text:span text:style-name="T460">'</text:span></text:p>
      <text:p text:style-name="P1"><text:span text:style-name="T461"/></text:p>
      <text:p text:style-name="P1"><text:span text:style-name="T462"># Prepare the request payload</text:span></text:p>
      <text:p text:style-name="P1"><text:span text:style-name="T462">data = {'instances': [{'text_input': 'Your text input goes here.'}]}</text:span></text:p>
      <text:p text:style-name="P1"><text:span text:style-name="T463"/></text:p>
      <text:p text:style-name="P1"><text:span text:style-name="T464"># Make the prediction request to TensorFlow Serving</text:span></text:p>
      <text:p text:style-name="P1"><text:span text:style-name="T464">response =</text:span><text:span text:style-name="T465"><text:s/></text:span><text:span text:style-name="T466"><text:s/></text:span><text:a xlink:href="http://requests.post/"><text:span text:style-name="T468">HYPERLINK "http://requests.post/"</text:span></text:a><text:span text:style-name="T469"><text:s/></text:span><text:a xlink:href="http://requests.post/"><text:span text:style-name="T471">HYPERLINK "http://requests.post/"</text:span><text:span text:style-name="T472"><text:s/>HYPERLINK "http://requests.post/"</text:span><text:span text:style-name="T473">requests.post</text:span></text:a><text:span text:style-name="T474">(tfx_server_url, json=data)</text:span></text:p>
      <text:p text:style-name="P1"><text:span text:style-name="T475"/></text:p>
      <text:p text:style-name="P1"><text:span text:style-name="T476"># Parse the prediction result</text:span></text:p>
      <text:p text:style-name="P1"><text:span text:style-name="T476">result = response.json()</text:span></text:p>
      <text:p text:style-name="P1"><text:span text:style-name="T476">predictions_key = list(result.keys())[0]</text:span></text:p>
      <text:p text:style-name="P1"><text:span text:style-name="T476">prediction = result[predictions_key][0][0]</text:span></text:p>
      <text:p text:style-name="P1"><text:span text:style-name="T477"/></text:p>
      <text:p text:style-name="P1"><text:span text:style-name="T478"># Print the prediction</text:span></text:p>
      <text:p text:style-name="P1"><text:span text:style-name="T478">print(f'Prediction: {prediction}')</text:span></text:p>
      <text:p text:style-name="P1"><text:span text:style-name="T479"/></text:p>
      <text:p text:style-name="P1"><text:span text:style-name="T480">You, 13 Dec, 17:32</text:span></text:p>
      <text:p text:style-name="P1"><text:span text:style-name="T480">postman_response = {<text:s/></text:span><text:span text:style-name="T481">'response'</text:span><text:span text:style-name="T482">: {<text:s/></text:span><text:span text:style-name="T483">'status'</text:span><text:span text:style-name="T484">:<text:s/></text:span><text:span text:style-name="T485">'success'</text:span><text:span text:style-name="T486">,<text:s/></text:span><text:span text:style-name="T487">'prediction'</text:span><text:span text:style-name="T488">: prediction } }<text:s/></text:span><text:span text:style-name="T489">print</text:span><text:span text:style-name="T490">(json.dumps(postman_response))</text:span></text:p>
      <text:p text:style-name="P1"><text:span text:style-name="T491"/></text:p>
      <text:p text:style-name="P1"><text:span text:style-name="T492">You, 14 Dec, 10:51</text:span></text:p>
      <text:p text:style-name="P1"><text:span text:style-name="T492">Sure, if you want to send text to a TFX server using Postman and get a response, you'll typically use HTTP POST requests. Here's a basic example using Python and the requests library:</text:span></text:p>
      <text:p text:style-name="P1"><text:span text:style-name="T492">python</text:span></text:p>
      <text:p text:style-name="P1"><text:span text:style-name="T492">import requests</text:span></text:p>
      <text:p text:style-name="P1"><text:span text:style-name="T493"/></text:p>
      <text:p text:style-name="P1"><text:span text:style-name="T494">url = '</text:span><text:a xlink:href="http://your_tfx_server_endpoint/"><text:span text:style-name="T496">http://your_tfx_server_endpoint</text:span></text:a><text:span text:style-name="T497">'</text:span></text:p>
      <text:p text:style-name="P1"><text:span text:style-name="T497">text_to_send = 'Your text here'</text:span></text:p>
      <text:p text:style-name="P1"><text:span text:style-name="T498"/></text:p>
      <text:p text:style-name="P1"><text:span text:style-name="T499">data = {'text': text_to_send}</text:span></text:p>
      <text:p text:style-name="P1"><text:span text:style-name="T499">response = requests.post(url, json=data)</text:span></text:p>
      <text:p text:style-name="P1"><text:span text:style-name="T500"/></text:p>
      <text:p text:style-name="P1"><text:span text:style-name="T501">print(response.text)</text:span></text:p>
      <text:p text:style-name="P1"><text:span text:style-name="T502"/></text:p>
      <text:p text:style-name="P1"><text:span text:style-name="T503">Make sure to replace '</text:span><text:a xlink:href="http://your_tfx_server_endpoint/"><text:span text:style-name="T505">http://your_tfx_server_endpoint</text:span></text:a><text:span text:style-name="T506">' with the actual endpoint of your TFX server.</text:span></text:p>
      <text:p text:style-name="P1"><text:span text:style-name="T507"/></text:p>
      <text:p text:style-name="P1"><text:span text:style-name="T508">In this example, the text you want to send is included in the data dictionary under the key 'text'. The server should be set up to receive the text in this format.</text:span></text:p>
      <text:p text:style-name="P1"><text:span text:style-name="T509"/></text:p>
      <text:p text:style-name="P1"><text:span text:style-name="T510">Remember to install the requests library if you haven't already by running pip install requests in your Python environment.</text:span></text:p>
      <text:p text:style-name="P1"><text:span text:style-name="T511"/></text:p>
      <text:p text:style-name="P1"><text:span text:style-name="T512">You, 14 Dec, 11:55</text:span></text:p>
      <text:p text:style-name="P1"><text:span text:style-name="T512">import requests</text:span></text:p>
      <text:p text:style-name="P1"><text:span text:style-name="T512">import base64</text:span></text:p>
      <text:p text:style-name="P1"><text:span text:style-name="T513"/></text:p>
      <text:p text:style-name="P1"><text:span text:style-name="T514">url = '</text:span><text:a xlink:href="http://your_tfx_server_endpoint/"><text:span text:style-name="T516">http://your_tfx_server_endpoint</text:span></text:a><text:span text:style-name="T517">'</text:span></text:p>
      <text:p text:style-name="P1"><text:span text:style-name="T517">image_path = 'path/to/your/image.jpg'</text:span></text:p>
      <text:p text:style-name="P1"><text:span text:style-name="T518"/></text:p>
      <text:p text:style-name="P1"><text:span text:style-name="T519">with open(image_path, 'rb') as image_file:</text:span></text:p>
      <text:p text:style-name="P1"><text:span text:style-name="T519"># Encode the image as base64</text:span></text:p>
      <text:p text:style-name="P1"><text:span text:style-name="T519">encoded_image = base64.b64encode(image_file.read()).decode('utf-8')</text:span></text:p>
      <text:p text:style-name="P1"><text:span text:style-name="T520"/></text:p>
      <text:p text:style-name="P1"><text:span text:style-name="T521">data = {'image': encoded_image}</text:span></text:p>
      <text:p text:style-name="P1"><text:span text:style-name="T522"/></text:p>
      <text:p text:style-name="P1"><text:span text:style-name="T523">try:</text:span></text:p>
      <text:p text:style-name="P1"><text:span text:style-name="T523">response =</text:span><text:span text:style-name="T524"><text:s/></text:span><text:span text:style-name="T525"><text:s/></text:span><text:a xlink:href="http://requests.post/"><text:span text:style-name="T527">HYPERLINK "http://requests.post/"</text:span></text:a><text:span text:style-name="T528"><text:s/></text:span><text:a xlink:href="http://requests.post/"><text:span text:style-name="T530">HYPERLINK "http://requests.post/"</text:span><text:span text:style-name="T531"><text:s/>HYPERLINK "http://requests.post/"</text:span><text:span text:style-name="T532">requests.post</text:span></text:a><text:span text:style-name="T533">(url, json=data)</text:span></text:p>
      <text:p text:style-name="P1"><text:span text:style-name="T533">response.raise_for_status() # Raise an error for bad responses (4xx or 5xx)</text:span></text:p>
      <text:p text:style-name="P1"><text:span text:style-name="T533">result = response.json()</text:span></text:p>
      <text:p text:style-name="P1"><text:span text:style-name="T533">print(result)</text:span></text:p>
      <text:p text:style-name="P1"><text:span text:style-name="T533">except requests.exceptions.RequestException as err:</text:span></text:p>
      <text:p text:style-name="P1"><text:span text:style-name="T533">print(f"Error: {err}")</text:span></text:p>
      <text:p text:style-name="P1"><text:span text:style-name="T534"/></text:p>
      <text:p text:style-name="P1"><text:span text:style-name="T535">You, 29 Dec, 07:43</text:span></text:p>
      <text:p text:style-name="P1"><text:a xlink:href="https://amnetdigital.greythr.com/uas/portal/auth/login?login_challenge=00b4f9e67e0141269fb0cd3b3a4f933b"><text:span text:style-name="T536">https://amnetdigital.greythr.com/uas/portal/auth/login?login_challenge=00b4f9e67e0141269fb0cd3b3a4f933b</text:span></text:a><text:span text:style-name="T537"/></text:p>
      <text:p text:style-name="P1"><text:span text:style-name="T538"/></text:p>
      <text:p text:style-name="P1"><text:span text:style-name="T539">You, 29 Dec, 13:02</text:span></text:p>
      <text:p text:style-name="P1"><text:a xlink:href="https://jdhao.github.io/2021/12/25/ffmpeg-extract-key-frame-video/"><text:span text:style-name="T540">https://jdhao.github.io/2021/12/25/ffmpeg-extract-key-frame-video/</text:span></text:a><text:span text:style-name="T541"/></text:p>
      <text:p text:style-name="P1"><text:span text:style-name="T542"/></text:p>
      <text:p text:style-name="P1"><text:span text:style-name="T543">You, 30 Dec, 15:05</text:span></text:p>
      <text:p text:style-name="P1"><text:a xlink:href="https://www.ionos.com/digitalguide/server/configuration/install-docker-on-ubuntu-2204/"><text:span text:style-name="T544">https://www.ionos.com/digitalguide/server/configuration/install-docker-on-ubuntu-2204/</text:span></text:a><text:span text:style-name="T545"/></text:p>
      <text:p text:style-name="P1"><draw:frame text:anchor-type="as-char" svg:width="130.53mm" svg:height="68.62mm" style:rel-width="scale" style:rel-height="scale"><draw:object-ole xlink:href="OleObj3"/><draw:image xlink:href="ObjectReplacements/OleObj3"/></draw:frame><text:span text:style-name="T546"/></text:p>
      <text:p text:style-name="P1"><text:span text:style-name="T547">How to install Docker on Ubuntu 22.04 in 5 simple steps</text:span></text:p>
      <text:p text:style-name="P1"><text:a xlink:href="http://www.ionos.com/"><text:span text:style-name="T549">www.ionos.com</text:span></text:a><text:span text:style-name="T550"/></text:p>
      <text:p text:style-name="P1"><text:span text:style-name="T550"/></text:p>
      <text:p text:style-name="P1"><text:span text:style-name="T551">You, 8 Jan, 14:22</text:span></text:p>
      <text:p text:style-name="P1"><text:a xlink:href="https://docs.aws.amazon.com/AmazonECS/latest/developerguide/ecs-gpu.html"><text:span text:style-name="T552">https://docs.aws.amazon.com/AmazonECS/latest/developerguide/ecs-gpu.html</text:span></text:a><text:span text:style-name="T553"/></text:p>
      <text:p text:style-name="P1"><text:a xlink:href="https://docs.google.com/document/d/1ATExQFviIQRZkVR9abWuOxFOjNsSgk6iyWCPOAPhtjk/edit"><text:span text:style-name="T554">https://docs.google.com/document/d/1ATExQFviIQRZkVR9abWuOxFOjNsSgk6iyWCPOAPhtjk/edit</text:span></text:a><text:span text:style-name="T555"/></text:p>
      <text:p text:style-name="P1"><draw:frame text:anchor-type="as-char" svg:width="229.31mm" svg:height="324.03mm" style:rel-width="scale" style:rel-height="scale"><draw:object-ole xlink:href="OleObj4"/><draw:image xlink:href="ObjectReplacements/OleObj4"/></draw:frame><text:span text:style-name="T556"/></text:p>
      <text:p text:style-name="P1"><text:span text:style-name="T557">Open in chat</text:span></text:p>
      <text:p text:style-name="P1"><text:a xlink:href="https://docs.google.com/document/d/1ATExQFviIQRZkVR9abWuOxFOjNsSgk6iyWCPOAPhtjk/edit"><text:span text:style-name="T559">Website content for review</text:span></text:a><text:span text:style-name="T560"/></text:p>
      <text:p text:style-name="P1"><text:span text:style-name="T560"/></text:p>
      <text:p text:style-name="P1"><text:span text:style-name="T561">You, 8 Jan, 14:36</text:span></text:p>
      <text:p text:style-name="P1"><text:a xlink:href="https://docs.google.com/document/d/1lDqm06-utMnLowMDP-2b-gFteIbWMT7QoFxZlv4ste8/edit"><text:span text:style-name="T562">https://docs.google.com/document/d/1lDqm06-utMnLowMDP-2b-gFteIbWMT7QoFxZlv4ste8/edit</text:span></text:a><text:span text:style-name="T563"/></text:p>
      <text:p text:style-name="P1"><draw:frame text:anchor-type="as-char" svg:width="229.31mm" svg:height="324.03mm" style:rel-width="scale" style:rel-height="scale"><draw:object-ole xlink:href="OleObj5"/><draw:image xlink:href="ObjectReplacements/OleObj5"/></draw:frame><text:span text:style-name="T564"/></text:p>
      <text:p text:style-name="P1"><text:span text:style-name="T565">Open in chat</text:span></text:p>
      <text:p text:style-name="P1"><text:a xlink:href="https://docs.google.com/document/d/1lDqm06-utMnLowMDP-2b-gFteIbWMT7QoFxZlv4ste8/edit"><text:span text:style-name="T567">SI Website Chatbot Questions</text:span></text:a><text:span text:style-name="T568"/></text:p>
      <text:p text:style-name="P1"><text:span text:style-name="T568"/></text:p>
      <text:p text:style-name="P1"><text:span text:style-name="T569">You, 8 Jan, 18:20</text:span></text:p>
      <text:p text:style-name="P1"><text:a xlink:href="https://3qwzzxnnemoltyv3v5nw4hkukq0pbajv.lambda-url.ap-south-1.on.aws/"><text:span text:style-name="T570">https://3qwzzxnnemoltyv3v5nw4hkukq0pbajv.lambda-url.ap-south-1.on.aws/</text:span></text:a><text:span text:style-name="T571"/></text:p>
      <text:p text:style-name="P1"><text:span text:style-name="T572"/></text:p>
      <text:p text:style-name="P1"><text:span text:style-name="T573">You, 19 Jan, 21:40</text:span></text:p>
      <text:p text:style-name="P1"><text:a xlink:href="https://blog.miguelgrinberg.com/post/running-your-flask-application-over-https"><text:span text:style-name="T574">https://blog.miguelgrinberg.com/post/running-your-flask-application-over-https</text:span></text:a><text:span text:style-name="T575"/></text:p>
      <text:p text:style-name="P1"><draw:frame text:anchor-type="as-char" svg:width="131.06mm" svg:height="68.62mm" style:rel-width="scale" style:rel-height="scale"><draw:object-ole xlink:href="OleObj6"/><draw:image xlink:href="ObjectReplacements/OleObj6"/></draw:frame><text:span text:style-name="T576"/></text:p>
      <text:p text:style-name="P1"><text:span text:style-name="T577">Running Your Flask Application Over HTTPS</text:span></text:p>
      <text:p text:style-name="P1"><text:span text:style-name="T577">blog.miguelgrinberg.com</text:span></text:p>
      <text:p text:style-name="P1"><text:span text:style-name="T578"/></text:p>
      <text:p text:style-name="P1"><text:span text:style-name="T579">You, 22 Jan, 13:09</text:span></text:p>
      <text:p text:style-name="P1"><text:span text:style-name="T579">**************</text:span></text:p>
      <text:p text:style-name="P1"><text:span text:style-name="T579">DOCKER</text:span></text:p>
      <text:p text:style-name="P1"><text:span text:style-name="T579">**************</text:span></text:p>
      <text:p text:style-name="P1"><text:span text:style-name="T580"/></text:p>
      <text:p text:style-name="P1"><text:span text:style-name="T580"/></text:p>
      <text:p text:style-name="P1"><text:span text:style-name="T581"># Add Docker's official GPG key:</text:span></text:p>
      <text:p text:style-name="P1"><text:span text:style-name="T581">sudo apt-get update</text:span></text:p>
      <text:p text:style-name="P1"><text:span text:style-name="T581">sudo apt-get install ca-certificates curl gnupg</text:span></text:p>
      <text:p text:style-name="P1"><text:span text:style-name="T581">sudo install -m 0755 -d /etc/apt/keyrings</text:span></text:p>
      <text:p text:style-name="P1"><text:span text:style-name="T581">curl -fsSL</text:span><text:span text:style-name="T582"><text:s/></text:span><text:a xlink:href="https://download.docker.com/linux/ubuntu/gpg"><text:span text:style-name="T583">https://download.docker.com/linux/ubuntu/gpg</text:span></text:a><text:span text:style-name="T584"><text:s/>| sudo gpg --dearmor -o /etc/apt/keyrings/docker.gpg</text:span></text:p>
      <text:p text:style-name="P1"><text:span text:style-name="T584">sudo chmod a+r /etc/apt/keyrings/docker.gpg</text:span></text:p>
      <text:p text:style-name="P1"><text:span text:style-name="T585"/></text:p>
      <text:p text:style-name="P1"><text:span text:style-name="T586"># Add the repository to Apt sources:</text:span></text:p>
      <text:p text:style-name="P1"><text:span text:style-name="T586">echo \</text:span></text:p>
      <text:p text:style-name="P1"><text:span text:style-name="T586"><text:s text:c="2"/>"deb [arch=$(dpkg --print-architecture) signed-by=/etc/apt/keyrings/docker.gpg]</text:span><text:span text:style-name="T587"><text:s/></text:span><text:a xlink:href="https://download.docker.com/linux/ubuntu"><text:span text:style-name="T588">https://download.docker.com/linux/ubuntu</text:span></text:a><text:span text:style-name="T589"><text:s/>\</text:span></text:p>
      <text:p text:style-name="P1"><text:span text:style-name="T589"><text:s text:c="2"/>$(. /etc/os-release &amp;&amp; echo "$VERSION_CODENAME") stable" | \</text:span></text:p>
      <text:p text:style-name="P1"><text:span text:style-name="T589"><text:s text:c="2"/>sudo tee /etc/apt/sources.list.d/docker.list &gt; /dev/null</text:span></text:p>
      <text:p text:style-name="P1"><text:span text:style-name="T589">sudo apt-get update</text:span></text:p>
      <text:p text:style-name="P1"><text:span text:style-name="T589">sudo apt-get install docker-ce docker-ce-cli</text:span><text:span text:style-name="T590"><text:s/></text:span><text:span text:style-name="T591"><text:s/></text:span><text:a xlink:href="http://containerd.io/"><text:span text:style-name="T593">HYPERLINK "http://containerd.io/"</text:span></text:a><text:span text:style-name="T594"><text:s/></text:span><text:a xlink:href="http://containerd.io/"><text:span text:style-name="T596">HYPERLINK "http://containerd.io/"</text:span><text:span text:style-name="T597"><text:s/>HYPERLINK "http://containerd.io/"</text:span><text:span text:style-name="T598">containerd.io</text:span></text:a><text:span text:style-name="T599"><text:s/>docker-buildx-plugin docker-compose-plugin</text:span></text:p>
      <text:p text:style-name="P1"><text:span text:style-name="T600"/></text:p>
      <text:p text:style-name="P1"><text:span text:style-name="T601">You, 22 Jan, 16:08</text:span></text:p>
      <text:p text:style-name="P1"><text:span text:style-name="T602">nohup python3 server.py &amp;</text:span></text:p>
      <text:p text:style-name="P1"><text:span text:style-name="T603">pgrep python3</text:span></text:p>
      <text:p text:style-name="P1"><text:span text:style-name="T604"/></text:p>
      <text:p text:style-name="P1"><text:span text:style-name="T605">You, 23 Jan, 19:10</text:span></text:p>
      <text:p text:style-name="P1"><text:span text:style-name="T605">nohup python3 ChatBot_API.py &amp;</text:span></text:p>
      <text:p text:style-name="P1"><text:span text:style-name="T606"/></text:p>
      <text:p text:style-name="P1"><text:span text:style-name="T607">You, 23 Jan, 19:16</text:span></text:p>
      <text:p text:style-name="P1"><text:span text:style-name="T607">nohup python ChatBot_API.py &gt; output.log 2&gt;&amp;1 &amp;</text:span></text:p>
      <text:p text:style-name="P1"><text:span text:style-name="T608"/></text:p>
      <text:p text:style-name="P1"><text:span text:style-name="T609">You, 23 Jan, 20:29</text:span></text:p>
      <text:p text:style-name="P1"><text:span text:style-name="T609">Ask leave to Kk</text:span></text:p>
      <text:p text:style-name="P1"><text:span text:style-name="T610"/></text:p>
      <text:p text:style-name="P1"><text:span text:style-name="T611">You, 24 Jan, 00:05</text:span></text:p>
      <text:p text:style-name="P1"><text:span text:style-name="T611">if __name__=='__main__':</text:span></text:p>
      <text:p text:style-name="P1"><text:span text:style-name="T611"><text:s text:c="4"/>#app.run(host='0.0.0.0',port=6543,debug=False)</text:span></text:p>
      <text:p text:style-name="P1"><text:span text:style-name="T611"><text:s text:c="4"/>#app.run(host="0.0.0.0", port=6543, processes=3)</text:span></text:p>
      <text:p text:style-name="P1"><text:span text:style-name="T611"><text:s text:c="4"/>app.run(host="0.0.0.0", port=6543, threaded=True)</text:span></text:p>
      <text:p text:style-name="P1"><text:span text:style-name="T611">gunicorn -w 3 -b</text:span><text:span text:style-name="T612"><text:s/></text:span><text:span text:style-name="T613"><text:s/></text:span><text:a xlink:href="http://0.0.0.0:6543/"><text:span text:style-name="T615">HYPERLINK "http://0.0.0.0:6543/"</text:span></text:a><text:span text:style-name="T616"><text:s/></text:span><text:a xlink:href="http://0.0.0.0:6543/"><text:span text:style-name="T618">HYPERLINK "http://0.0.0.0:6543/"</text:span><text:span text:style-name="T619"><text:s/>HYPERLINK "http://0.0.0.0:6543/"</text:span><text:span text:style-name="T620">0.0.0.0:6543</text:span></text:a><text:span text:style-name="T621"><text:s/>ChatBot_API:app</text:span></text:p>
      <text:p text:style-name="P1"><text:span text:style-name="T622"/></text:p>
      <text:p text:style-name="P1"><text:span text:style-name="T623">You, 24 Jan, 23:36</text:span></text:p>
      <text:p text:style-name="P1"><text:span text:style-name="T623">gunicorn -w 5 --bind=</text:span><text:a xlink:href="http://0.0.0.0:6543/"><text:span text:style-name="T625">0.0.0.0:6543</text:span></text:a><text:span text:style-name="T626"><text:s text:c="2"/>--timeout 600 ChatBot_API:app</text:span></text:p>
      <text:p text:style-name="P1"><text:span text:style-name="T627"/></text:p>
      <text:p text:style-name="P1"><text:span text:style-name="T628">You, 26 Jan, 17:01</text:span></text:p>
      <text:p text:style-name="P1"><text:a xlink:href="https://3qwzzxnnemoltyv3v5nw4hkukq0pbajv.lambda-url.ap-south-1.on.aws/"><text:span text:style-name="T629">https://3qwzzxnnemoltyv3v5nw4hkukq0pbajv.lambda-url.ap-south-1.on.aws/</text:span></text:a><text:span text:style-name="T630"/></text:p>
      <text:p text:style-name="P1"><text:span text:style-name="T631"/></text:p>
      <text:p text:style-name="P1"><text:span text:style-name="T632">You, 30 Jan, 00:28</text:span></text:p>
      <text:p text:style-name="P1"><text:span text:style-name="T632">import json</text:span></text:p>
      <text:p text:style-name="P1"><text:span text:style-name="T632">import httpx</text:span></text:p>
      <text:p text:style-name="P1"><text:span text:style-name="T633"/></text:p>
      <text:p text:style-name="P1"><text:span text:style-name="T634">async def handler(event, context):</text:span></text:p>
      <text:p text:style-name="P1"><text:span text:style-name="T634"># The URL to send the POST request to</text:span></text:p>
      <text:p text:style-name="P1"><text:span text:style-name="T634">api_url = '</text:span><text:a xlink:href="http://164.52.215.74/chat"><text:span text:style-name="T635">http://164.52.215.74/chat</text:span></text:a><text:span text:style-name="T636">'</text:span></text:p>
      <text:p text:style-name="P1"><text:span text:style-name="T637"/></text:p>
      <text:p text:style-name="P1"><text:span text:style-name="T638"># Data to send in the POST request</text:span></text:p>
      <text:p text:style-name="P1"><text:span text:style-name="T638">post_data = {</text:span></text:p>
      <text:p text:style-name="P1"><text:span text:style-name="T638">"Question": json.loads(event['body'])['Question'],</text:span></text:p>
      <text:p text:style-name="P1"><text:span text:style-name="T638">}</text:span></text:p>
      <text:p text:style-name="P1"><text:span text:style-name="T639"/></text:p>
      <text:p text:style-name="P1"><text:span text:style-name="T640">try:</text:span></text:p>
      <text:p text:style-name="P1"><text:span text:style-name="T640"># Make an asynchronous POST request to the server using httpx</text:span></text:p>
      <text:p text:style-name="P1"><text:span text:style-name="T640">async with httpx.AsyncClient() as client:</text:span></text:p>
      <text:p text:style-name="P1"><text:span text:style-name="T640">response = await</text:span><text:span text:style-name="T641"><text:s/></text:span><text:span text:style-name="T642"><text:s/></text:span><text:a xlink:href="http://client.post/"><text:span text:style-name="T644">HYPERLINK "http://client.post/"</text:span></text:a><text:span text:style-name="T645"><text:s/></text:span><text:a xlink:href="http://client.post/"><text:span text:style-name="T647">HYPERLINK "http://client.post/"</text:span><text:span text:style-name="T648"><text:s/>HYPERLINK "http://client.post/"</text:span><text:span text:style-name="T649">client.post</text:span></text:a><text:span text:style-name="T650">(api_url, json=post_data)</text:span></text:p>
      <text:p text:style-name="P1"><text:span text:style-name="T651"/></text:p>
      <text:p text:style-name="P1"><text:span text:style-name="T652"># Check if the request was successful (status code 200)</text:span></text:p>
      <text:p text:style-name="P1"><text:span text:style-name="T652">if response.status_code == 200:</text:span></text:p>
      <text:p text:style-name="P1"><text:span text:style-name="T652">data = response.json()</text:span></text:p>
      <text:p text:style-name="P1"><text:span text:style-name="T652">print('Server response:', json.dumps(data, indent=2))</text:span></text:p>
      <text:p text:style-name="P1"><text:span text:style-name="T652">return {</text:span></text:p>
      <text:p text:style-name="P1"><text:span text:style-name="T652">'statusCode': 200,</text:span></text:p>
      <text:p text:style-name="P1"><text:span text:style-name="T652">'body': json.dumps(data)</text:span></text:p>
      <text:p text:style-name="P1"><text:span text:style-name="T652">}</text:span></text:p>
      <text:p text:style-name="P1"><text:span text:style-name="T652">else:</text:span></text:p>
      <text:p text:style-name="P1"><text:span text:style-name="T652">print('Error making request. Status code:', response.status_code)</text:span></text:p>
      <text:p text:style-name="P1"><text:span text:style-name="T652">return {</text:span></text:p>
      <text:p text:style-name="P1"><text:span text:style-name="T652">'statusCode': response.status_code,</text:span></text:p>
      <text:p text:style-name="P1"><text:span text:style-name="T652">'body': 'Error making request'</text:span></text:p>
      <text:p text:style-name="P1"><text:span text:style-name="T652">}</text:span></text:p>
      <text:p text:style-name="P1"><text:span text:style-name="T653"/></text:p>
      <text:p text:style-name="P1"><text:span text:style-name="T654">except httpx.RequestError as e:</text:span></text:p>
      <text:p text:style-name="P1"><text:span text:style-name="T654">print('Error making request:', e)</text:span></text:p>
      <text:p text:style-name="P1"><text:span text:style-name="T654">return {</text:span></text:p>
      <text:p text:style-name="P1"><text:span text:style-name="T654">'statusCode': 500,</text:span></text:p>
      <text:p text:style-name="P1"><text:span text:style-name="T654">'body': 'Internal Server Error'</text:span></text:p>
      <text:p text:style-name="P1"><text:span text:style-name="T654">}</text:span></text:p>
      <text:p text:style-name="P1"><text:span text:style-name="T655"/></text:p>
      <text:p text:style-name="P1"><text:span text:style-name="T656">You, 30 Jan, 10:45</text:span></text:p>
      <text:p text:style-name="P1"><text:span text:style-name="T656">server {</text:span></text:p>
      <text:p text:style-name="P1"><text:span text:style-name="T656"><text:s text:c="4"/>listen 80;</text:span></text:p>
      <text:p text:style-name="P1"><text:span text:style-name="T656"><text:s text:c="4"/>server_name _;</text:span></text:p>
      <text:p text:style-name="P1"><text:span text:style-name="T657"/></text:p>
      <text:p text:style-name="P1"><text:span text:style-name="T658"><text:s text:c="4"/>location / {</text:span></text:p>
      <text:p text:style-name="P1"><text:span text:style-name="T658"><text:s text:c="8"/>proxy_pass</text:span><text:span text:style-name="T659"><text:s/></text:span><text:span text:style-name="T660"><text:s/></text:span><text:a xlink:href="http://127.0.0.1:6543/"><text:span text:style-name="T662">HYPERLINK "http://127.0.0.1:6543/"</text:span></text:a><text:span text:style-name="T663"><text:s/></text:span><text:a xlink:href="http://127.0.0.1:6543/"><text:span text:style-name="T665">HYPERLINK "http://127.0.0.1:6543/"</text:span><text:span text:style-name="T666"><text:s/>HYPERLINK "http://127.0.0.1:6543/"</text:span><text:span text:style-name="T667">http://127.0.0.1:6543</text:span></text:a><text:span text:style-name="T668">;</text:span></text:p>
      <text:p text:style-name="P1"><text:span text:style-name="T668"><text:s text:c="8"/>proxy_set_header Host $host;</text:span></text:p>
      <text:p text:style-name="P1"><text:span text:style-name="T668"><text:s text:c="8"/>proxy_set_header X-Real-IP $remote_addr;</text:span></text:p>
      <text:p text:style-name="P1"><text:span text:style-name="T668"><text:s text:c="8"/>proxy_set_header X-Forwarded-For $proxy_add_x_forwarded_for;</text:span></text:p>
      <text:p text:style-name="P1"><text:span text:style-name="T668"><text:s text:c="4"/>}</text:span></text:p>
      <text:p text:style-name="P1"><text:span text:style-name="T668">}</text:span></text:p>
      <text:p text:style-name="P1"><text:span text:style-name="T668">cd /etc/nginx/conf.d</text:span></text:p>
      <text:p text:style-name="P1"><text:span text:style-name="T668">save as chat.conf in the above directory</text:span></text:p>
      <text:p text:style-name="P1"><text:span text:style-name="T669"/></text:p>
      <text:p text:style-name="P1"><text:span text:style-name="T670">You, 30 Jan, 10:47, Edited</text:span></text:p>
      <text:p text:style-name="P1"><text:span text:style-name="T670">In nginx.conf comment out include /etc/nginx/sites-enabled/*;</text:span></text:p>
      <text:p text:style-name="P1"><text:span text:style-name="T671"/></text:p>
      <text:p text:style-name="P1"><text:span text:style-name="T672">You, 30 Jan, 11:12</text:span></text:p>
      <text:p text:style-name="P1"><text:span text:style-name="T672">sudo systemctl restart nginx</text:span></text:p>
      <text:p text:style-name="P1"><text:span text:style-name="T673"/></text:p>
      <text:p text:style-name="P1"><text:span text:style-name="T674">You, 30 Jan, 12:17</text:span></text:p>
      <text:p text:style-name="P1"><text:a xlink:href="https://repost.aws/knowledge-center/no-access-control-allow-origin-error"><text:span text:style-name="T675">https://repost.aws/knowledge-center/no-access-control-allow-origin-error</text:span></text:a><text:span text:style-name="T676"/></text:p>
      <text:p text:style-name="P1"><draw:frame text:anchor-type="as-char" svg:width="130.53mm" svg:height="68.62mm" style:rel-width="scale" style:rel-height="scale"><draw:object-ole xlink:href="OleObj7"/><draw:image xlink:href="ObjectReplacements/OleObj7"/></draw:frame><text:span text:style-name="T677"/></text:p>
      <text:p text:style-name="P1"><text:span text:style-name="T678">Resolve the "No 'Access-Control-Allow-Origin' header" error from CloudFront</text:span></text:p>
      <text:p text:style-name="P1"><text:span text:style-name="T678">repost.aws</text:span></text:p>
      <text:p text:style-name="P1"><text:span text:style-name="T679"/></text:p>
      <text:p text:style-name="P1"><text:span text:style-name="T680">You, 31 Jan, 13:01</text:span></text:p>
      <text:p text:style-name="P1"><text:span text:style-name="T680">API Details:</text:span></text:p>
      <text:p text:style-name="P1"><draw:frame text:anchor-type="as-char" svg:width="25.40mm" svg:height="25.40mm" style:rel-width="scale" style:rel-height="scale"><draw:object-ole xlink:href="OleObj8"/><draw:image xlink:href="ObjectReplacements/OleObj8"/></draw:frame><text:span text:style-name="T681"/></text:p>
      <text:p text:style-name="P1"><text:span text:style-name="T682">API's.xlsx</text:span></text:p>
      <text:p text:style-name="P1"><text:span text:style-name="T683"/></text:p>
      <text:p text:style-name="P1"><text:span text:style-name="T684">You, 31 Jan, 19:26</text:span></text:p>
      <text:p text:style-name="P1"><text:span text:style-name="T685">sudo</text:span><text:span text:style-name="T686"><text:s/></text:span><text:span text:style-name="T687">apt</text:span><text:span text:style-name="T688"><text:s/>update</text:span></text:p>
      <text:p text:style-name="P1"><text:span text:style-name="T689">sudo</text:span><text:span text:style-name="T690"><text:s/></text:span><text:span text:style-name="T691">apt</text:span><text:span text:style-name="T692"><text:s/>upgrade</text:span></text:p>
      <text:p text:style-name="P1"><text:span text:style-name="T693">sudo</text:span><text:span text:style-name="T694"><text:s/></text:span><text:span text:style-name="T695">apt</text:span><text:span text:style-name="T696"><text:s/></text:span><text:span text:style-name="T697">install</text:span><text:span text:style-name="T698"><text:s/>ubuntu-drivers-common</text:span></text:p>
      <text:p text:style-name="P1"><text:span text:style-name="T699">sudo</text:span><text:span text:style-name="T700"><text:s/>ubuntu-drivers devices</text:span></text:p>
      <text:p text:style-name="P1"><text:span text:style-name="T701">sudo</text:span><text:span text:style-name="T702"><text:s/></text:span><text:span text:style-name="T703">apt</text:span><text:span text:style-name="T704"><text:s/></text:span><text:span text:style-name="T705">install</text:span><text:span text:style-name="T706"><text:s/>nvidia-driver-535</text:span></text:p>
      <text:p text:style-name="P1"><text:span text:style-name="T707">sudo</text:span><text:span text:style-name="T708"><text:s/></text:span><text:span text:style-name="T709">reboot</text:span><text:span text:style-name="T710"><text:s/>now</text:span></text:p>
      <text:p text:style-name="P1"><text:span text:style-name="T711"/></text:p>
      <text:p text:style-name="P1"><text:span text:style-name="T712">You, 31 Jan, 19:33</text:span></text:p>
      <text:p text:style-name="P1"><text:span text:style-name="T712">chmod +x install_script.sh</text:span></text:p>
      <text:p text:style-name="P1"><text:span text:style-name="T712">to make it executable</text:span></text:p>
      <text:p text:style-name="P1"><text:span text:style-name="T712">sudo ./install_script.sh</text:span></text:p>
      <text:p text:style-name="P1"><text:span text:style-name="T713"/></text:p>
      <text:p text:style-name="P1"><text:span text:style-name="T714">to install</text:span></text:p>
      <text:p text:style-name="P1"><text:span text:style-name="T715"/></text:p>
      <text:p text:style-name="P1"><text:span text:style-name="T716">You, 31 Jan, 20:53</text:span></text:p>
      <text:p text:style-name="P1"><text:span text:style-name="T716">nvidia drivers</text:span></text:p>
      <text:p text:style-name="P1"><text:span text:style-name="T717"/></text:p>
      <text:p text:style-name="P1"><text:span text:style-name="T718">You, 31 Jan, 21:02</text:span></text:p>
      <text:p text:style-name="P1"><text:span text:style-name="T718">for paperspace login</text:span></text:p>
      <text:p text:style-name="P1"><text:span text:style-name="T719"/></text:p>
      <text:p text:style-name="P1"><text:span text:style-name="T720"><text:s/>ssh-keygen</text:span></text:p>
      <text:p text:style-name="P1"><text:span text:style-name="T720"><text:s/>cat ~/.ssh/id_rsa.pub</text:span></text:p>
      <text:p text:style-name="P1"><text:span text:style-name="T720"><text:s/>ssh paperspace@184.105.4.246</text:span></text:p>
      <text:p text:style-name="P1"><text:span text:style-name="T720"><text:s/>ssh -i ~/.ssh/id_rsa.pub paperspace@184.105.4.246</text:span></text:p>
      <text:p text:style-name="P1"><text:span text:style-name="T720"><text:s/>nano<text:s text:c="2"/>/c/Users/satyanath.eshwaroju/.ssh/known_hosts</text:span></text:p>
      <text:p text:style-name="P1"><text:span text:style-name="T721"/></text:p>
      <text:p text:style-name="P1"><text:span text:style-name="T722">You, 1 Feb, 10:59</text:span></text:p>
      <text:p text:style-name="P1"><text:span text:style-name="T722">Nvidia_drivers_install.sh</text:span></text:p>
      <text:p text:style-name="P1"><text:span text:style-name="T723"/></text:p>
      <text:p text:style-name="P1"><text:span text:style-name="T724">You, 3 Feb, 02:17</text:span></text:p>
      <text:p text:style-name="P1"><text:span text:style-name="T724">Access to XMLHttpRequest at '</text:span><text:a xlink:href="https://chatbot.swiftinsights.ai/chat"><text:span text:style-name="T725">https://chatbot.swiftinsights.ai/chat</text:span></text:a><text:span text:style-name="T726">' from origin 'null' has been blocked by CORS policy: Request header field content-type is not allowed by Access-Control-Allow-Headers in preflight response.</text:span></text:p>
      <text:p text:style-name="P1"><text:span text:style-name="T727"/></text:p>
      <text:p text:style-name="P1"><text:span text:style-name="T728">You, 5 Feb, 14:31, Edited</text:span></text:p>
      <text:p text:style-name="P1"><text:span text:style-name="T728">create response policy in behaviours</text:span></text:p>
      <text:p text:style-name="P1"><text:span text:style-name="T729"/></text:p>
      <text:p text:style-name="P1"><text:span text:style-name="T730">You, 6 Feb, 11:16</text:span></text:p>
      <text:p text:style-name="P1"><text:span text:style-name="T731">from</text:span><text:span text:style-name="T732"><text:s/></text:span><text:span text:style-name="T733">flask</text:span><text:span text:style-name="T734"><text:s/></text:span><text:span text:style-name="T735">import</text:span><text:span text:style-name="T736"><text:s/></text:span><text:span text:style-name="T737">Flask</text:span><text:span text:style-name="T738">, request, make_response, jsonify</text:span></text:p>
      <text:p text:style-name="P1"><text:span text:style-name="T739">import</text:span><text:span text:style-name="T740"><text:s/></text:span><text:span text:style-name="T741">os</text:span></text:p>
      <text:p text:style-name="P1"><text:span text:style-name="T742">import</text:span><text:span text:style-name="T743"><text:s/></text:span><text:span text:style-name="T744">uuid</text:span></text:p>
      <text:p text:style-name="P1"><text:span text:style-name="T745">import</text:span><text:span text:style-name="T746"><text:s/></text:span><text:span text:style-name="T747">json</text:span></text:p>
      <text:p text:style-name="P1"><text:span text:style-name="T747">#from apscheduler.schedulers.background import BackgroundScheduler</text:span></text:p>
      <text:p text:style-name="P1"><text:span text:style-name="T748">from</text:span><text:span text:style-name="T749"><text:s/></text:span><text:span text:style-name="T750">flask_cors</text:span><text:span text:style-name="T751"><text:s/></text:span><text:span text:style-name="T752">import</text:span><text:span text:style-name="T753"><text:s/></text:span><text:span text:style-name="T754">CORS</text:span></text:p>
      <text:p text:style-name="P1"><text:span text:style-name="T755">app =<text:s/></text:span><text:span text:style-name="T756">Flask</text:span><text:span text:style-name="T757">(__name__)</text:span></text:p>
      <text:p text:style-name="P1"><text:span text:style-name="T758">CORS</text:span><text:span text:style-name="T759">(app)</text:span></text:p>
      <text:p text:style-name="P1"><text:span text:style-name="T760">DATA_FILE</text:span><text:span text:style-name="T761"><text:s/>=<text:s/></text:span><text:span text:style-name="T762">'user_data.json'</text:span></text:p>
      <text:p text:style-name="P1"><text:span text:style-name="T763"/></text:p>
      <text:p text:style-name="P1"><text:span text:style-name="T764">if</text:span><text:span text:style-name="T765"><text:s/></text:span><text:span text:style-name="T766">not</text:span><text:span text:style-name="T767"><text:s/></text:span><text:span text:style-name="T768">os</text:span><text:span text:style-name="T769">.path.exists(</text:span><text:span text:style-name="T770">DATA_FILE</text:span><text:span text:style-name="T771">):</text:span></text:p>
      <text:p text:style-name="P1"><text:span text:style-name="T771"><text:s text:c="4"/></text:span><text:span text:style-name="T772">with</text:span><text:span text:style-name="T773"><text:s/>open(</text:span><text:span text:style-name="T774">DATA_FILE</text:span><text:span text:style-name="T775">,<text:s/></text:span><text:span text:style-name="T776">'w'</text:span><text:span text:style-name="T777">)<text:s/></text:span><text:span text:style-name="T778">as</text:span><text:span text:style-name="T779"><text:s/>json_file:</text:span></text:p>
      <text:p text:style-name="P1"><text:span text:style-name="T779"><text:s text:c="8"/></text:span><text:span text:style-name="T780">json</text:span><text:span text:style-name="T781">.dump({}, json_file)</text:span></text:p>
      <text:p text:style-name="P1"><text:span text:style-name="T781">@app.route(</text:span><text:span text:style-name="T782">'/'</text:span><text:span text:style-name="T783">, methods=[</text:span><text:span text:style-name="T784">'POST'</text:span><text:span text:style-name="T785">])</text:span></text:p>
      <text:p text:style-name="P1"><text:span text:style-name="T786">def</text:span><text:span text:style-name="T787"><text:s/>get_user_ip():</text:span></text:p>
      <text:p text:style-name="P1"><text:span text:style-name="T787"><text:s text:c="4"/>user_ip = request.remote_addr</text:span></text:p>
      <text:p text:style-name="P1"><text:span text:style-name="T787"><text:s text:c="4"/>print(</text:span><text:span text:style-name="T788">f</text:span><text:span text:style-name="T789">"User IP address:<text:s/></text:span><text:span text:style-name="T790">{</text:span><text:span text:style-name="T791">user_ip</text:span><text:span text:style-name="T792">}</text:span><text:span text:style-name="T793">"</text:span><text:span text:style-name="T794">)</text:span></text:p>
      <text:p text:style-name="P1"><text:span text:style-name="T795"/></text:p>
      <text:p text:style-name="P1"><text:span text:style-name="T796"><text:s text:c="4"/></text:span><text:span text:style-name="T797"># Retrieve or generate user ID from cookies</text:span></text:p>
      <text:p text:style-name="P1"><text:span text:style-name="T798"><text:s text:c="4"/>user_id = request.cookies.get(</text:span><text:span text:style-name="T799">'user_id'</text:span><text:span text:style-name="T800">,<text:s/></text:span><text:span text:style-name="T801">str</text:span><text:span text:style-name="T802">(</text:span><text:span text:style-name="T803">uuid</text:span><text:span text:style-name="T804">.uuid4()))</text:span></text:p>
      <text:p text:style-name="P1"><text:span text:style-name="T805"/></text:p>
      <text:p text:style-name="P1"><text:span text:style-name="T806"><text:s text:c="4"/></text:span><text:span text:style-name="T807"># Set the user ID as a cookie in the response</text:span></text:p>
      <text:p text:style-name="P1"><text:span text:style-name="T808"><text:s text:c="4"/>response = make_response(</text:span><text:span text:style-name="T809">"hi"</text:span><text:span text:style-name="T810">)</text:span></text:p>
      <text:p text:style-name="P1"><text:span text:style-name="T810"><text:s text:c="4"/>response.set_cookie(</text:span><text:span text:style-name="T811">'user_id'</text:span><text:span text:style-name="T812">, user_id)</text:span></text:p>
      <text:p text:style-name="P1"><text:span text:style-name="T813"/></text:p>
      <text:p text:style-name="P1"><text:span text:style-name="T814"><text:s text:c="4"/>print(</text:span><text:span text:style-name="T815">"User ID:"</text:span><text:span text:style-name="T816">, user_id)</text:span></text:p>
      <text:p text:style-name="P1"><text:span text:style-name="T817"/></text:p>
      <text:p text:style-name="P1"><text:span text:style-name="T818"><text:s text:c="4"/></text:span><text:span text:style-name="T819"># Retrieve JSON data from the request</text:span></text:p>
      <text:p text:style-name="P1"><text:span text:style-name="T820"><text:s text:c="4"/>data = request.get_json()</text:span></text:p>
      <text:p text:style-name="P1"><text:span text:style-name="T820"><text:s text:c="4"/>name_value = data.get(</text:span><text:span text:style-name="T821">'name'</text:span><text:span text:style-name="T822">)</text:span></text:p>
      <text:p text:style-name="P1"><text:span text:style-name="T823"/></text:p>
      <text:p text:style-name="P1"><text:span text:style-name="T824"><text:s text:c="4"/></text:span><text:span text:style-name="T825"># Load existing data from the JSON file</text:span></text:p>
      <text:p text:style-name="P1"><text:span text:style-name="T826"><text:s text:c="4"/></text:span><text:span text:style-name="T827">with</text:span><text:span text:style-name="T828"><text:s/>open(</text:span><text:span text:style-name="T829">DATA_FILE</text:span><text:span text:style-name="T830">,<text:s/></text:span><text:span text:style-name="T831">'r'</text:span><text:span text:style-name="T832">)<text:s/></text:span><text:span text:style-name="T833">as</text:span><text:span text:style-name="T834"><text:s/>json_file:</text:span></text:p>
      <text:p text:style-name="P1"><text:span text:style-name="T834"><text:s text:c="8"/>user_data =<text:s/></text:span><text:span text:style-name="T835">json</text:span><text:span text:style-name="T836">.load(json_file)</text:span></text:p>
      <text:p text:style-name="P1"><text:span text:style-name="T837"/></text:p>
      <text:p text:style-name="P1"><text:span text:style-name="T838"><text:s text:c="4"/></text:span><text:span text:style-name="T839"># Update or add the user ID and append the 'name' value to the list</text:span></text:p>
      <text:p text:style-name="P1"><text:span text:style-name="T840"><text:s text:c="4"/></text:span><text:span text:style-name="T841">if</text:span><text:span text:style-name="T842"><text:s/>user_id<text:s/></text:span><text:span text:style-name="T843">in</text:span><text:span text:style-name="T844"><text:s/>user_data:</text:span></text:p>
      <text:p text:style-name="P1"><text:span text:style-name="T844"><text:s text:c="8"/>user_data[user_id].append(name_value)</text:span></text:p>
      <text:p text:style-name="P1"><text:span text:style-name="T844"><text:s text:c="4"/></text:span><text:span text:style-name="T845">else</text:span><text:span text:style-name="T846">:</text:span></text:p>
      <text:p text:style-name="P1"><text:span text:style-name="T846"><text:s text:c="8"/>user_data[user_id] = [name_value]</text:span></text:p>
      <text:p text:style-name="P1"><text:span text:style-name="T847"/></text:p>
      <text:p text:style-name="P1"><text:span text:style-name="T848"><text:s text:c="4"/></text:span><text:span text:style-name="T849"># Update the JSON file with the new data</text:span></text:p>
      <text:p text:style-name="P1"><text:span text:style-name="T850"><text:s text:c="4"/></text:span><text:span text:style-name="T851">with</text:span><text:span text:style-name="T852"><text:s/>open(</text:span><text:span text:style-name="T853">DATA_FILE</text:span><text:span text:style-name="T854">,<text:s/></text:span><text:span text:style-name="T855">'w'</text:span><text:span text:style-name="T856">)<text:s/></text:span><text:span text:style-name="T857">as</text:span><text:span text:style-name="T858"><text:s/>json_file:</text:span></text:p>
      <text:p text:style-name="P1"><text:span text:style-name="T858"><text:s text:c="8"/></text:span><text:span text:style-name="T859">json</text:span><text:span text:style-name="T860">.dump(user_data, json_file)</text:span></text:p>
      <text:p text:style-name="P1"><text:span text:style-name="T861"/></text:p>
      <text:p text:style-name="P1"><text:span text:style-name="T862"><text:s text:c="4"/></text:span><text:span text:style-name="T863">return</text:span><text:span text:style-name="T864"><text:s/>response</text:span></text:p>
      <text:p text:style-name="P1"><text:span text:style-name="T865"/></text:p>
      <text:p text:style-name="P1"><text:span text:style-name="T866">app.run(host=</text:span><text:span text:style-name="T867">'0.0.0.0'</text:span><text:span text:style-name="T868">, port=</text:span><text:span text:style-name="T869">'8000'</text:span><text:span text:style-name="T870">)</text:span></text:p>
      <text:p text:style-name="P1"><text:span text:style-name="T871"/></text:p>
      <text:p text:style-name="P1"><text:span text:style-name="T872">You, 6 Feb, 14:45</text:span></text:p>
      <text:p text:style-name="P1"><draw:frame text:anchor-type="as-char" svg:width="25.40mm" svg:height="25.40mm" style:rel-width="scale" style:rel-height="scale"><draw:object-ole xlink:href="OleObj9"/><draw:image xlink:href="ObjectReplacements/OleObj9"/></draw:frame><text:span text:style-name="T873"/></text:p>
      <text:p text:style-name="P1"><text:span text:style-name="T873"/></text:p>
      <text:p text:style-name="P1"><text:span text:style-name="T874">You, 6 Feb, 18:51</text:span></text:p>
      <text:p text:style-name="P1"><text:span text:style-name="T874">code to copy the files from OS to s3:</text:span></text:p>
      <text:p text:style-name="P1"><text:span text:style-name="T875"/></text:p>
      <text:p text:style-name="P1"><text:span text:style-name="T876">--------------------------------------------------------------------------</text:span></text:p>
      <text:p text:style-name="P1"><text:span text:style-name="T876">import boto3</text:span></text:p>
      <text:p text:style-name="P1"><text:span text:style-name="T877"/></text:p>
      <text:p text:style-name="P1"><text:span text:style-name="T878">def upload_to_s3(local_file_path, bucket_name, s3_key, aws_access_key_id, aws_secret_access_key):</text:span></text:p>
      <text:p text:style-name="P1"><text:span text:style-name="T878"><text:s text:c="4"/>"""</text:span></text:p>
      <text:p text:style-name="P1"><text:span text:style-name="T878"><text:s text:c="4"/>Uploads a file to Amazon S3 using access keys.</text:span></text:p>
      <text:p text:style-name="P1"><text:span text:style-name="T879"/></text:p>
      <text:p text:style-name="P1"><text:span text:style-name="T880"><text:s text:c="4"/>Args:</text:span></text:p>
      <text:p text:style-name="P1"><text:span text:style-name="T880"><text:s text:c="4"/>local_file_path (str): Local path of the file to upload.</text:span></text:p>
      <text:p text:style-name="P1"><text:span text:style-name="T880"><text:s text:c="4"/>bucket_name (str): Name of the S3 bucket.</text:span></text:p>
      <text:p text:style-name="P1"><text:span text:style-name="T880"><text:s text:c="4"/>s3_key (str): Key (path) to store the file in the S3 bucket.</text:span></text:p>
      <text:p text:style-name="P1"><text:span text:style-name="T880"><text:s text:c="4"/>aws_access_key_id (str): AWS access key ID.</text:span></text:p>
      <text:p text:style-name="P1"><text:span text:style-name="T880"><text:s text:c="4"/>aws_secret_access_key (str): AWS secret access key.</text:span></text:p>
      <text:p text:style-name="P1"><text:span text:style-name="T880"><text:s text:c="4"/>"""</text:span></text:p>
      <text:p text:style-name="P1"><text:span text:style-name="T880"><text:s text:c="4"/>s3 = boto3.client('s3', aws_access_key_id=aws_access_key_id, aws_secret_access_key=aws_secret_access_key)</text:span></text:p>
      <text:p text:style-name="P1"><text:span text:style-name="T880"><text:s text:c="4"/>try:</text:span></text:p>
      <text:p text:style-name="P1"><text:span text:style-name="T880"><text:s text:c="8"/>s3.upload_file(local_file_path, bucket_name, s3_key)</text:span></text:p>
      <text:p text:style-name="P1"><text:span text:style-name="T880"><text:s text:c="8"/>print(f"File uploaded successfully to s3://{bucket_name}/{s3_key}")</text:span></text:p>
      <text:p text:style-name="P1"><text:span text:style-name="T880"><text:s text:c="4"/>except Exception as e:</text:span></text:p>
      <text:p text:style-name="P1"><text:span text:style-name="T880"><text:s text:c="8"/>print(f"Error uploading file: {e}")</text:span></text:p>
      <text:p text:style-name="P1"><text:span text:style-name="T881"/></text:p>
      <text:p text:style-name="P1"><text:span text:style-name="T882"># Example usage:</text:span></text:p>
      <text:p text:style-name="P1"><text:span text:style-name="T882">local_file_path = '/root/SI_Website_Chatbot/development/Version2.zip'</text:span></text:p>
      <text:p text:style-name="P1"><text:span text:style-name="T882">bucket_name = 'mbaaccess'</text:span></text:p>
      <text:p text:style-name="P1"><text:span text:style-name="T882">s3_key = 'test/Version2.zip'</text:span></text:p>
      <text:p text:style-name="P1"><text:span text:style-name="T882">aws_access_key_id = 'AKIA3YEKPQYCBMCA6DXC'</text:span></text:p>
      <text:p text:style-name="P1"><text:span text:style-name="T882">aws_secret_access_key = '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'</text:span></text:p>
      <text:p text:style-name="P1"><text:span text:style-name="T883"/></text:p>
      <text:p text:style-name="P1"><text:span text:style-name="T884">upload_to_s3(local_file_path, bucket_name, s3_key, aws_access_key_id, aws_secret_access_key)</text:span></text:p>
      <text:p text:style-name="P1"><text:span text:style-name="T885"/></text:p>
      <text:p text:style-name="P1"><text:span text:style-name="T886">--------------------------------------------------------------------------</text:span></text:p>
      <text:p text:style-name="P1"><text:span text:style-name="T887"/></text:p>
      <text:p text:style-name="P1"><text:span text:style-name="T888">You, 7 Feb, 15:44</text:span></text:p>
      <text:p text:style-name="P1"><text:span text:style-name="T888">from flask import Flask, request, jsonify</text:span></text:p>
      <text:p text:style-name="P1"><text:span text:style-name="T888">import uuid</text:span></text:p>
      <text:p text:style-name="P1"><text:span text:style-name="T888">import json</text:span></text:p>
      <text:p text:style-name="P1"><text:span text:style-name="T888">from flask_cors import CORS</text:span></text:p>
      <text:p text:style-name="P1"><text:span text:style-name="T889"/></text:p>
      <text:p text:style-name="P1"><text:span text:style-name="T890">app = Flask(__name__)</text:span></text:p>
      <text:p text:style-name="P1"><text:span text:style-name="T890">chat_history = {}</text:span></text:p>
      <text:p text:style-name="P1"><text:span text:style-name="T890">CORS(app)</text:span></text:p>
      <text:p text:style-name="P1"><text:span text:style-name="T891"/></text:p>
      <text:p text:style-name="P1"><text:span text:style-name="T892">@app.route('/chat', methods=['POST'])</text:span></text:p>
      <text:p text:style-name="P1"><text:span text:style-name="T892">def chat():</text:span></text:p>
      <text:p text:style-name="P1"><text:span text:style-name="T892"><text:s text:c="4"/># Get user ID for the current application</text:span></text:p>
      <text:p text:style-name="P1"><text:span text:style-name="T892"><text:s text:c="4"/>user_id = get_user_id(request)</text:span></text:p>
      <text:p text:style-name="P1"><text:span text:style-name="T893"/></text:p>
      <text:p text:style-name="P1"><text:span text:style-name="T894"><text:s text:c="4"/># Get input from request JSON</text:span></text:p>
      <text:p text:style-name="P1"><text:span text:style-name="T894"><text:s text:c="4"/>input_text = request.json.get('Question')</text:span></text:p>
      <text:p text:style-name="P1"><text:span text:style-name="T895"/></text:p>
      <text:p text:style-name="P1"><text:span text:style-name="T896"><text:s text:c="4"/># Initialize chat history if it doesn't exist for the user</text:span></text:p>
      <text:p text:style-name="P1"><text:span text:style-name="T896"><text:s text:c="4"/>if user_id not in chat_history:</text:span></text:p>
      <text:p text:style-name="P1"><text:span text:style-name="T896"><text:s text:c="8"/>chat_history[user_id] = []</text:span></text:p>
      <text:p text:style-name="P1"><text:span text:style-name="T897"/></text:p>
      <text:p text:style-name="P1"><text:span text:style-name="T898"><text:s text:c="4"/># Add input to chat history</text:span></text:p>
      <text:p text:style-name="P1"><text:span text:style-name="T898"><text:s text:c="4"/>chat_history[user_id].append(input_text)</text:span></text:p>
      <text:p text:style-name="P1"><text:span text:style-name="T899"/></text:p>
      <text:p text:style-name="P1"><text:span text:style-name="T900">You, 8 Feb, 15:04</text:span></text:p>
      <text:p text:style-name="P1"><text:span text:style-name="T901">!</text:span><text:span text:style-name="T902">pip install git+https://github.com/huggingface/transformers</text:span></text:p>
      <text:p text:style-name="P1"><text:span text:style-name="T903">!</text:span><text:span text:style-name="T904">pip install accelerate</text:span></text:p>
      <text:p text:style-name="P1"><text:span text:style-name="T905">!</text:span><text:span text:style-name="T906">pip install tiktoken</text:span></text:p>
      <text:p text:style-name="P1"><draw:frame text:anchor-type="as-char" svg:width="160.51mm" svg:height="68.62mm" style:rel-width="scale" style:rel-height="scale"><draw:object-ole xlink:href="OleObj10"/><draw:image xlink:href="ObjectReplacements/OleObj10"/></draw:frame><text:span text:style-name="T907"/></text:p>
      <text:p text:style-name="P1"><text:span text:style-name="T908">GitHub - huggingface/transformers: Transformers: State-of-the-art Machine Learning for Pytorch, TensorFlow, and JAX.</text:span></text:p>
      <text:p text:style-name="P1"><text:span text:style-name="T908">github.com</text:span></text:p>
      <text:p text:style-name="P1"><text:span text:style-name="T909"/></text:p>
      <text:p text:style-name="P1"><text:span text:style-name="T910">You, 8 Feb, 16:05</text:span></text:p>
      <text:p text:style-name="P1"><text:span text:style-name="T910">sudo du -h --max-depth=1 / | sort -h</text:span></text:p>
      <text:p text:style-name="P1"><text:span text:style-name="T910">command to know disk size as per applications</text:span></text:p>
      <text:p text:style-name="P1"><text:span text:style-name="T911"/></text:p>
      <text:p text:style-name="P1"><text:span text:style-name="T912">You, 10 Feb, 23:38</text:span></text:p>
      <text:p text:style-name="P1"><text:span text:style-name="T912">If you want to avoid rendering a template for the home route and directly handle everything within the HTML file, you can use the URL paths directly in the HTML file. Here's the updated Python code:</text:span></text:p>
      <text:p text:style-name="P1"><text:span text:style-name="T912">python</text:span></text:p>
      <text:p text:style-name="P1"><text:span text:style-name="T912">from flask import Flask, request, jsonify</text:span></text:p>
      <text:p text:style-name="P1"><text:span text:style-name="T913"/></text:p>
      <text:p text:style-name="P1"><text:span text:style-name="T914">app = Flask(__name__)</text:span></text:p>
      <text:p text:style-name="P1"><text:span text:style-name="T915"/></text:p>
      <text:p text:style-name="P1"><text:span text:style-name="T916"># Dictionary to store chat history</text:span></text:p>
      <text:p text:style-name="P1"><text:span text:style-name="T916">chat_history = {}</text:span></text:p>
      <text:p text:style-name="P1"><text:span text:style-name="T917"/></text:p>
      <text:p text:style-name="P1"><text:span text:style-name="T918">@app.route('/chat', methods=['POST'])</text:span></text:p>
      <text:p text:style-name="P1"><text:span text:style-name="T918">def chat():</text:span></text:p>
      <text:p text:style-name="P1"><text:span text:style-name="T918">user_input = request.form['user_input']</text:span></text:p>
      <text:p text:style-name="P1"><text:span text:style-name="T918">session_id = request.form['session_id']</text:span></text:p>
      <text:p text:style-name="P1"><text:span text:style-name="T919"/></text:p>
      <text:p text:style-name="P1"><text:span text:style-name="T920"># Check if session exists, if not, create a new one</text:span></text:p>
      <text:p text:style-name="P1"><text:span text:style-name="T920">if session_id not in chat_history:</text:span></text:p>
      <text:p text:style-name="P1"><text:span text:style-name="T920">chat_history[session_id] = []</text:span></text:p>
      <text:p text:style-name="P1"><text:span text:style-name="T921"/></text:p>
      <text:p text:style-name="P1"><text:span text:style-name="T922"># Add user input to the chat history</text:span></text:p>
      <text:p text:style-name="P1"><text:span text:style-name="T922">chat_history[session_id].append({'user': user_input})</text:span></text:p>
      <text:p text:style-name="P1"><text:span text:style-name="T923"/></text:p>
      <text:p text:style-name="P1"><text:span text:style-name="T924"># Perform chatbot logic here (you can replace this with your own chatbot code)</text:span></text:p>
      <text:p text:style-name="P1"><text:span text:style-name="T924">bot_response = f"Bot response to '{user_input}'"</text:span></text:p>
      <text:p text:style-name="P1"><text:span text:style-name="T925"/></text:p>
      <text:p text:style-name="P1"><text:span text:style-name="T926"># Add bot response to the chat history</text:span></text:p>
      <text:p text:style-name="P1"><text:span text:style-name="T926">chat_history[session_id].append({'bot': bot_response})</text:span></text:p>
      <text:p text:style-name="P1"><text:span text:style-name="T927"/></text:p>
      <text:p text:style-name="P1"><text:span text:style-name="T928">return jsonify({'bot_response': bot_response, 'session_id': session_id})</text:span></text:p>
      <text:p text:style-name="P1"><text:span text:style-name="T929"/></text:p>
      <text:p text:style-name="P1"><text:span text:style-name="T930">@app.route('/close_session', methods=['POST'])</text:span></text:p>
      <text:p text:style-name="P1"><text:span text:style-name="T930">def close_session():</text:span></text:p>
      <text:p text:style-name="P1"><text:span text:style-name="T930">session_id = request.form['session_id']</text:span></text:p>
      <text:p text:style-name="P1"><text:span text:style-name="T931"/></text:p>
      <text:p text:style-name="P1"><text:span text:style-name="T932"># Remove session from chat history when closing</text:span></text:p>
      <text:p text:style-name="P1"><text:span text:style-name="T932">if session_id in chat_history:</text:span></text:p>
      <text:p text:style-name="P1"><text:span text:style-name="T932">del chat_history[session_id]</text:span></text:p>
      <text:p text:style-name="P1"><text:span text:style-name="T933"/></text:p>
      <text:p text:style-name="P1"><text:span text:style-name="T934">return jsonify({'message': 'Session closed successfully'})</text:span></text:p>
      <text:p text:style-name="P1"><text:span text:style-name="T935"/></text:p>
      <text:p text:style-name="P1"><text:span text:style-name="T936">if __name__ == '__main__':</text:span></text:p>
      <text:p text:style-name="P1"><text:span text:style-name="T936">app.run(debug=True)</text:span></text:p>
      <text:p text:style-name="P1"><text:span text:style-name="T937"/></text:p>
      <text:p text:style-name="P1"><text:span text:style-name="T938">And the modified HTML template (templates/index.html):</text:span></text:p>
      <text:p text:style-name="P1"><text:span text:style-name="T938">html</text:span></text:p>
      <text:p text:style-name="P1"><text:span text:style-name="T938">&lt;!DOCTYPE html&gt;</text:span></text:p>
      <text:p text:style-name="P1"><text:span text:style-name="T938">&lt;html lang="en"&gt;</text:span></text:p>
      <text:p text:style-name="P1"><text:span text:style-name="T938">&lt;head&gt;</text:span></text:p>
      <text:p text:style-name="P1"><text:span text:style-name="T938">&lt;meta charset="UTF-8"&gt;</text:span></text:p>
      <text:p text:style-name="P1"><text:span text:style-name="T938">&lt;meta name="viewport" content="width=device-width, initial-scale=1.0"&gt;</text:span></text:p>
      <text:p text:style-name="P1"><text:span text:style-name="T938">&lt;title&gt;Chatbot with Flask&lt;/title&gt;</text:span></text:p>
      <text:p text:style-name="P1"><text:span text:style-name="T938">&lt;/head&gt;</text:span></text:p>
      <text:p text:style-name="P1"><text:span text:style-name="T938">&lt;body&gt;</text:span></text:p>
      <text:p text:style-name="P1"><text:span text:style-name="T938">&lt;h1&gt;Chatbot&lt;/h1&gt;</text:span></text:p>
      <text:p text:style-name="P1"><text:span text:style-name="T938">&lt;div id="chat-container"&gt;</text:span></text:p>
      <text:p text:style-name="P1"><text:span text:style-name="T938">&lt;div id="chat-history"&gt;&lt;/div&gt;</text:span></text:p>
      <text:p text:style-name="P1"><text:span text:style-name="T938">&lt;div id="user-input"&gt;</text:span></text:p>
      <text:p text:style-name="P1"><text:span text:style-name="T938">&lt;input type="text" id="user-input-text"&gt;</text:span></text:p>
      <text:p text:style-name="P1"><text:span text:style-name="T938">&lt;button onclick="sendMessage()"&gt;Send&lt;/button&gt;</text:span></text:p>
      <text:p text:style-name="P1"><text:span text:style-name="T938">&lt;/div&gt;</text:span></text:p>
      <text:p text:style-name="P1"><text:span text:style-name="T938">&lt;button onclick="closeSession()"&gt;Close Session&lt;/button&gt;</text:span></text:p>
      <text:p text:style-name="P1"><text:span text:style-name="T938">&lt;/div&gt;</text:span></text:p>
      <text:p text:style-name="P1"><text:span text:style-name="T939"/></text:p>
      <text:p text:style-name="P1"><text:span text:style-name="T940">&lt;script&gt;</text:span></text:p>
      <text:p text:style-name="P1"><text:span text:style-name="T940">let sessionId = Math.random().toString(36).substring(7); // Generate a random session ID</text:span></text:p>
      <text:p text:style-name="P1"><text:span text:style-name="T941"/></text:p>
      <text:p text:style-name="P1"><text:span text:style-name="T942">function sendMessage() {</text:span></text:p>
      <text:p text:style-name="P1"><text:span text:style-name="T942">let userInput = document.getElementById('user-input-text').value;</text:span></text:p>
      <text:p text:style-name="P1"><text:span text:style-name="T943"/></text:p>
      <text:p text:style-name="P1"><text:span text:style-name="T944">// Send user input to server</text:span></text:p>
      <text:p text:style-name="P1"><text:span text:style-name="T944">fetch('/chat', {</text:span></text:p>
      <text:p text:style-name="P1"><text:span text:style-name="T944">method: 'POST',</text:span></text:p>
      <text:p text:style-name="P1"><text:span text:style-name="T944">headers: {'Content-Type': 'application/x-www-form-urlencoded'},</text:span></text:p>
      <text:p text:style-name="P1"><text:span text:style-name="T944">body: `user_input=${userInput}&amp;session_id=${sessionId}`</text:span></text:p>
      <text:p text:style-name="P1"><text:span text:style-name="T944">})</text:span></text:p>
      <text:p text:style-name="P1"><text:span text:style-name="T944">.then(response =&gt; response.json())</text:span></text:p>
      <text:p text:style-name="P1"><text:span text:style-name="T944">.then(data =&gt; {</text:span></text:p>
      <text:p text:style-name="P1"><text:span text:style-name="T944">document.getElementById('chat-history').innerHTML += `&lt;p&gt;User: ${userInput}&lt;/p&gt;`;</text:span></text:p>
      <text:p text:style-name="P1"><text:span text:style-name="T944">document.getElementById('chat-history').innerHTML += `&lt;p&gt;Bot: ${data.bot_response}&lt;/p&gt;`;</text:span></text:p>
      <text:p text:style-name="P1"><text:span text:style-name="T944">});</text:span></text:p>
      <text:p text:style-name="P1"><text:span text:style-name="T945"/></text:p>
      <text:p text:style-name="P1"><text:span text:style-name="T946">document.getElementById('user-input-text').value = '';</text:span></text:p>
      <text:p text:style-name="P1"><text:span text:style-name="T946">}</text:span></text:p>
      <text:p text:style-name="P1"><text:span text:style-name="T947"/></text:p>
      <text:p text:style-name="P1"><text:span text:style-name="T948">function closeSession() {</text:span></text:p>
      <text:p text:style-name="P1"><text:span text:style-name="T948">// Send request to close session</text:span></text:p>
      <text:p text:style-name="P1"><text:span text:style-name="T948">fetch('/close_session', {</text:span></text:p>
      <text:p text:style-name="P1"><text:span text:style-name="T948">method: 'POST',</text:span></text:p>
      <text:p text:style-name="P1"><text:span text:style-name="T948">headers: {'Content-Type': 'application/x-www-form-urlencoded'},</text:span></text:p>
      <text:p text:style-name="P1"><text:span text:style-name="T948">body: `session_id=${sessionId}`</text:span></text:p>
      <text:p text:style-name="P1"><text:span text:style-name="T948">})</text:span></text:p>
      <text:p text:style-name="P1"><text:span text:style-name="T948">.then(response =&gt; response.json())</text:span></text:p>
      <text:p text:style-name="P1"><text:span text:style-name="T948">.then(data =&gt; {</text:span></text:p>
      <text:p text:style-name="P1"><text:span text:style-name="T948">alert(data.message);</text:span></text:p>
      <text:p text:style-name="P1"><text:span text:style-name="T948">});</text:span></text:p>
      <text:p text:style-name="P1"><text:span text:style-name="T949"/></text:p>
      <text:p text:style-name="P1"><text:span text:style-name="T950">// Generate a new session ID</text:span></text:p>
      <text:p text:style-name="P1"><text:span text:style-name="T950">sessionId = Math.random().toString(36).substring(7);</text:span></text:p>
      <text:p text:style-name="P1"><text:span text:style-name="T951"/></text:p>
      <text:p text:style-name="P1"><text:span text:style-name="T952">// Clear chat history</text:span></text:p>
      <text:p text:style-name="P1"><text:span text:style-name="T952">document.getElementById('chat-history').innerHTML = '';</text:span></text:p>
      <text:p text:style-name="P1"><text:span text:style-name="T952">}</text:span></text:p>
      <text:p text:style-name="P1"><text:span text:style-name="T952">&lt;/script&gt;</text:span></text:p>
      <text:p text:style-name="P1"><text:span text:style-name="T952">&lt;/body&gt;</text:span></text:p>
      <text:p text:style-name="P1"><text:span text:style-name="T952">&lt;/html&gt;</text:span></text:p>
      <text:p text:style-name="P1"><text:span text:style-name="T953"/></text:p>
      <text:p text:style-name="P1"><text:span text:style-name="T954">This way, the Flask app only defines the API endpoints without rendering a template for the home route. The HTML file includes the necessary JavaScript code with the direct URLs for the API endpoints.</text:span></text:p>
      <text:p text:style-name="P1"><text:span text:style-name="T955"/></text:p>
      <text:p text:style-name="P1"><text:span text:style-name="T956">You, 12 Feb, 12:32</text:span></text:p>
      <text:p text:style-name="P1"><text:span text:style-name="T956">ssh -N -L localhost:8885:localhost:8885 asgtestdrive2023@10.10.0.212</text:span></text:p>
      <text:p text:style-name="P1"><text:span text:style-name="T957"/></text:p>
      <text:p text:style-name="P1"><text:span text:style-name="T958">for cmd</text:span></text:p>
      <text:p text:style-name="P1"><text:span text:style-name="T959"/></text:p>
      <text:p text:style-name="P1"><text:span text:style-name="T960">You, 13 Feb, 11:16</text:span></text:p>
      <text:p text:style-name="P1"><text:span text:style-name="T960">gunicorn --worker-class gthread -w 4 -b</text:span><text:span text:style-name="T961"><text:s/></text:span><text:span text:style-name="T962"><text:s/></text:span><text:a xlink:href="http://0.0.0.0:7750/"><text:span text:style-name="T964">HYPERLINK "http://0.0.0.0:7750/"</text:span></text:a><text:span text:style-name="T965"><text:s/></text:span><text:a xlink:href="http://0.0.0.0:7750/"><text:span text:style-name="T967">HYPERLINK "http://0.0.0.0:7750/"</text:span><text:span text:style-name="T968"><text:s/>HYPERLINK "http://0.0.0.0:7750/"</text:span><text:span text:style-name="T969">0.0.0.0:7750</text:span></text:a><text:span text:style-name="T970"><text:s/>your_module_name:app</text:span></text:p>
      <text:p text:style-name="P1"><text:span text:style-name="T971"/></text:p>
      <text:p text:style-name="P1"><text:span text:style-name="T972">You, 16 Feb, 11:32</text:span></text:p>
      <text:p text:style-name="P1"><text:span text:style-name="T972">dgx login:</text:span></text:p>
      <text:p text:style-name="P1"><text:span text:style-name="T972">--------------------------------------</text:span></text:p>
      <text:p text:style-name="P1"><text:span text:style-name="T972">ssh -i ~/.ssh/test_key.pem asgtestdrive2023@10.10.0.212</text:span></text:p>
      <text:p text:style-name="P1"><text:span text:style-name="T973"/></text:p>
      <text:p text:style-name="P1"><text:span text:style-name="T974">You, 26 Feb, 22:30</text:span></text:p>
      <text:p text:style-name="P1"><text:span text:style-name="T975">from</text:span><text:span text:style-name="T976"><text:s/>sentence_transformers<text:s/></text:span><text:span text:style-name="T977">import</text:span><text:span text:style-name="T978"><text:s/>SentenceTransformer</text:span></text:p>
      <text:p text:style-name="P1"><text:span text:style-name="T978">model = SentenceTransformer(</text:span><text:span text:style-name="T979">"/content/models--sentence-transformers--all-MiniLM-L6-v2/snapshots/44eb4044493a3c34bc6d7faae1a71ec76665ebc6"</text:span><text:span text:style-name="T980">)</text:span></text:p>
      <text:p text:style-name="P1"><text:span text:style-name="T981"/></text:p>
      <text:p text:style-name="P1"><text:span text:style-name="T982">from</text:span><text:span text:style-name="T983"><text:s/>langchain.embeddings.sentence_transformer<text:s/></text:span><text:span text:style-name="T984">import</text:span><text:span text:style-name="T985"><text:s/>SentenceTransformerEmbeddings</text:span></text:p>
      <text:p text:style-name="P1"><text:span text:style-name="T985">model_kwargs = {</text:span><text:span text:style-name="T986">'device'</text:span><text:span text:style-name="T987">:<text:s/></text:span><text:span text:style-name="T988">'cpu'</text:span><text:span text:style-name="T989">}</text:span></text:p>
      <text:p text:style-name="P1"><text:span text:style-name="T989">embedding_function = SentenceTransformerEmbeddings(model_name=<text:s/></text:span><text:span text:style-name="T990">'sentence-transformers/all-MiniLM-L6-v2'</text:span><text:span text:style-name="T991">, cache_folder =<text:s/></text:span><text:span text:style-name="T992">'/content'</text:span><text:span text:style-name="T993">)</text:span></text:p>
      <text:p text:style-name="P1"><text:span text:style-name="T994"/></text:p>
      <text:p text:style-name="P1"><text:span text:style-name="T995">You, 27 Feb, 15:05</text:span></text:p>
      <text:p text:style-name="P1"><text:span text:style-name="T995">C0$R%SStD_TE$t</text:span></text:p>
      <text:p text:style-name="P1"><text:span text:style-name="T996"/></text:p>
      <text:p text:style-name="P1"><text:span text:style-name="T997">You, 29 Feb, 11:11</text:span></text:p>
      <text:p text:style-name="P1"><text:a xlink:href="https://cog.run/python/"><text:span text:style-name="T998">https://cog.run/python/</text:span></text:a><text:span text:style-name="T999"/></text:p>
      <text:p text:style-name="P1"><text:span text:style-name="T1000"/></text:p>
      <text:p text:style-name="P1"><text:span text:style-name="T1001">You, 5 Mar, 16:31</text:span></text:p>
      <text:p text:style-name="P1"><text:span text:style-name="T1001">tmp</text:span></text:p>
      <text:p text:style-name="P1"><text:span text:style-name="T1002"/></text:p>
      <text:p text:style-name="P1"><text:span text:style-name="T1003">You, 6 Mar, 12:40</text:span></text:p>
      <text:p text:style-name="P1"><text:a xlink:href="https://github.com/replicate/cog-examples/tree/main/hello-world"><text:span text:style-name="T1004">https://github.com/replicate/cog-examples/tree/main/hello-world</text:span></text:a><text:span text:style-name="T1005"/></text:p>
      <text:p text:style-name="P1"><draw:frame text:anchor-type="as-char" svg:width="137.23mm" svg:height="68.62mm" style:rel-width="scale" style:rel-height="scale"><draw:object-ole xlink:href="OleObj11"/><draw:image xlink:href="ObjectReplacements/OleObj11"/></draw:frame><text:span text:style-name="T1006"/></text:p>
      <text:p text:style-name="P1"><text:span text:style-name="T1007">cog-examples/hello-world at main · replicate/cog-examples</text:span></text:p>
      <text:p text:style-name="P1"><text:span text:style-name="T1007">github.com</text:span></text:p>
      <text:p text:style-name="P1"><text:span text:style-name="T1008"/></text:p>
      <text:p text:style-name="P1"><text:span text:style-name="T1009">You, 6 Mar, 13:08</text:span></text:p>
      <text:p text:style-name="P1"><text:a xlink:href="https://www.youtube.com/watch?v=dFISI6KphSE"><text:span text:style-name="T1010">https://www.youtube.com/watch?v=dFISI6KphSE</text:span></text:a><text:span text:style-name="T1011"/></text:p>
      <text:p text:style-name="P1"><draw:frame text:anchor-type="as-char" svg:width="182.92mm" svg:height="137.23mm" style:rel-width="scale" style:rel-height="scale"><draw:object-ole xlink:href="OleObj12"/><draw:image xlink:href="ObjectReplacements/OleObj12"/></draw:frame><text:span text:style-name="T1012"/></text:p>
      <text:p text:style-name="P1"><text:span text:style-name="T1013">YouTube video</text:span></text:p>
      <text:p text:style-name="P1"><text:span text:style-name="T1014"/></text:p>
      <text:p text:style-name="P1"><text:span text:style-name="T1015">You, 6 Mar, 16:22</text:span></text:p>
      <text:p text:style-name="P1"><text:span text:style-name="T1015">space</text:span></text:p>
      <text:p text:style-name="P1"><text:span text:style-name="T1016"/></text:p>
      <text:p text:style-name="P1"><text:span text:style-name="T1017">You, 13 Mar, 15:17</text:span></text:p>
      <text:p text:style-name="P1"><text:a xlink:href="https://pyimagesearch.com/2022/01/31/correcting-text-orientation-with-tesseract-and-python/"><text:span text:style-name="T1018">https://pyimagesearch.com/2022/01/31/correcting-text-orientation-with-tesseract-and-python/</text:span></text:a><text:span text:style-name="T1019"/></text:p>
      <text:p text:style-name="P1"><text:span text:style-name="T1020"/></text:p>
      <text:p text:style-name="P1"><text:span text:style-name="T1020"/></text:p>
      <text:p text:style-name="P1"><text:span text:style-name="T1021">for image rotation</text:span></text:p>
      <text:p text:style-name="P1"><draw:frame text:anchor-type="as-char" svg:width="122.41mm" svg:height="68.62mm" style:rel-width="scale" style:rel-height="scale"><draw:object-ole xlink:href="OleObj13"/><draw:image xlink:href="ObjectReplacements/OleObj13"/></draw:frame><text:span text:style-name="T1022"/></text:p>
      <text:p text:style-name="P1"><text:span text:style-name="T1023">Correcting Text Orientation with Tesseract and Python - PyImageSearch</text:span></text:p>
      <text:p text:style-name="P1"><text:span text:style-name="T1023">pyimagesearch.com</text:span></text:p>
      <text:p text:style-name="P1"><text:span text:style-name="T1024"/></text:p>
      <text:p text:style-name="P1"><text:span text:style-name="T1025">You, 18 Mar, 11:35</text:span></text:p>
      <text:p text:style-name="P1"><text:span text:style-name="T1025">Should focus on understanding the MLOPs in AWS environment. Proactively learn and implement strategies for ML deployments cost effectively. Participate in MLOPs activities actively and try to improve MLOPs standards in the projects. While doing good job in solution deployment, focus on learning comprehensive application orchestration strategies with the resources available. Also, should improve overall communication skills</text:span></text:p>
      <text:p text:style-name="P1"><text:span text:style-name="T1026"/></text:p>
      <text:p text:style-name="P1"><text:span text:style-name="T1027">You, 20 Mar, 18:41</text:span></text:p>
      <text:p text:style-name="P1"><text:span text:style-name="T1027">version: 0.1</text:span></text:p>
      <text:p text:style-name="P1"><text:span text:style-name="T1028"/></text:p>
      <text:p text:style-name="P1"><text:span text:style-name="T1029">phases:</text:span></text:p>
      <text:p text:style-name="P1"><text:span text:style-name="T1029"><text:s text:c="2"/>pre_build:</text:span></text:p>
      <text:p text:style-name="P1"><text:span text:style-name="T1029"><text:s text:c="4"/>commands:</text:span></text:p>
      <text:p text:style-name="P1"><text:span text:style-name="T1029"><text:s text:c="6"/>- echo Logging in to Amazon ECR...</text:span></text:p>
      <text:p text:style-name="P1"><text:span text:style-name="T1029"><text:s text:c="6"/>- aws ecr get-login-password --region us-east-1 | docker login --username AWS --password-stdin</text:span><text:span text:style-name="T1030"><text:s/></text:span><text:span text:style-name="T1031"><text:s/></text:span><text:a xlink:href="http://171043998096.dkr.ecr.us-east-1.amazonaws.com/"><text:span text:style-name="T1033">HYPERLINK "http://171043998096.dkr.ecr.us-east-1.amazonaws.com/"</text:span></text:a><text:span text:style-name="T1034"><text:s/></text:span><text:a xlink:href="http://171043998096.dkr.ecr.us-east-1.amazonaws.com/"><text:span text:style-name="T1036">HYPERLINK "http://171043998096.dkr.ecr.us-east-1.amazonaws.com/"</text:span><text:span text:style-name="T1037"><text:s/>HYPERLINK "http://171043998096.dkr.ecr.us-east-1.amazonaws.com/"</text:span><text:span text:style-name="T1038">171043998096.dkr.ecr.us-east-1.amazonaws.com</text:span></text:a><text:span text:style-name="T1039"/></text:p>
      <text:p text:style-name="P1"><text:span text:style-name="T1040"><text:s text:c="6"/>- echo Logged in to Amazon ECR successfully</text:span></text:p>
      <text:p text:style-name="P1"><text:span text:style-name="T1041"/></text:p>
      <text:p text:style-name="P1"><text:span text:style-name="T1042"><text:s text:c="2"/>build:</text:span></text:p>
      <text:p text:style-name="P1"><text:span text:style-name="T1042"><text:s text:c="4"/>commands:</text:span></text:p>
      <text:p text:style-name="P1"><text:span text:style-name="T1042"><text:s text:c="6"/>- echo Building Docker Image for Flask Application</text:span></text:p>
      <text:p text:style-name="P1"><text:span text:style-name="T1042"><text:s text:c="6"/>- docker build -t flask_image .</text:span></text:p>
      <text:p text:style-name="P1"><text:span text:style-name="T1042"><text:s text:c="6"/>- echo Image built successfully</text:span></text:p>
      <text:p text:style-name="P1"><text:span text:style-name="T1043"/></text:p>
      <text:p text:style-name="P1"><text:span text:style-name="T1044"><text:s text:c="2"/>post_build:</text:span></text:p>
      <text:p text:style-name="P1"><text:span text:style-name="T1044"><text:s text:c="4"/>commands:</text:span></text:p>
      <text:p text:style-name="P1"><text:span text:style-name="T1044"><text:s text:c="6"/>- echo Tagging Flask Docker image</text:span></text:p>
      <text:p text:style-name="P1"><text:span text:style-name="T1044"><text:s text:c="6"/>- docker tag flask_image:latest</text:span><text:span text:style-name="T1045"><text:s/></text:span><text:span text:style-name="T1046"><text:s/></text:span><text:a xlink:href="http://171043998096.dkr.ecr.us-east-1.amazonaws.com/test:latest"><text:span text:style-name="T1048">HYPERLINK "http://171043998096.dkr.ecr.us-east-1.amazonaws.com/test:latest"</text:span></text:a><text:span text:style-name="T1049"><text:s/></text:span><text:a xlink:href="http://171043998096.dkr.ecr.us-east-1.amazonaws.com/test:latest"><text:span text:style-name="T1051">HYPERLINK "http://171043998096.dkr.ecr.us-east-1.amazonaws.com/test:latest"</text:span><text:span text:style-name="T1052"><text:s/>HYPERLINK "http://171043998096.dkr.ecr.us-east-1.amazonaws.com/test:latest"</text:span><text:span text:style-name="T1053">171043998096.dkr.ecr.us-east-1.amazonaws.com/test:latest</text:span></text:a><text:span text:style-name="T1054"/></text:p>
      <text:p text:style-name="P1"><text:span text:style-name="T1055"><text:s text:c="6"/>- docker push</text:span><text:span text:style-name="T1056"><text:s/></text:span><text:span text:style-name="T1057"><text:s/></text:span><text:a xlink:href="http://171043998096.dkr.ecr.us-east-1.amazonaws.com/test:latest"><text:span text:style-name="T1059">HYPERLINK "http://171043998096.dkr.ecr.us-east-1.amazonaws.com/test:latest"</text:span></text:a><text:span text:style-name="T1060"><text:s/></text:span><text:a xlink:href="http://171043998096.dkr.ecr.us-east-1.amazonaws.com/test:latest"><text:span text:style-name="T1062">HYPERLINK "http://171043998096.dkr.ecr.us-east-1.amazonaws.com/test:latest"</text:span><text:span text:style-name="T1063"><text:s/>HYPERLINK "http://171043998096.dkr.ecr.us-east-1.amazonaws.com/test:latest"</text:span><text:span text:style-name="T1064">171043998096.dkr.ecr.us-east-1.amazonaws.com/test:latest</text:span></text:a><text:span text:style-name="T1065"/></text:p>
      <text:p text:style-name="P1"><text:span text:style-name="T1066"><text:s text:c="6"/>- echo Flask image pushed to ECR</text:span></text:p>
      <text:p text:style-name="P1"><text:span text:style-name="T1067"/></text:p>
      <text:p text:style-name="P1"><text:span text:style-name="T1068">You, 25 Mar, 17:20</text:span></text:p>
      <text:p text:style-name="P1"><text:span text:style-name="T1068">To uninstall cuda</text:span></text:p>
      <text:p text:style-name="P1"><text:span text:style-name="T1069"/></text:p>
      <text:p text:style-name="P1"><text:span text:style-name="T1070"><text:s/>sudo apt-get --purge remove "</text:span><text:span text:style-name="T1071">cublas</text:span><text:span text:style-name="T1072">" "</text:span><text:span text:style-name="T1073">cuda</text:span><text:span text:style-name="T1074">" "</text:span><text:span text:style-name="T1075">nsight</text:span><text:span text:style-name="T1076">"</text:span></text:p>
      <text:p text:style-name="P1"><text:span text:style-name="T1076"><text:s/>sudo apt autoremove</text:span></text:p>
      <text:p text:style-name="P1"><text:span text:style-name="T1077"/></text:p>
      <text:p text:style-name="P1"><text:span text:style-name="T1078">You, 28 Mar, 12:53</text:span></text:p>
      <text:p text:style-name="P1"><text:a xlink:href="https://www.youtube.com/watch?v=kwhWFRNN3kg"><text:span text:style-name="T1079">https://www.youtube.com/watch?v=kwhWFRNN3kg</text:span></text:a><text:span text:style-name="T1080"/></text:p>
      <text:p text:style-name="P1"><draw:frame text:anchor-type="as-char" svg:width="182.92mm" svg:height="137.23mm" style:rel-width="scale" style:rel-height="scale"><draw:object-ole xlink:href="OleObj14"/><draw:image xlink:href="ObjectReplacements/OleObj14"/></draw:frame><text:span text:style-name="T1081"/></text:p>
      <text:p text:style-name="P1"><text:span text:style-name="T1082">YouTube video</text:span></text:p>
      <text:p text:style-name="P1"><text:span text:style-name="T1083"/></text:p>
      <text:p text:style-name="P1"><text:span text:style-name="T1084">You, 29 Mar, 12:22</text:span></text:p>
      <text:p text:style-name="P1"><text:span text:style-name="T1084">version: 0.2</text:span></text:p>
      <text:p text:style-name="P1"><text:span text:style-name="T1085"/></text:p>
      <text:p text:style-name="P1"><text:span text:style-name="T1086">phases:</text:span></text:p>
      <text:p text:style-name="P1"><text:span text:style-name="T1086"><text:s text:c="2"/>pre_build:</text:span></text:p>
      <text:p text:style-name="P1"><text:span text:style-name="T1086"><text:s text:c="4"/>commands:</text:span></text:p>
      <text:p text:style-name="P1"><text:span text:style-name="T1086"><text:s text:c="6"/>- echo "Installing dependencies..."</text:span></text:p>
      <text:p text:style-name="P1"><text:span text:style-name="T1086"><text:s text:c="6"/>- pip install --upgrade awscli</text:span></text:p>
      <text:p text:style-name="P1"><text:span text:style-name="T1086"><text:s text:c="6"/>- echo "Logging in to Amazon ECR..."</text:span></text:p>
      <text:p text:style-name="P1"><text:span text:style-name="T1086"><text:s text:c="6"/>- aws --version</text:span></text:p>
      <text:p text:style-name="P1"><text:span text:style-name="T1086"><text:s text:c="6"/>- $(aws ecr get-login --region $AWS_DEFAULT_REGION --no-include-email)</text:span></text:p>
      <text:p text:style-name="P1"><text:span text:style-name="T1086"><text:s text:c="6"/>- REPOSITORY_URI=</text:span><text:a xlink:href="http://807744275972.dkr.ecr.ap-south-1.amazonaws.com/cicd-pipeline-test"><text:span text:style-name="T1088">807744275972.dkr.ecr.ap-south-1.amazonaws.com/cicd-pipeline-test</text:span></text:a><text:span text:style-name="T1089"/></text:p>
      <text:p text:style-name="P1"><text:span text:style-name="T1090"><text:s text:c="6"/>- COMMIT_HASH=$(echo $CODEBUILD_RESOLVED_SOURCE_VERSION | cut -c 1-7)</text:span></text:p>
      <text:p text:style-name="P1"><text:span text:style-name="T1090"><text:s text:c="6"/>- IMAGE_TAG=latest</text:span></text:p>
      <text:p text:style-name="P1"><text:span text:style-name="T1091"/></text:p>
      <text:p text:style-name="P1"><text:span text:style-name="T1092"><text:s text:c="2"/>build:</text:span></text:p>
      <text:p text:style-name="P1"><text:span text:style-name="T1092"><text:s text:c="4"/>commands:</text:span></text:p>
      <text:p text:style-name="P1"><text:span text:style-name="T1092"><text:s text:c="6"/>- echo "Build started on date"</text:span></text:p>
      <text:p text:style-name="P1"><text:span text:style-name="T1092"><text:s text:c="6"/>- echo "Building the Docker image..."</text:span></text:p>
      <text:p text:style-name="P1"><text:span text:style-name="T1092"><text:s text:c="6"/>- docker build -t $REPOSITORY_URI:latest .</text:span></text:p>
      <text:p text:style-name="P1"><text:span text:style-name="T1092"><text:s text:c="6"/>- docker tag $REPOSITORY_URI:latest $REPOSITORY_URI:$IMAGE_TAG</text:span></text:p>
      <text:p text:style-name="P1"><text:span text:style-name="T1093"/></text:p>
      <text:p text:style-name="P1"><text:span text:style-name="T1094"><text:s text:c="2"/>post_build:</text:span></text:p>
      <text:p text:style-name="P1"><text:span text:style-name="T1094"><text:s text:c="4"/>commands:</text:span></text:p>
      <text:p text:style-name="P1"><text:span text:style-name="T1094"><text:s text:c="6"/>- echo "Build completed on date"</text:span></text:p>
      <text:p text:style-name="P1"><text:span text:style-name="T1094"><text:s text:c="6"/>- echo "Pushing the Docker images..."</text:span></text:p>
      <text:p text:style-name="P1"><text:span text:style-name="T1094"><text:s text:c="6"/>- docker push $REPOSITORY_URI:latest</text:span></text:p>
      <text:p text:style-name="P1"><text:span text:style-name="T1094"><text:s text:c="6"/>- docker push $REPOSITORY_URI:$IMAGE_TAG</text:span></text:p>
      <text:p text:style-name="P1"><text:span text:style-name="T1094"><text:s text:c="6"/>- echo "Updating Lambda Function..."</text:span></text:p>
      <text:p text:style-name="P1"><text:span text:style-name="T1094"><text:s text:c="6"/>- aws lambda update-function-code --function-name codebuildtest-mahesh --image-uri</text:span><text:span text:style-name="T1095"><text:s/></text:span><text:span text:style-name="T1096"><text:s/></text:span><text:a xlink:href="http://807744275972.dkr.ecr.ap-south-1.amazonaws.com/cicd-pipeline-test:latest"><text:span text:style-name="T1098">HYPERLINK "http://807744275972.dkr.ecr.ap-south-1.amazonaws.com/cicd-pipeline-test:latest"</text:span></text:a><text:span text:style-name="T1099"><text:s/></text:span><text:a xlink:href="http://807744275972.dkr.ecr.ap-south-1.amazonaws.com/cicd-pipeline-test:latest"><text:span text:style-name="T1101">HYPERLINK "http://807744275972.dkr.ecr.ap-south-1.amazonaws.com/cicd-pipeline-test:latest"</text:span><text:span text:style-name="T1102"><text:s/>HYPERLINK "http://807744275972.dkr.ecr.ap-south-1.amazonaws.com/cicd-pipeline-test:latest"</text:span><text:span text:style-name="T1103">807744275972.dkr.ecr.ap-south-1.amazonaws.com/cicd-pipeline-test:latest</text:span></text:a><text:span text:style-name="T1104"/></text:p>
      <text:p text:style-name="P1"><text:span text:style-name="T1105"><text:s text:c="6"/>- echo "DONE!!"</text:span></text:p>
      <text:p text:style-name="P1"><text:span text:style-name="T1106"/></text:p>
      <text:p text:style-name="P1"><text:span text:style-name="T1106"/></text:p>
      <text:p text:style-name="P1"><text:span text:style-name="T1107">--Can't open file for writing:</text:span></text:p>
      <text:p text:style-name="P1"><text:span text:style-name="T1107">:w !sudo tee % &gt; /dev/null</text:span></text:p>
      <text:p text:style-name="P1"><text:span text:style-name="T1107">:q!<text:line-break/><text:line-break/><text:line-break/>EBS Storage:</text:span></text:p>
      <text:p text:style-name="P1"><text:span text:style-name="T1107">if we want to save our ebs storage even after the deletion and reuse it <text:line-break/>we just need to create a snapshot of the volume , So that we don't need install all the dependenices again for other instance , It will reduce time and improve reusability.<text:line-break/><text:line-break/>hi</text:span></text:p>
      <text:p text:style-name="P1"><text:span text:style-name="T1107"/></text:p>
      <text:p text:style-name="P1"><text:span text:style-name="T1107"/></text:p>
      <text:p text:style-name="P1"><text:span text:style-name="T1108">import boto3</text:span></text:p>
      <text:p text:style-name="P1"><text:span text:style-name="T1108">import requests</text:span></text:p>
      <text:p text:style-name="P1"><text:span text:style-name="T1108">from io import BytesIO</text:span></text:p>
      <text:p text:style-name="P1"><text:span text:style-name="T1108"><text:s/></text:span></text:p>
      <text:p text:style-name="P1"><text:span text:style-name="T1108"># Initialize a session using Amazon S3</text:span></text:p>
      <text:p text:style-name="P1"><text:span text:style-name="T1108">s3_client = boto3.client(</text:span></text:p>
      <text:p text:style-name="P1"><text:span text:style-name="T1108"><text:s text:c="4"/>'s3',</text:span></text:p>
      <text:p text:style-name="P1"><text:span text:style-name="T1108"><text:s text:c="4"/>aws_access_key_id='AKIAS4LLYR4EUCYAS27I',</text:span></text:p>
      <text:p text:style-name="P1"><text:span text:style-name="T1108"><text:s text:c="4"/>aws_secret_access_key='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'</text:span></text:p>
      <text:p text:style-name="P1"><text:span text:style-name="T1108">)</text:span></text:p>
      <text:p text:style-name="P1"><text:span text:style-name="T1108"><text:s/></text:span></text:p>
      <text:p text:style-name="P1"><text:span text:style-name="T1108"># Specify the bucket name and object key (the image)</text:span></text:p>
      <text:p text:style-name="P1"><text:span text:style-name="T1108">bucket_name = 'testlds'</text:span></text:p>
      <text:p text:style-name="P1"><text:span text:style-name="T1108">object_key = 'when_you_feel_you_don_t_fit_in.mp3'</text:span></text:p>
      <text:p text:style-name="P1"><text:span text:style-name="T1108"><text:s/></text:span></text:p>
      <text:p text:style-name="P1"><text:span text:style-name="T1108"># Generate a pre-signed URL for the object</text:span></text:p>
      <text:p text:style-name="P1"><text:span text:style-name="T1108">try:</text:span></text:p>
      <text:p text:style-name="P1"><text:span text:style-name="T1108"><text:s text:c="4"/>response = s3_client.generate_presigned_url(</text:span></text:p>
      <text:p text:style-name="P1"><text:span text:style-name="T1108"><text:s text:c="8"/>'get_object',</text:span></text:p>
      <text:p text:style-name="P1"><text:span text:style-name="T1108"><text:s text:c="8"/>Params={'Bucket': bucket_name, 'Key': object_key},</text:span></text:p>
      <text:p text:style-name="P1"><text:span text:style-name="T1108"><text:s text:c="8"/>ExpiresIn=3600<text:s text:c="2"/># URL expiry time in seconds</text:span></text:p>
      <text:p text:style-name="P1"><text:span text:style-name="T1108"><text:s text:c="4"/>)</text:span></text:p>
      <text:p text:style-name="P1"><text:span text:style-name="T1108">except Exception as e:</text:span></text:p>
      <text:p text:style-name="P1"><text:span text:style-name="T1108"><text:s text:c="4"/>print(f"Error generating pre-signed URL: {e}")</text:span></text:p>
      <text:p text:style-name="P1"><text:span text:style-name="T1108"><text:s text:c="4"/>response = None</text:span></text:p>
      <text:p text:style-name="P1"><text:span text:style-name="T1108">print(response)</text:span></text:p>
      <text:p text:style-name="P1"><text:span text:style-name="T1108"><text:s/></text:span></text:p>
      <text:p text:style-name="P1"><text:span text:style-name="T1108"><text:s/></text:span></text:p>
      <text:p text:style-name="P1"><text:span text:style-name="T1108">Using this we can access private objects</text:span></text:p>
      <text:p text:style-name="P1"><text:span text:style-name="T110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